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Standard/Sheet3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heet6.xml" manifest:media-type="text/xml"/>
  <manifest:file-entry manifest:full-path="Basic/VBAProject/Sheet1 (REBUILT_2026_PITS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35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4134in"/>
    </style:style>
    <style:style style:name="co7" style:family="table-column">
      <style:table-column-properties fo:break-before="auto" style:column-width="0.6937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1.3445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5417in"/>
    </style:style>
    <style:style style:name="co12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1.3783in"/>
    </style:style>
    <style:style style:name="co14" style:family="table-column">
      <style:table-column-properties fo:break-before="auto" style:column-width="2.072in"/>
    </style:style>
    <style:style style:name="co15" style:family="table-column">
      <style:table-column-properties fo:break-before="auto" style:column-width="1.9098in"/>
    </style:style>
    <style:style style:name="co16" style:family="table-column">
      <style:table-column-properties fo:break-before="auto" style:column-width="2.1752in"/>
    </style:style>
    <style:style style:name="co17" style:family="table-column">
      <style:table-column-properties fo:break-before="auto" style:column-width="1.9953in"/>
    </style:style>
    <style:style style:name="co18" style:family="table-column">
      <style:table-column-properties fo:break-before="auto" style:column-width="1.2244in"/>
    </style:style>
    <style:style style:name="co19" style:family="table-column">
      <style:table-column-properties fo:break-before="auto" style:column-width="1.6189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2075in"/>
    </style:style>
    <style:style style:name="co22" style:family="table-column">
      <style:table-column-properties fo:break-before="auto" style:column-width="2.2098in"/>
    </style:style>
    <style:style style:name="co23" style:family="table-column">
      <style:table-column-properties fo:break-before="auto" style:column-width="0.822in"/>
    </style:style>
    <style:style style:name="co24" style:family="table-column">
      <style:table-column-properties fo:break-before="auto" style:column-width="1.3957in"/>
    </style:style>
    <style:style style:name="co25" style:family="table-column">
      <style:table-column-properties fo:break-before="auto" style:column-width="1.5673in"/>
    </style:style>
    <style:style style:name="co26" style:family="table-column">
      <style:table-column-properties fo:break-before="auto" style:column-width="1.6098in"/>
    </style:style>
    <style:style style:name="co27" style:family="table-column">
      <style:table-column-properties fo:break-before="auto" style:column-width="2.5181in"/>
    </style:style>
    <style:style style:name="co28" style:family="table-column">
      <style:table-column-properties fo:break-before="auto" style:column-width="0.839in"/>
    </style:style>
    <style:style style:name="co29" style:family="table-column">
      <style:table-column-properties fo:break-before="auto" style:column-width="0.7535in"/>
    </style:style>
    <style:style style:name="co30" style:family="table-column">
      <style:table-column-properties fo:break-before="auto" style:column-width="3.9311in"/>
    </style:style>
    <style:style style:name="co31" style:family="table-column">
      <style:table-column-properties fo:break-before="auto" style:column-width="0.6583in"/>
    </style:style>
    <style:style style:name="co32" style:family="table-column">
      <style:table-column-properties fo:break-before="auto" style:column-width="0.7138in"/>
    </style:style>
    <style:style style:name="co33" style:family="table-column">
      <style:table-column-properties fo:break-before="auto" style:column-width="0.8311in"/>
    </style:style>
    <style:style style:name="co34" style:family="table-column">
      <style:table-column-properties fo:break-before="auto" style:column-width="0.9902in"/>
    </style:style>
    <style:style style:name="co35" style:family="table-column">
      <style:table-column-properties fo:break-before="auto" style:column-width="2.1193in"/>
    </style:style>
    <style:style style:name="co36" style:family="table-column">
      <style:table-column-properties fo:break-before="auto" style:column-width="0.9654in"/>
    </style:style>
    <style:style style:name="co37" style:family="table-column">
      <style:table-column-properties fo:break-before="auto" style:column-width="1.0984in"/>
    </style:style>
    <style:style style:name="co38" style:family="table-column">
      <style:table-column-properties fo:break-before="auto" style:column-width="1.1409in"/>
    </style:style>
    <style:style style:name="co39" style:family="table-column">
      <style:table-column-properties fo:break-before="auto" style:column-width="1.7098in"/>
    </style:style>
    <style:style style:name="co40" style:family="table-column">
      <style:table-column-properties fo:break-before="auto" style:column-width="1.0736in"/>
    </style:style>
    <style:style style:name="co41" style:family="table-column">
      <style:table-column-properties fo:break-before="auto" style:column-width="1.3665in"/>
    </style:style>
    <style:style style:name="co42" style:family="table-column">
      <style:table-column-properties fo:break-before="auto" style:column-width="1.1909in"/>
    </style:style>
    <style:style style:name="co43" style:family="table-column">
      <style:table-column-properties fo:break-before="auto" style:column-width="1.6681in"/>
    </style:style>
    <style:style style:name="co44" style:family="table-column">
      <style:table-column-properties fo:break-before="auto" style:column-width="2.0028in"/>
    </style:style>
    <style:style style:name="co45" style:family="table-column">
      <style:table-column-properties fo:break-before="auto" style:column-width="2.2453in"/>
    </style:style>
    <style:style style:name="co46" style:family="table-column">
      <style:table-column-properties fo:break-before="auto" style:column-width="2.3457in"/>
    </style:style>
    <style:style style:name="co47" style:family="table-column">
      <style:table-column-properties fo:break-before="auto" style:column-width="1.4756in"/>
    </style:style>
    <style:style style:name="co48" style:family="table-column">
      <style:table-column-properties fo:break-before="auto" style:column-width="3.1236in"/>
    </style:style>
    <style:style style:name="co49" style:family="table-column">
      <style:table-column-properties fo:break-before="auto" style:column-width="0.9736in"/>
    </style:style>
    <style:style style:name="co50" style:family="table-column">
      <style:table-column-properties fo:break-before="auto" style:column-width="3.9937in"/>
    </style:style>
    <style:style style:name="co51" style:family="table-column">
      <style:table-column-properties fo:break-before="auto" style:column-width="0.889in"/>
    </style:style>
    <style:style style:name="co52" style:family="table-column">
      <style:table-column-properties fo:break-before="auto" style:column-width="0.9681in"/>
    </style:style>
    <style:style style:name="co53" style:family="table-column">
      <style:table-column-properties fo:break-before="auto" style:column-width="1.1134in"/>
    </style:style>
    <style:style style:name="co54" style:family="table-column">
      <style:table-column-properties fo:break-before="auto" style:column-width="0.6425in"/>
    </style:style>
    <style:style style:name="co55" style:family="table-column">
      <style:table-column-properties fo:break-before="auto" style:column-width="0.6681in"/>
    </style:style>
    <style:style style:name="co56" style:family="table-column">
      <style:table-column-properties fo:break-before="auto" style:column-width="0.6165in"/>
    </style:style>
    <style:style style:name="co57" style:family="table-column">
      <style:table-column-properties fo:break-before="auto" style:column-width="1.4555in"/>
    </style:style>
    <style:style style:name="co58" style:family="table-column">
      <style:table-column-properties fo:break-before="auto" style:column-width="0.6846in"/>
    </style:style>
    <style:style style:name="co59" style:family="table-column">
      <style:table-column-properties fo:break-before="auto" style:column-width="0.8563in"/>
    </style:style>
    <style:style style:name="co60" style:family="table-column">
      <style:table-column-properties fo:break-before="auto" style:column-width="0.6252in"/>
    </style:style>
    <style:style style:name="co61" style:family="table-column">
      <style:table-column-properties fo:break-before="auto" style:column-width="1.0701in"/>
    </style:style>
    <style:style style:name="co62" style:family="table-column">
      <style:table-column-properties fo:break-before="auto" style:column-width="1.8839in"/>
    </style:style>
    <style:style style:name="co63" style:family="table-column">
      <style:table-column-properties fo:break-before="auto" style:column-width="1.7043in"/>
    </style:style>
    <style:style style:name="co64" style:family="table-column">
      <style:table-column-properties fo:break-before="auto" style:column-width="1.7126in"/>
    </style:style>
    <style:style style:name="co65" style:family="table-column">
      <style:table-column-properties fo:break-before="auto" style:column-width="2.0299in"/>
    </style:style>
    <style:style style:name="co66" style:family="table-column">
      <style:table-column-properties fo:break-before="auto" style:column-width="2.252in"/>
    </style:style>
    <style:style style:name="co67" style:family="table-column">
      <style:table-column-properties fo:break-before="auto" style:column-width="2.3465in"/>
    </style:style>
    <style:style style:name="co68" style:family="table-column">
      <style:table-column-properties fo:break-before="auto" style:column-width="2.1583in"/>
    </style:style>
    <style:style style:name="co69" style:family="table-column">
      <style:table-column-properties fo:break-before="auto" style:column-width="1.4043in"/>
    </style:style>
    <style:style style:name="co70" style:family="table-column">
      <style:table-column-properties fo:break-before="auto" style:column-width="1.7984in"/>
    </style:style>
    <style:style style:name="co71" style:family="table-column">
      <style:table-column-properties fo:break-before="auto" style:column-width="1.5929in"/>
    </style:style>
    <style:style style:name="co72" style:family="table-column">
      <style:table-column-properties fo:break-before="auto" style:column-width="1.3874in"/>
    </style:style>
    <style:style style:name="co73" style:family="table-column">
      <style:table-column-properties fo:break-before="auto" style:column-width="2.4063in"/>
    </style:style>
    <style:style style:name="co74" style:family="table-column">
      <style:table-column-properties fo:break-before="auto" style:column-width="0.9929in"/>
    </style:style>
    <style:style style:name="co75" style:family="table-column">
      <style:table-column-properties fo:break-before="auto" style:column-width="1.5846in"/>
    </style:style>
    <style:style style:name="co76" style:family="table-column">
      <style:table-column-properties fo:break-before="auto" style:column-width="1.739in"/>
    </style:style>
    <style:style style:name="co77" style:family="table-column">
      <style:table-column-properties fo:break-before="auto" style:column-width="1.8071in"/>
    </style:style>
    <style:style style:name="co78" style:family="table-column">
      <style:table-column-properties fo:break-before="auto" style:column-width="2.7319in"/>
    </style:style>
    <style:style style:name="co79" style:family="table-column">
      <style:table-column-properties fo:break-before="auto" style:column-width="1.0189in"/>
    </style:style>
    <style:style style:name="co80" style:family="table-column">
      <style:table-column-properties fo:break-before="auto" style:column-width="2.1409in"/>
    </style:style>
    <style:style style:name="co81" style:family="table-column">
      <style:table-column-properties fo:break-before="auto" style:column-width="1.028in"/>
    </style:style>
    <style:style style:name="co82" style:family="table-column">
      <style:table-column-properties fo:break-before="auto" style:column-width="1.7811in"/>
    </style:style>
    <style:style style:name="co83" style:family="table-column">
      <style:table-column-properties fo:break-before="auto" style:column-width="1.6783in"/>
    </style:style>
    <style:style style:name="co84" style:family="table-column">
      <style:table-column-properties fo:break-before="auto" style:column-width="1.2335in"/>
    </style:style>
    <style:style style:name="co85" style:family="table-column">
      <style:table-column-properties fo:break-before="auto" style:column-width="1.1047in"/>
    </style:style>
    <style:style style:name="co86" style:family="table-column">
      <style:table-column-properties fo:break-before="auto" style:column-width="2.5866in"/>
    </style:style>
    <style:style style:name="co87" style:family="table-column">
      <style:table-column-properties fo:break-before="auto" style:column-width="1.4811in"/>
    </style:style>
    <style:style style:name="co88" style:family="table-column">
      <style:table-column-properties fo:break-before="auto" style:column-width="4.0783in"/>
    </style:style>
    <style:style style:name="co89" style:family="table-column">
      <style:table-column-properties fo:break-before="auto" style:column-width="3.3063in"/>
    </style:style>
    <style:style style:name="co90" style:family="table-column">
      <style:table-column-properties fo:break-before="auto" style:column-width="0.9161in"/>
    </style:style>
    <style:style style:name="co91" style:family="table-column">
      <style:table-column-properties fo:break-before="auto" style:column-width="1.25in"/>
    </style:style>
    <style:style style:name="co92" style:family="table-column">
      <style:table-column-properties fo:break-before="auto" style:column-width="0.9764in"/>
    </style:style>
    <style:style style:name="co93" style:family="table-column">
      <style:table-column-properties fo:break-before="auto" style:column-width="0.7874in"/>
    </style:style>
    <style:style style:name="co94" style:family="table-column">
      <style:table-column-properties fo:break-before="auto" style:column-width="3.4429in"/>
    </style:style>
    <style:style style:name="co95" style:family="table-column">
      <style:table-column-properties fo:break-before="auto" style:column-width="1.6528in"/>
    </style:style>
    <style:style style:name="co96" style:family="table-column">
      <style:table-column-properties fo:break-before="auto" style:column-width="1.0791in"/>
    </style:style>
    <style:style style:name="co97" style:family="table-column">
      <style:table-column-properties fo:break-before="auto" style:column-width="0.9417in"/>
    </style:style>
    <style:style style:name="co98" style:family="table-column">
      <style:table-column-properties fo:break-before="auto" style:column-width="1.4728in"/>
    </style:style>
    <style:style style:name="co99" style:family="table-column">
      <style:table-column-properties fo:break-before="auto" style:column-width="1.0362in"/>
    </style:style>
    <style:style style:name="co100" style:family="table-column">
      <style:table-column-properties fo:break-before="auto" style:column-width="0.728in"/>
    </style:style>
    <style:style style:name="co101" style:family="table-column">
      <style:table-column-properties fo:break-before="auto" style:column-width="0.7102in"/>
    </style:style>
    <style:style style:name="co102" style:family="table-column">
      <style:table-column-properties fo:break-before="auto" style:column-width="2.1839in"/>
    </style:style>
    <style:style style:name="co103" style:family="table-column">
      <style:table-column-properties fo:break-before="auto" style:column-width="0.8307in"/>
    </style:style>
    <style:style style:name="co104" style:family="table-column">
      <style:table-column-properties fo:break-before="auto" style:column-width="0.9075in"/>
    </style:style>
    <style:style style:name="co105" style:family="table-column">
      <style:table-column-properties fo:break-before="auto" style:column-width="1.2846in"/>
    </style:style>
    <style:style style:name="co106" style:family="table-column">
      <style:table-column-properties fo:break-before="auto" style:column-width="1.0445in"/>
    </style:style>
    <style:style style:name="co107" style:family="table-column">
      <style:table-column-properties fo:break-before="auto" style:column-width="1.0535in"/>
    </style:style>
    <style:style style:name="co108" style:family="table-column">
      <style:table-column-properties fo:break-before="auto" style:column-width="1.0874in"/>
    </style:style>
    <style:style style:name="co109" style:family="table-column">
      <style:table-column-properties fo:break-before="auto" style:column-width="1.3102in"/>
    </style:style>
    <style:style style:name="co110" style:family="table-column">
      <style:table-column-properties fo:break-before="auto" style:column-width="3.0917in"/>
    </style:style>
    <style:style style:name="co111" style:family="table-column">
      <style:table-column-properties fo:break-before="auto" style:column-width="1.670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EW_5f_REBUILT_5f_2026_5f_PI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EBUILT_5f_2026_5f_PITS">
      <style:table-properties table:display="true" style:writing-mode="lr-tb"/>
    </style:style>
    <style:style style:name="ta4" style:family="table" style:master-page-name="PageStyle_5f_Organized_20_Data_20_-FUEL">
      <style:table-properties table:display="true" style:writing-mode="lr-tb"/>
    </style:style>
    <style:style style:name="ta5" style:family="table" style:master-page-name="PageStyle_5f_Organized_20_Data_20_-_20_Climbing">
      <style:table-properties table:display="true" style:writing-mode="lr-tb"/>
    </style:style>
    <style:style style:name="ta6" style:family="table" style:master-page-name="PageStyle_5f__20_Organized_20_Data_20_-_20_Traversal">
      <style:table-properties table:display="true" style:writing-mode="lr-tb"/>
    </style:style>
    <style:style style:name="ta7" style:family="table" style:master-page-name="PageStyle_5f_PIT_20_SCORE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2" style:family="table-cell" style:parent-style-name="Default" style:data-style-name="N100"/>
    <style:style style:name="ce2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style:rotation-align="none"/>
    </style:style>
    <style:style style:name="ce10" style:family="table-cell" style:parent-style-name="Default">
      <style:map style:condition="cell-content-is-between(20,26)" style:apply-style-name="BGreen" style:base-cell-address="'Organized Data -FUEL'.B2"/>
      <style:map style:condition="cell-content-is-between(19,11)" style:apply-style-name="BGYellow" style:base-cell-address="'Organized Data -FUEL'.B2"/>
      <style:map style:condition="cell-content-is-between(10,1)" style:apply-style-name="BGred" style:base-cell-address="'Organized Data -FUEL'.B2"/>
    </style:style>
    <style:style style:name="ce6" style:family="table-cell" style:parent-style-name="Default">
      <style:map style:condition="cell-content-is-between(20,26)" style:apply-style-name="BGreen" style:base-cell-address="'Organized Data -FUEL'.M2"/>
      <style:map style:condition="cell-content-is-between(19,11)" style:apply-style-name="BGYellow" style:base-cell-address="'Organized Data -FUEL'.M2"/>
      <style:map style:condition="cell-content()&lt;=10" style:apply-style-name="BGred" style:base-cell-address="'Organized Data -FUEL'.M2"/>
    </style:style>
    <style:style style:name="ce3" style:family="table-cell" style:parent-style-name="Default">
      <style:text-properties style:font-name="Calibri" style:font-name-complex="Calibri"/>
    </style:style>
    <style:style style:name="ce35" style:family="table-cell" style:parent-style-name="Default">
      <style:text-properties style:use-window-font-color="true" style:font-name="Calibri1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>
        <loext:char-complex-color loext:theme-type="dark1" loext:color-type="theme"/>
      </style:text-properties>
    </style:style>
    <style:style style:name="ce15" style:family="table-cell" style:parent-style-name="Default">
      <style:map style:condition="cell-content()&gt;=10" style:apply-style-name="BGreen" style:base-cell-address="'Organized Data - Climbing'.L2"/>
      <style:map style:condition="cell-content-is-between(5,9)" style:apply-style-name="BGYellow" style:base-cell-address="'Organized Data - Climbing'.L2"/>
      <style:map style:condition="cell-content-is-between(4,1)" style:apply-style-name="BGred" style:base-cell-address="'Organized Data - Climbing'.L2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="0.99pt solid #000000"/>
    </style:style>
    <style:style style:name="ce3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3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5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NEW_REBUILT_2026_P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number-columns-repeated="102" table:default-cell-style-name="Default"/>
        <table:table-column table:style-name="co31" table:number-columns-repeated="16246"/>
        <table:table-row table:style-name="ro1">
          <table:table-cell office:value-type="string" calcext:value-type="string">
            <table:cell-range-source table:name="CSV_all" xlink:type="simple" xlink:href="../../../../../Downloads/pits(1).csv" table:filter-name="Text - txt - csv (StarCalc)" table:filter-options="44,34,12,1,,0,false,false,true,false,false,0,false,false,true" table:last-column-spanned="35" table:last-row-spanned="3"/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 table:number-columns-repeated="103"/>
          <table:table-cell table:style-name="Default" table:number-columns-repeated="16246"/>
        </table:table-row>
        <table:table-row table:style-name="ro1">
          <table:table-cell office:value-type="string" calcext:value-type="string">
            <text:p>TestNewTeam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m/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1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eful test Team</text:p>
          </table:table-cell>
          <table:table-cell office:value-type="string" calcext:value-type="string">
            <text:p>Sat Feb 14 2026 14:09:31 GMT-0500 (Eastern Standard Time)</text:p>
          </table:table-cell>
          <table:table-cell table:number-columns-repeated="103"/>
          <table:table-cell table:style-name="Default" table:number-columns-repeated="16246"/>
        </table:table-row>
        <table:table-row table:style-name="ro1">
          <table:table-cell office:value-type="string" calcext:value-type="string"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2" office:value-type="string" calcext:value-type="string">
            <text:p>tru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/text:p>
          </table:table-cell>
          <table:table-cell office:value-type="string" calcext:value-type="string">
            <text:p>Wed, Feb 18 2026 18:57:28 GMT-0500 (Eastern Standard Time)</text:p>
          </table:table-cell>
          <table:table-cell table:style-name="ce2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able:cell-range-source table:name="CSV_all" xlink:type="simple" xlink:href="../../../../../Downloads/pits(2).csv" table:filter-name="Text - txt - csv (StarCalc)" table:filter-options="44,34,12,2,,0,false,false,true,false,false,0,false,false,true" table:last-column-spanned="35" table:last-row-spanned="1"/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2" office:value-type="string" calcext:value-type="string">
            <text:p>tru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/text:p>
          </table:table-cell>
          <table:table-cell office:value-type="string" calcext:value-type="string">
            <text:p>Wed Feb 18 2026 18:57:28 GMT-0500 (Eastern Standard Time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  <table:table-cell table:style-name="ce1" table:number-columns-repeated="2"/>
          <table:table-cell table:number-columns-repeated="43"/>
          <table:table-cell table:style-name="Default" table:number-columns-repeated="16246"/>
        </table:table-row>
        <table:table-row table:style-name="ro1">
          <table:table-cell office:value-type="string" calcext:value-type="string">
            <table:cell-range-source table:name="CSV_all" xlink:type="simple" xlink:href="../../../../../Downloads/pits(2).csv" table:filter-name="Text - txt - csv (StarCalc)" table:filter-options="44,34,12,2,,0,false,false,true,false,false,0,false,false,true" table:last-column-spanned="35" table:last-row-spanned="1"/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2" office:value-type="string" calcext:value-type="string">
            <text:p>tru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/text:p>
          </table:table-cell>
          <table:table-cell office:value-type="string" calcext:value-type="string">
            <text:p>Wed Feb 18 2026 18:57:28 GMT-0500 (Eastern Standard Time)</text:p>
          </table:table-cell>
          <table:table-cell table:style-name="ce25"/>
          <table:table-cell table:number-columns-repeated="102"/>
          <table:table-cell table:style-name="Default" table:number-columns-repeated="16246"/>
        </table:table-row>
        <table:table-row table:style-name="ro1">
          <table:table-cell table:number-columns-repeated="25"/>
          <table:table-cell table:style-name="ce1" table:number-columns-repeated="2"/>
          <table:table-cell table:number-columns-repeated="111"/>
          <table:table-cell table:style-name="Default" table:number-columns-repeated="16246"/>
        </table:table-row>
        <table:table-row table:style-name="ro1" table:number-rows-repeated="1048570">
          <table:table-cell table:number-columns-repeated="138"/>
          <table:table-cell table:style-name="Default" table:number-columns-repeated="16246"/>
        </table:table-row>
        <table:table-row table:style-name="ro1">
          <table:table-cell table:number-columns-repeated="138"/>
          <table:table-cell table:style-name="Default" table:number-columns-repeated="16246"/>
        </table:table-row>
        <table:named-expressions>
          <table:named-range table:name="pits_T2_1" table:base-cell-address="$NEW_REBUILT_2026_PITS.$A$1" table:cell-range-address="$NEW_REBUILT_2026_PITS.$A$1:.$AI$5"/>
        </table:named-expressions>
      </table:table>
      <table:table table:name="REBUILT_MATCHES" table:style-name="ta2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2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EventKey</text:p>
          </table:table-cell>
          <table:table-cell office:value-type="string" calcext:value-type="string">
            <text:p>MatchLevel</text:p>
          </table:table-cell>
          <table:table-cell office:value-type="string" calcext:value-type="string">
            <text:p>MatchNumb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couterName</text:p>
          </table:table-cell>
          <table:table-cell office:value-type="string" calcext:value-type="string">
            <text:p>StartingPosition</text:p>
          </table:table-cell>
          <table:table-cell office:value-type="string" calcext:value-type="string">
            <text:p>Pre-LoadedFuel</text:p>
          </table:table-cell>
          <table:table-cell office:value-type="string" calcext:value-type="string">
            <text:p>LeftStartingZone</text:p>
          </table:table-cell>
          <table:table-cell office:value-type="string" calcext:value-type="string">
            <text:p>FuelCollectedduringAuton</text:p>
          </table:table-cell>
          <table:table-cell office:value-type="string" calcext:value-type="string">
            <text:p>HubFuelScored</text:p>
          </table:table-cell>
          <table:table-cell office:value-type="string" calcext:value-type="string">
            <text:p>ClimbedduringAuton</text:p>
          </table:table-cell>
          <table:table-cell office:value-type="string" calcext:value-type="string">
            <text:p>RobotFuelScored</text:p>
          </table:table-cell>
          <table:table-cell office:value-type="string" calcext:value-type="string">
            <text:p>FuelCollected</text:p>
          </table:table-cell>
          <table:table-cell office:value-type="string" calcext:value-type="string">
            <text:p>HumanPlayerFuelScored</text:p>
          </table:table-cell>
          <table:table-cell office:value-type="string" calcext:value-type="string">
            <text:p>EnergizedRP(HUBScore&gt;100)</text:p>
          </table:table-cell>
          <table:table-cell office:value-type="string" calcext:value-type="string">
            <text:p>SuperchargedRP(HUBScore&gt;360)</text:p>
          </table:table-cell>
          <table:table-cell office:value-type="string" calcext:value-type="string">
            <text:p>TRAVERSALRP(TOWERScore&gt;50)</text:p>
          </table:table-cell>
          <table:table-cell office:value-type="string" calcext:value-type="string">
            <text:p>TOWERLevelClimbed</text:p>
          </table:table-cell>
          <table:table-cell office:value-type="string" calcext:value-type="string">
            <text:p>MechanicalFailures/Othercomments</text:p>
          </table:table-cell>
          <table:table-cell office:value-type="string" calcext:value-type="string">
            <text:p>FinalRating(1-10)</text:p>
          </table:table-cell>
          <table:table-cell office:value-type="string" calcext:value-type="string">
            <text:p>Finalpositions</text:p>
          </table:table-cell>
          <table:table-cell office:value-type="string" calcext:value-type="string">
            <text:p>ScoutedTi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,0,4041,(no name available)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0.680,0.530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rue</text:p>
          </table:table-cell>
          <table:table-cell table:number-columns-repeated="2" table:style-name="ce2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 score, but seems to fail at the last mo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6,0.320</text:p>
          </table:table-cell>
          <table:table-cell office:value-type="string" calcext:value-type="string">
            <text:p>Sat Feb 21 2026 12:04:40 GMT-0500 (Eastern Standard Time)</text:p>
          </table:table-cell>
        </table:table-row>
      </table:table>
      <table:table table:name="REBUILT_2026_PITS" table:style-name="ta3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6" table:default-cell-style-name="Default"/>
        <table:table-column table:style-name="co1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number-columns-repeated="3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0" table:default-cell-style-name="Default"/>
        <table:table-column table:style-name="co31" table:number-columns-repeated="16348"/>
        <table:table-row table:style-name="ro1">
          <table:table-cell office:value-type="string" calcext:value-type="string"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/>
          <table:table-cell table:style-name="Default" table:number-columns-repeated="16348"/>
        </table:table-row>
        <table:table-row table:style-name="ro1">
          <table:table-cell office:value-type="string" calcext:value-type="string">
            <text:p>TestNewTeam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m/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1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2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eful test Team</text:p>
          </table:table-cell>
          <table:table-cell office:value-type="string" calcext:value-type="string">
            <text:p>Sat Feb 14 2026 14:09:31 GMT-0500 (Eastern Standard Time)</text:p>
          </table:table-cell>
          <table:table-cell/>
          <table:table-cell table:style-name="Default" table:number-columns-repeated="16348"/>
        </table:table-row>
        <table:table-row table:style-name="ro1">
          <table:table-cell office:value-type="string" calcext:value-type="string"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text:line-break/></text:p>
          </table:table-cell>
          <table:table-cell office:value-type="string" calcext:value-type="string">
            <text:p>Wed, Feb 18 2026 18:57:28 GMT-0500 (Eastern Standard Time)</text:p>
          </table:table-cell>
          <table:table-cell/>
          <table:table-cell table:style-name="Default" table:number-columns-repeated="16348"/>
        </table:table-row>
      </table:table>
      <table:table table:name="Organized Data -FUEL" table:style-name="ta4">
        <office:forms form:automatic-focus="false" form:apply-design-mode="false"/>
        <table:table-column table:style-name="co31" table:default-cell-style-name="Default"/>
        <table:table-column table:style-name="co1" table:default-cell-style-name="ce10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51" table:default-cell-style-name="Default"/>
        <table:table-column table:style-name="co31" table:number-columns-repeated="5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31" table:default-cell-style-name="Default"/>
        <table:table-column table:style-name="co89" table:default-cell-style-name="Default"/>
        <table:table-column table:style-name="co31" table:number-columns-repeated="16" table:default-cell-style-name="Default"/>
        <table:table-column table:style-name="co31" table:number-columns-repeated="16350"/>
        <table:table-row table:style-name="ro1">
          <table:table-cell table:style-name="ce28" office:value-type="string" calcext:value-type="string">
            <text:p>TEAM #</text:p>
          </table:table-cell>
          <table:table-cell table:style-name="ce28" office:value-type="string" calcext:value-type="string">
            <text:p>Max Fuel Cap.</text:p>
          </table:table-cell>
          <table:table-cell table:style-name="ce28" office:value-type="string" calcext:value-type="string">
            <text:p>Pref .Collection</text:p>
          </table:table-cell>
          <table:table-cell table:style-name="ce28" office:value-type="string" calcext:value-type="string">
            <text:p>Scoring: Fuel Cycle Time</text:p>
          </table:table-cell>
          <table:table-cell table:style-name="ce28" office:value-type="string" calcext:value-type="string">
            <text:p>Harvest: Fuel Cycle Time</text:p>
          </table:table-cell>
          <table:table-cell table:style-name="ce28" office:value-type="string" calcext:value-type="string">
            <text:p>Auton: Scoring</text:p>
          </table:table-cell>
          <table:table-cell table:style-name="ce28" office:value-type="string" calcext:value-type="string">
            <text:p>Auton:Collection</text:p>
          </table:table-cell>
          <table:table-cell table:style-name="ce28" office:value-type="string" calcext:value-type="string">
            <text:p>Fuel Collection Methods</text:p>
          </table:table-cell>
          <table:table-cell table:number-columns-repeated="4"/>
          <table:table-cell office:value-type="string" calcext:value-type="string">
            <text:p>Ideal Fuel </text:p>
          </table:table-cell>
          <table:table-cell/>
          <table:table-cell office:value-type="string" calcext:value-type="string">
            <text:p>F Values</text:p>
          </table:table-cell>
          <table:table-cell office:value-type="string" calcext:value-type="string">
            <text:p>Other F Values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table:style-name="ce2" table:number-matrix-columns-spanned="1" table:number-matrix-rows-spanned="3" table:formula="of:=[$NEW_REBUILT_2026_PITS.B2:.B5]" office:value-type="float" office:value="7" calcext:value-type="float">
            <text:p>7</text:p>
          </table:table-cell>
          <table:table-cell table:number-matrix-columns-spanned="1" table:number-matrix-rows-spanned="4" table:formula="of:=[$NEW_REBUILT_2026_PITS.L2:.L6]" office:value-type="float" office:value="23" calcext:value-type="float">
            <text:p>23</text:p>
          </table:table-cell>
          <table:table-cell table:formula="of:=NUMTOSTRING([$NEW_REBUILT_2026_PITS.N2];[.P3])" office:value-type="string" office:string-value="DEPOT " calcext:value-type="string">
            <text:p>DEPOT </text:p>
          </table:table-cell>
          <table:table-cell table:formula="of:=COM.MICROSOFT.CONCAT([$NEW_REBUILT_2026_PITS.P2];&quot;b/s&quot;)" office:value-type="string" office:string-value="7b/s" calcext:value-type="string">
            <text:p>7b/s</text:p>
          </table:table-cell>
          <table:table-cell table:formula="of:=COM.MICROSOFT.CONCAT([$NEW_REBUILT_2026_PITS.Q2];&quot;b/s&quot;)" office:value-type="string" office:string-value="5b/s" calcext:value-type="string">
            <text:p>5b/s</text:p>
          </table:table-cell>
          <table:table-cell table:formula="of:=COM.MICROSOFT.CONCAT([$NEW_REBUILT_2026_PITS.AC2];&quot;b/s&quot;)" office:value-type="string" office:string-value="2b/s" calcext:value-type="string">
            <text:p>2b/s</text:p>
          </table:table-cell>
          <table:table-cell table:formula="of:=COM.MICROSOFT.CONCAT([$NEW_REBUILT_2026_PITS.AD2];&quot;b/s&quot;)" office:value-type="string" office:string-value="0b/s" calcext:value-type="string">
            <text:p>0b/s</text:p>
          </table:table-cell>
          <table:table-cell table:formula="of:=NUMTOSTRING([$NEW_REBUILT_2026_PITS.M2];[.P3])" office:value-type="string" office:string-value="FIELD DEPOT OUTPOST " calcext:value-type="string">
            <text:p>FIELD DEPOT OUTPOST </text:p>
          </table:table-cell>
          <table:table-cell table:number-columns-repeated="4"/>
          <table:table-cell table:style-name="ce6" office:value-type="float" office:value="26" calcext:value-type="float">
            <text:p>26</text:p>
          </table:table-cell>
          <table:table-cell/>
          <table:table-cell office:value-type="string" calcext:value-type="string">
            <text:p>Fuel From FIELD</text:p>
          </table:table-cell>
          <table:table-cell table:style-name="ce3" office:value-type="string" calcext:value-type="string">
            <text:p>Fuel From FIELD,Fuel From DEPOT,FUEL From OUTPOST,None</text:p>
          </table:table-cell>
          <table:table-cell/>
          <table:table-cell table:formula="of:=INDEX([$REBUILT_2026_PITS.O2];1)"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$NEW_REBUILT_2026_PITS.P3];&quot;b/s&quot;)" office:value-type="string" office:string-value="5b/s" calcext:value-type="string">
            <text:p>5b/s</text:p>
          </table:table-cell>
          <table:table-cell table:formula="of:=COM.MICROSOFT.CONCAT([$NEW_REBUILT_2026_PITS.Q4];&quot;b/s&quot;)" office:value-type="string" office:string-value="5b/s" calcext:value-type="string">
            <text:p>5b/s</text:p>
          </table:table-cell>
          <table:table-cell table:formula="of:=COM.MICROSOFT.CONCAT([$NEW_REBUILT_2026_PITS.AC4];&quot;b/s&quot;)" office:value-type="string" office:string-value="5b/s" calcext:value-type="string">
            <text:p>5b/s</text:p>
          </table:table-cell>
          <table:table-cell table:formula="of:=COM.MICROSOFT.CONCAT([$NEW_REBUILT_2026_PITS.AD4];&quot;b/s&quot;)" office:value-type="string" office:string-value="5b/s" calcext:value-type="string">
            <text:p>5b/s</text:p>
          </table:table-cell>
          <table:table-cell table:formula="of:=NUMTOSTRING([$NEW_REBUILT_2026_PITS.M4];[.P3])" office:value-type="string" office:string-value="FIELD DEPOT " calcext:value-type="string">
            <text:p>FIELD DEPOT </text:p>
          </table:table-cell>
          <table:table-cell table:number-columns-repeated="4"/>
          <table:table-cell table:style-name="ce6" office:value-type="float" office:value="17" calcext:value-type="float">
            <text:p>17</text:p>
          </table:table-cell>
          <table:table-cell/>
          <table:table-cell office:value-type="string" calcext:value-type="string">
            <text:p>Fuel From DEPOT</text:p>
          </table:table-cell>
          <table:table-cell office:value-type="string" calcext:value-type="string">
            <text:p>FIELD,DEPOT,OUTPOST,N/A</text:p>
          </table:table-cell>
          <table:table-cell/>
          <table:table-cell table:formula="of:=NUMTOSTRING([$REBUILT_2026_PITS.N2];[.P2];3)" office:value-type="string" office:string-value="Fuel From DEPOT " calcext:value-type="string">
            <text:p>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$NEW_REBUILT_2026_PITS.P4];&quot;b/s&quot;)" office:value-type="string" office:string-value="5b/s" calcext:value-type="string">
            <text:p>5b/s</text:p>
          </table:table-cell>
          <table:table-cell table:formula="of:=COM.MICROSOFT.CONCAT([$NEW_REBUILT_2026_PITS.Q5];&quot;b/s&quot;)" office:value-type="string" office:string-value="b/s" calcext:value-type="string">
            <text:p>b/s</text:p>
          </table:table-cell>
          <table:table-cell table:formula="of:=COM.MICROSOFT.CONCAT([$NEW_REBUILT_2026_PITS.AC5];&quot;b/s&quot;)" office:value-type="string" office:string-value="b/s" calcext:value-type="string">
            <text:p>b/s</text:p>
          </table:table-cell>
          <table:table-cell table:formula="of:=COM.MICROSOFT.CONCAT([$NEW_REBUILT_2026_PITS.AD5];&quot;b/s&quot;)" office:value-type="string" office:string-value="b/s" calcext:value-type="string">
            <text:p>b/s</text:p>
          </table:table-cell>
          <table:table-cell table:formula="of:=NUMTOSTRING([$NEW_REBUILT_2026_PITS.M5];[.P3])">
            <text:p/>
          </table:table-cell>
          <table:table-cell table:number-columns-repeated="4"/>
          <table:table-cell table:style-name="ce6" office:value-type="float" office:value="13" calcext:value-type="float">
            <text:p>13</text:p>
          </table:table-cell>
          <table:table-cell/>
          <table:table-cell office:value-type="string" calcext:value-type="string">
            <text:p>FUEL From OUTPOST</text:p>
          </table:table-cell>
          <table:table-cell table:number-columns-repeated="2"/>
          <table:table-cell table:formula="of:=[REBUILT_2026_PITS.N2]"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/>
          <table:table-cell office:value-type="float" office:value="0" calcext:value-type="float">
            <text:p/>
          </table:table-cell>
          <table:table-cell/>
          <table:table-cell table:formula="of:=COM.MICROSOFT.CONCAT([$NEW_REBUILT_2026_PITS.P6];&quot;b/s&quot;)" office:value-type="string" office:string-value="b/s" calcext:value-type="string">
            <text:p>b/s</text:p>
          </table:table-cell>
          <table:table-cell table:formula="of:=COM.MICROSOFT.CONCAT([$NEW_REBUILT_2026_PITS.Q6];&quot;b/s&quot;)" office:value-type="string" office:string-value="b/s" calcext:value-type="string">
            <text:p>b/s</text:p>
          </table:table-cell>
          <table:table-cell table:formula="of:=COM.MICROSOFT.CONCAT([$NEW_REBUILT_2026_PITS.AC6];&quot;b/s&quot;)" office:value-type="string" office:string-value="b/s" calcext:value-type="string">
            <text:p>b/s</text:p>
          </table:table-cell>
          <table:table-cell table:formula="of:=COM.MICROSOFT.CONCAT([$NEW_REBUILT_2026_PITS.AD6];&quot;b/s&quot;)" office:value-type="string" office:string-value="b/s" calcext:value-type="string">
            <text:p>b/s</text:p>
          </table:table-cell>
          <table:table-cell table:formula="of:=NUMTOSTRING([$NEW_REBUILT_2026_PITS.M6];[.P5])">
            <text:p/>
          </table:table-cell>
          <table:table-cell table:number-columns-repeated="4"/>
          <table:table-cell table:style-name="ce6" office:value-type="float" office:value="5" calcext:value-type="float">
            <text:p>5</text:p>
          </table:table-cell>
          <table:table-cell/>
          <table:table-cell office:value-type="string" calcext:value-type="string">
            <text:p>None</text:p>
          </table:table-cell>
          <table:table-cell table:number-columns-repeated="19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7];&quot;b/s&quot;)" office:value-type="string" office:string-value="b/s" calcext:value-type="string">
            <text:p>b/s</text:p>
          </table:table-cell>
          <table:table-cell table:formula="of:=COM.MICROSOFT.CONCAT([$NEW_REBUILT_2026_PITS.Q7];&quot;b/s&quot;)" office:value-type="string" office:string-value="b/s" calcext:value-type="string">
            <text:p>b/s</text:p>
          </table:table-cell>
          <table:table-cell table:formula="of:=COM.MICROSOFT.CONCAT([$NEW_REBUILT_2026_PITS.AC7];&quot;b/s&quot;)" office:value-type="string" office:string-value="b/s" calcext:value-type="string">
            <text:p>b/s</text:p>
          </table:table-cell>
          <table:table-cell table:formula="of:=COM.MICROSOFT.CONCAT([$NEW_REBUILT_2026_PITS.AD7];&quot;b/s&quot;)" office:value-type="string" office:string-value="b/s" calcext:value-type="string">
            <text:p>b/s</text:p>
          </table:table-cell>
          <table:table-cell table:formula="of:=NUMTOSTRING([$NEW_REBUILT_2026_PITS.M7];[.P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8];&quot;b/s&quot;)" office:value-type="string" office:string-value="b/s" calcext:value-type="string">
            <text:p>b/s</text:p>
          </table:table-cell>
          <table:table-cell table:formula="of:=COM.MICROSOFT.CONCAT([$NEW_REBUILT_2026_PITS.Q8];&quot;b/s&quot;)" office:value-type="string" office:string-value="b/s" calcext:value-type="string">
            <text:p>b/s</text:p>
          </table:table-cell>
          <table:table-cell table:formula="of:=COM.MICROSOFT.CONCAT([$NEW_REBUILT_2026_PITS.AC8];&quot;b/s&quot;)" office:value-type="string" office:string-value="b/s" calcext:value-type="string">
            <text:p>b/s</text:p>
          </table:table-cell>
          <table:table-cell table:formula="of:=COM.MICROSOFT.CONCAT([$NEW_REBUILT_2026_PITS.AD8];&quot;b/s&quot;)" office:value-type="string" office:string-value="b/s" calcext:value-type="string">
            <text:p>b/s</text:p>
          </table:table-cell>
          <table:table-cell table:formula="of:=NUMTOSTRING([$NEW_REBUILT_2026_PITS.M8];[.P7])">
            <text:p/>
          </table:table-cell>
          <table:table-cell/>
          <table:table-cell office:value-type="string" calcext:value-type="string">
            <text:p>2 2 1</text:p>
          </table:table-cell>
          <table:table-cell table:number-columns-repeated="7"/>
          <table:table-cell table:formula="of:=NUMTOSTRING([.J7];[.P2])" office:value-type="string" office:string-value="FUEL From OUTPOST FUEL From OUTPOST Fuel From DEPOT " calcext:value-type="string">
            <text:p>FUEL From OUTPOST FUEL From OUTPOST 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9];&quot;b/s&quot;)" office:value-type="string" office:string-value="b/s" calcext:value-type="string">
            <text:p>b/s</text:p>
          </table:table-cell>
          <table:table-cell table:formula="of:=COM.MICROSOFT.CONCAT([$NEW_REBUILT_2026_PITS.Q9];&quot;b/s&quot;)" office:value-type="string" office:string-value="b/s" calcext:value-type="string">
            <text:p>b/s</text:p>
          </table:table-cell>
          <table:table-cell table:formula="of:=COM.MICROSOFT.CONCAT([$NEW_REBUILT_2026_PITS.AC9];&quot;b/s&quot;)" office:value-type="string" office:string-value="b/s" calcext:value-type="string">
            <text:p>b/s</text:p>
          </table:table-cell>
          <table:table-cell table:formula="of:=COM.MICROSOFT.CONCAT([$NEW_REBUILT_2026_PITS.AD9];&quot;b/s&quot;)" office:value-type="string" office:string-value="b/s" calcext:value-type="string">
            <text:p>b/s</text:p>
          </table:table-cell>
          <table:table-cell table:formula="of:=NUMTOSTRING([$NEW_REBUILT_2026_PITS.M9];[.P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10];&quot;b/s&quot;)" office:value-type="string" office:string-value="b/s" calcext:value-type="string">
            <text:p>b/s</text:p>
          </table:table-cell>
          <table:table-cell table:formula="of:=COM.MICROSOFT.CONCAT([$NEW_REBUILT_2026_PITS.Q10];&quot;b/s&quot;)" office:value-type="string" office:string-value="b/s" calcext:value-type="string">
            <text:p>b/s</text:p>
          </table:table-cell>
          <table:table-cell table:formula="of:=COM.MICROSOFT.CONCAT([$NEW_REBUILT_2026_PITS.AC10];&quot;b/s&quot;)" office:value-type="string" office:string-value="b/s" calcext:value-type="string">
            <text:p>b/s</text:p>
          </table:table-cell>
          <table:table-cell table:formula="of:=COM.MICROSOFT.CONCAT([$NEW_REBUILT_2026_PITS.AD10];&quot;b/s&quot;)" office:value-type="string" office:string-value="b/s" calcext:value-type="string">
            <text:p>b/s</text:p>
          </table:table-cell>
          <table:table-cell table:formula="of:=NUMTOSTRING([$NEW_REBUILT_2026_PITS.M10];[.P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11];&quot;b/s&quot;)" office:value-type="string" office:string-value="b/s" calcext:value-type="string">
            <text:p>b/s</text:p>
          </table:table-cell>
          <table:table-cell table:formula="of:=COM.MICROSOFT.CONCAT([$NEW_REBUILT_2026_PITS.Q11];&quot;b/s&quot;)" office:value-type="string" office:string-value="b/s" calcext:value-type="string">
            <text:p>b/s</text:p>
          </table:table-cell>
          <table:table-cell table:formula="of:=COM.MICROSOFT.CONCAT([$NEW_REBUILT_2026_PITS.AC11];&quot;b/s&quot;)" office:value-type="string" office:string-value="b/s" calcext:value-type="string">
            <text:p>b/s</text:p>
          </table:table-cell>
          <table:table-cell table:formula="of:=COM.MICROSOFT.CONCAT([$NEW_REBUILT_2026_PITS.AD11];&quot;b/s&quot;)" office:value-type="string" office:string-value="b/s" calcext:value-type="string">
            <text:p>b/s</text:p>
          </table:table-cell>
          <table:table-cell table:formula="of:=NUMTOSTRING([$NEW_REBUILT_2026_PITS.M11];[.P1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12];&quot;b/s&quot;)" office:value-type="string" office:string-value="b/s" calcext:value-type="string">
            <text:p>b/s</text:p>
          </table:table-cell>
          <table:table-cell table:formula="of:=COM.MICROSOFT.CONCAT([$NEW_REBUILT_2026_PITS.Q12];&quot;b/s&quot;)" office:value-type="string" office:string-value="b/s" calcext:value-type="string">
            <text:p>b/s</text:p>
          </table:table-cell>
          <table:table-cell table:formula="of:=COM.MICROSOFT.CONCAT([$NEW_REBUILT_2026_PITS.AC12];&quot;b/s&quot;)" office:value-type="string" office:string-value="b/s" calcext:value-type="string">
            <text:p>b/s</text:p>
          </table:table-cell>
          <table:table-cell table:formula="of:=COM.MICROSOFT.CONCAT([$NEW_REBUILT_2026_PITS.AD12];&quot;b/s&quot;)" office:value-type="string" office:string-value="b/s" calcext:value-type="string">
            <text:p>b/s</text:p>
          </table:table-cell>
          <table:table-cell table:formula="of:=NUMTOSTRING([$NEW_REBUILT_2026_PITS.M12];[.P1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13];&quot;b/s&quot;)" office:value-type="string" office:string-value="b/s" calcext:value-type="string">
            <text:p>b/s</text:p>
          </table:table-cell>
          <table:table-cell table:formula="of:=COM.MICROSOFT.CONCAT([$NEW_REBUILT_2026_PITS.Q13];&quot;b/s&quot;)" office:value-type="string" office:string-value="b/s" calcext:value-type="string">
            <text:p>b/s</text:p>
          </table:table-cell>
          <table:table-cell table:formula="of:=COM.MICROSOFT.CONCAT([$NEW_REBUILT_2026_PITS.AC13];&quot;b/s&quot;)" office:value-type="string" office:string-value="b/s" calcext:value-type="string">
            <text:p>b/s</text:p>
          </table:table-cell>
          <table:table-cell table:formula="of:=COM.MICROSOFT.CONCAT([$NEW_REBUILT_2026_PITS.AD13];&quot;b/s&quot;)" office:value-type="string" office:string-value="b/s" calcext:value-type="string">
            <text:p>b/s</text:p>
          </table:table-cell>
          <table:table-cell table:formula="of:=NUMTOSTRING([$NEW_REBUILT_2026_PITS.M13];[.P1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14];&quot;b/s&quot;)" office:value-type="string" office:string-value="b/s" calcext:value-type="string">
            <text:p>b/s</text:p>
          </table:table-cell>
          <table:table-cell table:formula="of:=COM.MICROSOFT.CONCAT([$NEW_REBUILT_2026_PITS.Q14];&quot;b/s&quot;)" office:value-type="string" office:string-value="b/s" calcext:value-type="string">
            <text:p>b/s</text:p>
          </table:table-cell>
          <table:table-cell table:formula="of:=COM.MICROSOFT.CONCAT([$NEW_REBUILT_2026_PITS.AC14];&quot;b/s&quot;)" office:value-type="string" office:string-value="b/s" calcext:value-type="string">
            <text:p>b/s</text:p>
          </table:table-cell>
          <table:table-cell table:formula="of:=COM.MICROSOFT.CONCAT([$NEW_REBUILT_2026_PITS.AD14];&quot;b/s&quot;)" office:value-type="string" office:string-value="b/s" calcext:value-type="string">
            <text:p>b/s</text:p>
          </table:table-cell>
          <table:table-cell table:formula="of:=NUMTOSTRING([$NEW_REBUILT_2026_PITS.M14];[.P1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15];&quot;b/s&quot;)" office:value-type="string" office:string-value="b/s" calcext:value-type="string">
            <text:p>b/s</text:p>
          </table:table-cell>
          <table:table-cell table:formula="of:=COM.MICROSOFT.CONCAT([$NEW_REBUILT_2026_PITS.Q15];&quot;b/s&quot;)" office:value-type="string" office:string-value="b/s" calcext:value-type="string">
            <text:p>b/s</text:p>
          </table:table-cell>
          <table:table-cell table:formula="of:=COM.MICROSOFT.CONCAT([$NEW_REBUILT_2026_PITS.AC15];&quot;b/s&quot;)" office:value-type="string" office:string-value="b/s" calcext:value-type="string">
            <text:p>b/s</text:p>
          </table:table-cell>
          <table:table-cell table:formula="of:=COM.MICROSOFT.CONCAT([$NEW_REBUILT_2026_PITS.AD15];&quot;b/s&quot;)" office:value-type="string" office:string-value="b/s" calcext:value-type="string">
            <text:p>b/s</text:p>
          </table:table-cell>
          <table:table-cell table:formula="of:=NUMTOSTRING([$NEW_REBUILT_2026_PITS.M15];[.P1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16];&quot;b/s&quot;)" office:value-type="string" office:string-value="b/s" calcext:value-type="string">
            <text:p>b/s</text:p>
          </table:table-cell>
          <table:table-cell table:formula="of:=COM.MICROSOFT.CONCAT([$NEW_REBUILT_2026_PITS.Q16];&quot;b/s&quot;)" office:value-type="string" office:string-value="b/s" calcext:value-type="string">
            <text:p>b/s</text:p>
          </table:table-cell>
          <table:table-cell table:formula="of:=COM.MICROSOFT.CONCAT([$NEW_REBUILT_2026_PITS.AC16];&quot;b/s&quot;)" office:value-type="string" office:string-value="b/s" calcext:value-type="string">
            <text:p>b/s</text:p>
          </table:table-cell>
          <table:table-cell table:formula="of:=COM.MICROSOFT.CONCAT([$NEW_REBUILT_2026_PITS.AD16];&quot;b/s&quot;)" office:value-type="string" office:string-value="b/s" calcext:value-type="string">
            <text:p>b/s</text:p>
          </table:table-cell>
          <table:table-cell table:formula="of:=NUMTOSTRING([$NEW_REBUILT_2026_PITS.M16];[.P1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17];&quot;b/s&quot;)" office:value-type="string" office:string-value="b/s" calcext:value-type="string">
            <text:p>b/s</text:p>
          </table:table-cell>
          <table:table-cell table:formula="of:=COM.MICROSOFT.CONCAT([$NEW_REBUILT_2026_PITS.Q17];&quot;b/s&quot;)" office:value-type="string" office:string-value="b/s" calcext:value-type="string">
            <text:p>b/s</text:p>
          </table:table-cell>
          <table:table-cell table:formula="of:=COM.MICROSOFT.CONCAT([$NEW_REBUILT_2026_PITS.AC17];&quot;b/s&quot;)" office:value-type="string" office:string-value="b/s" calcext:value-type="string">
            <text:p>b/s</text:p>
          </table:table-cell>
          <table:table-cell table:formula="of:=COM.MICROSOFT.CONCAT([$NEW_REBUILT_2026_PITS.AD17];&quot;b/s&quot;)" office:value-type="string" office:string-value="b/s" calcext:value-type="string">
            <text:p>b/s</text:p>
          </table:table-cell>
          <table:table-cell table:formula="of:=NUMTOSTRING([$NEW_REBUILT_2026_PITS.M17];[.P1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18];&quot;b/s&quot;)" office:value-type="string" office:string-value="b/s" calcext:value-type="string">
            <text:p>b/s</text:p>
          </table:table-cell>
          <table:table-cell table:formula="of:=COM.MICROSOFT.CONCAT([$NEW_REBUILT_2026_PITS.Q18];&quot;b/s&quot;)" office:value-type="string" office:string-value="b/s" calcext:value-type="string">
            <text:p>b/s</text:p>
          </table:table-cell>
          <table:table-cell table:formula="of:=COM.MICROSOFT.CONCAT([$NEW_REBUILT_2026_PITS.AC18];&quot;b/s&quot;)" office:value-type="string" office:string-value="b/s" calcext:value-type="string">
            <text:p>b/s</text:p>
          </table:table-cell>
          <table:table-cell table:formula="of:=COM.MICROSOFT.CONCAT([$NEW_REBUILT_2026_PITS.AD18];&quot;b/s&quot;)" office:value-type="string" office:string-value="b/s" calcext:value-type="string">
            <text:p>b/s</text:p>
          </table:table-cell>
          <table:table-cell table:formula="of:=NUMTOSTRING([$NEW_REBUILT_2026_PITS.M18];[.P1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19];&quot;b/s&quot;)" office:value-type="string" office:string-value="b/s" calcext:value-type="string">
            <text:p>b/s</text:p>
          </table:table-cell>
          <table:table-cell table:formula="of:=COM.MICROSOFT.CONCAT([$NEW_REBUILT_2026_PITS.Q19];&quot;b/s&quot;)" office:value-type="string" office:string-value="b/s" calcext:value-type="string">
            <text:p>b/s</text:p>
          </table:table-cell>
          <table:table-cell table:formula="of:=COM.MICROSOFT.CONCAT([$NEW_REBUILT_2026_PITS.AC19];&quot;b/s&quot;)" office:value-type="string" office:string-value="b/s" calcext:value-type="string">
            <text:p>b/s</text:p>
          </table:table-cell>
          <table:table-cell table:formula="of:=COM.MICROSOFT.CONCAT([$NEW_REBUILT_2026_PITS.AD19];&quot;b/s&quot;)" office:value-type="string" office:string-value="b/s" calcext:value-type="string">
            <text:p>b/s</text:p>
          </table:table-cell>
          <table:table-cell table:formula="of:=NUMTOSTRING([$NEW_REBUILT_2026_PITS.M19];[.P1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20];&quot;b/s&quot;)" office:value-type="string" office:string-value="b/s" calcext:value-type="string">
            <text:p>b/s</text:p>
          </table:table-cell>
          <table:table-cell table:formula="of:=COM.MICROSOFT.CONCAT([$NEW_REBUILT_2026_PITS.Q20];&quot;b/s&quot;)" office:value-type="string" office:string-value="b/s" calcext:value-type="string">
            <text:p>b/s</text:p>
          </table:table-cell>
          <table:table-cell table:formula="of:=COM.MICROSOFT.CONCAT([$NEW_REBUILT_2026_PITS.AC20];&quot;b/s&quot;)" office:value-type="string" office:string-value="b/s" calcext:value-type="string">
            <text:p>b/s</text:p>
          </table:table-cell>
          <table:table-cell table:formula="of:=COM.MICROSOFT.CONCAT([$NEW_REBUILT_2026_PITS.AD20];&quot;b/s&quot;)" office:value-type="string" office:string-value="b/s" calcext:value-type="string">
            <text:p>b/s</text:p>
          </table:table-cell>
          <table:table-cell table:formula="of:=NUMTOSTRING([$NEW_REBUILT_2026_PITS.M20];[.P1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21];&quot;b/s&quot;)" office:value-type="string" office:string-value="b/s" calcext:value-type="string">
            <text:p>b/s</text:p>
          </table:table-cell>
          <table:table-cell table:formula="of:=COM.MICROSOFT.CONCAT([$NEW_REBUILT_2026_PITS.Q21];&quot;b/s&quot;)" office:value-type="string" office:string-value="b/s" calcext:value-type="string">
            <text:p>b/s</text:p>
          </table:table-cell>
          <table:table-cell table:formula="of:=COM.MICROSOFT.CONCAT([$NEW_REBUILT_2026_PITS.AC21];&quot;b/s&quot;)" office:value-type="string" office:string-value="b/s" calcext:value-type="string">
            <text:p>b/s</text:p>
          </table:table-cell>
          <table:table-cell table:formula="of:=COM.MICROSOFT.CONCAT([$NEW_REBUILT_2026_PITS.AD21];&quot;b/s&quot;)" office:value-type="string" office:string-value="b/s" calcext:value-type="string">
            <text:p>b/s</text:p>
          </table:table-cell>
          <table:table-cell table:formula="of:=NUMTOSTRING([$NEW_REBUILT_2026_PITS.M21];[.P2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22];&quot;b/s&quot;)" office:value-type="string" office:string-value="b/s" calcext:value-type="string">
            <text:p>b/s</text:p>
          </table:table-cell>
          <table:table-cell table:formula="of:=COM.MICROSOFT.CONCAT([$NEW_REBUILT_2026_PITS.Q22];&quot;b/s&quot;)" office:value-type="string" office:string-value="b/s" calcext:value-type="string">
            <text:p>b/s</text:p>
          </table:table-cell>
          <table:table-cell table:formula="of:=COM.MICROSOFT.CONCAT([$NEW_REBUILT_2026_PITS.AC22];&quot;b/s&quot;)" office:value-type="string" office:string-value="b/s" calcext:value-type="string">
            <text:p>b/s</text:p>
          </table:table-cell>
          <table:table-cell table:formula="of:=COM.MICROSOFT.CONCAT([$NEW_REBUILT_2026_PITS.AD22];&quot;b/s&quot;)" office:value-type="string" office:string-value="b/s" calcext:value-type="string">
            <text:p>b/s</text:p>
          </table:table-cell>
          <table:table-cell table:formula="of:=NUMTOSTRING([$NEW_REBUILT_2026_PITS.M22];[.P2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23];&quot;b/s&quot;)" office:value-type="string" office:string-value="b/s" calcext:value-type="string">
            <text:p>b/s</text:p>
          </table:table-cell>
          <table:table-cell table:formula="of:=COM.MICROSOFT.CONCAT([$NEW_REBUILT_2026_PITS.Q23];&quot;b/s&quot;)" office:value-type="string" office:string-value="b/s" calcext:value-type="string">
            <text:p>b/s</text:p>
          </table:table-cell>
          <table:table-cell table:formula="of:=COM.MICROSOFT.CONCAT([$NEW_REBUILT_2026_PITS.AC23];&quot;b/s&quot;)" office:value-type="string" office:string-value="b/s" calcext:value-type="string">
            <text:p>b/s</text:p>
          </table:table-cell>
          <table:table-cell table:formula="of:=COM.MICROSOFT.CONCAT([$NEW_REBUILT_2026_PITS.AD23];&quot;b/s&quot;)" office:value-type="string" office:string-value="b/s" calcext:value-type="string">
            <text:p>b/s</text:p>
          </table:table-cell>
          <table:table-cell table:formula="of:=NUMTOSTRING([$NEW_REBUILT_2026_PITS.M23];[.P2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24];&quot;b/s&quot;)" office:value-type="string" office:string-value="b/s" calcext:value-type="string">
            <text:p>b/s</text:p>
          </table:table-cell>
          <table:table-cell table:formula="of:=COM.MICROSOFT.CONCAT([$NEW_REBUILT_2026_PITS.Q24];&quot;b/s&quot;)" office:value-type="string" office:string-value="b/s" calcext:value-type="string">
            <text:p>b/s</text:p>
          </table:table-cell>
          <table:table-cell table:formula="of:=COM.MICROSOFT.CONCAT([$NEW_REBUILT_2026_PITS.AC24];&quot;b/s&quot;)" office:value-type="string" office:string-value="b/s" calcext:value-type="string">
            <text:p>b/s</text:p>
          </table:table-cell>
          <table:table-cell table:formula="of:=COM.MICROSOFT.CONCAT([$NEW_REBUILT_2026_PITS.AD24];&quot;b/s&quot;)" office:value-type="string" office:string-value="b/s" calcext:value-type="string">
            <text:p>b/s</text:p>
          </table:table-cell>
          <table:table-cell table:formula="of:=NUMTOSTRING([$NEW_REBUILT_2026_PITS.M24];[.P2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25];&quot;b/s&quot;)" office:value-type="string" office:string-value="b/s" calcext:value-type="string">
            <text:p>b/s</text:p>
          </table:table-cell>
          <table:table-cell table:formula="of:=COM.MICROSOFT.CONCAT([$NEW_REBUILT_2026_PITS.Q25];&quot;b/s&quot;)" office:value-type="string" office:string-value="b/s" calcext:value-type="string">
            <text:p>b/s</text:p>
          </table:table-cell>
          <table:table-cell table:formula="of:=COM.MICROSOFT.CONCAT([$NEW_REBUILT_2026_PITS.AC25];&quot;b/s&quot;)" office:value-type="string" office:string-value="b/s" calcext:value-type="string">
            <text:p>b/s</text:p>
          </table:table-cell>
          <table:table-cell table:formula="of:=COM.MICROSOFT.CONCAT([$NEW_REBUILT_2026_PITS.AD25];&quot;b/s&quot;)" office:value-type="string" office:string-value="b/s" calcext:value-type="string">
            <text:p>b/s</text:p>
          </table:table-cell>
          <table:table-cell table:formula="of:=NUMTOSTRING([$NEW_REBUILT_2026_PITS.M25];[.P2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26];&quot;b/s&quot;)" office:value-type="string" office:string-value="b/s" calcext:value-type="string">
            <text:p>b/s</text:p>
          </table:table-cell>
          <table:table-cell table:formula="of:=COM.MICROSOFT.CONCAT([$NEW_REBUILT_2026_PITS.Q26];&quot;b/s&quot;)" office:value-type="string" office:string-value="b/s" calcext:value-type="string">
            <text:p>b/s</text:p>
          </table:table-cell>
          <table:table-cell table:formula="of:=COM.MICROSOFT.CONCAT([$NEW_REBUILT_2026_PITS.AC26];&quot;b/s&quot;)" office:value-type="string" office:string-value="b/s" calcext:value-type="string">
            <text:p>b/s</text:p>
          </table:table-cell>
          <table:table-cell table:formula="of:=COM.MICROSOFT.CONCAT([$NEW_REBUILT_2026_PITS.AD26];&quot;b/s&quot;)" office:value-type="string" office:string-value="b/s" calcext:value-type="string">
            <text:p>b/s</text:p>
          </table:table-cell>
          <table:table-cell table:formula="of:=NUMTOSTRING([$NEW_REBUILT_2026_PITS.M26];[.P2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27];&quot;b/s&quot;)" office:value-type="string" office:string-value="b/s" calcext:value-type="string">
            <text:p>b/s</text:p>
          </table:table-cell>
          <table:table-cell table:formula="of:=COM.MICROSOFT.CONCAT([$NEW_REBUILT_2026_PITS.Q27];&quot;b/s&quot;)" office:value-type="string" office:string-value="b/s" calcext:value-type="string">
            <text:p>b/s</text:p>
          </table:table-cell>
          <table:table-cell table:formula="of:=COM.MICROSOFT.CONCAT([$NEW_REBUILT_2026_PITS.AC27];&quot;b/s&quot;)" office:value-type="string" office:string-value="b/s" calcext:value-type="string">
            <text:p>b/s</text:p>
          </table:table-cell>
          <table:table-cell table:formula="of:=COM.MICROSOFT.CONCAT([$NEW_REBUILT_2026_PITS.AD27];&quot;b/s&quot;)" office:value-type="string" office:string-value="b/s" calcext:value-type="string">
            <text:p>b/s</text:p>
          </table:table-cell>
          <table:table-cell table:formula="of:=NUMTOSTRING([$NEW_REBUILT_2026_PITS.M27];[.P2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28];&quot;b/s&quot;)" office:value-type="string" office:string-value="b/s" calcext:value-type="string">
            <text:p>b/s</text:p>
          </table:table-cell>
          <table:table-cell table:formula="of:=COM.MICROSOFT.CONCAT([$NEW_REBUILT_2026_PITS.Q28];&quot;b/s&quot;)" office:value-type="string" office:string-value="b/s" calcext:value-type="string">
            <text:p>b/s</text:p>
          </table:table-cell>
          <table:table-cell table:formula="of:=COM.MICROSOFT.CONCAT([$NEW_REBUILT_2026_PITS.AC28];&quot;b/s&quot;)" office:value-type="string" office:string-value="b/s" calcext:value-type="string">
            <text:p>b/s</text:p>
          </table:table-cell>
          <table:table-cell table:formula="of:=COM.MICROSOFT.CONCAT([$NEW_REBUILT_2026_PITS.AD28];&quot;b/s&quot;)" office:value-type="string" office:string-value="b/s" calcext:value-type="string">
            <text:p>b/s</text:p>
          </table:table-cell>
          <table:table-cell table:formula="of:=NUMTOSTRING([$NEW_REBUILT_2026_PITS.M28];[.P2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29];&quot;b/s&quot;)" office:value-type="string" office:string-value="b/s" calcext:value-type="string">
            <text:p>b/s</text:p>
          </table:table-cell>
          <table:table-cell table:formula="of:=COM.MICROSOFT.CONCAT([$NEW_REBUILT_2026_PITS.Q29];&quot;b/s&quot;)" office:value-type="string" office:string-value="b/s" calcext:value-type="string">
            <text:p>b/s</text:p>
          </table:table-cell>
          <table:table-cell table:formula="of:=COM.MICROSOFT.CONCAT([$NEW_REBUILT_2026_PITS.AC29];&quot;b/s&quot;)" office:value-type="string" office:string-value="b/s" calcext:value-type="string">
            <text:p>b/s</text:p>
          </table:table-cell>
          <table:table-cell table:formula="of:=COM.MICROSOFT.CONCAT([$NEW_REBUILT_2026_PITS.AD29];&quot;b/s&quot;)" office:value-type="string" office:string-value="b/s" calcext:value-type="string">
            <text:p>b/s</text:p>
          </table:table-cell>
          <table:table-cell table:formula="of:=NUMTOSTRING([$NEW_REBUILT_2026_PITS.M29];[.P2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30];&quot;b/s&quot;)" office:value-type="string" office:string-value="b/s" calcext:value-type="string">
            <text:p>b/s</text:p>
          </table:table-cell>
          <table:table-cell table:formula="of:=COM.MICROSOFT.CONCAT([$NEW_REBUILT_2026_PITS.Q30];&quot;b/s&quot;)" office:value-type="string" office:string-value="b/s" calcext:value-type="string">
            <text:p>b/s</text:p>
          </table:table-cell>
          <table:table-cell table:formula="of:=COM.MICROSOFT.CONCAT([$NEW_REBUILT_2026_PITS.AC30];&quot;b/s&quot;)" office:value-type="string" office:string-value="b/s" calcext:value-type="string">
            <text:p>b/s</text:p>
          </table:table-cell>
          <table:table-cell table:formula="of:=COM.MICROSOFT.CONCAT([$NEW_REBUILT_2026_PITS.AD30];&quot;b/s&quot;)" office:value-type="string" office:string-value="b/s" calcext:value-type="string">
            <text:p>b/s</text:p>
          </table:table-cell>
          <table:table-cell table:formula="of:=NUMTOSTRING([$NEW_REBUILT_2026_PITS.M30];[.P2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31];&quot;b/s&quot;)" office:value-type="string" office:string-value="b/s" calcext:value-type="string">
            <text:p>b/s</text:p>
          </table:table-cell>
          <table:table-cell table:formula="of:=COM.MICROSOFT.CONCAT([$NEW_REBUILT_2026_PITS.Q31];&quot;b/s&quot;)" office:value-type="string" office:string-value="b/s" calcext:value-type="string">
            <text:p>b/s</text:p>
          </table:table-cell>
          <table:table-cell table:formula="of:=COM.MICROSOFT.CONCAT([$NEW_REBUILT_2026_PITS.AC31];&quot;b/s&quot;)" office:value-type="string" office:string-value="b/s" calcext:value-type="string">
            <text:p>b/s</text:p>
          </table:table-cell>
          <table:table-cell table:formula="of:=COM.MICROSOFT.CONCAT([$NEW_REBUILT_2026_PITS.AD31];&quot;b/s&quot;)" office:value-type="string" office:string-value="b/s" calcext:value-type="string">
            <text:p>b/s</text:p>
          </table:table-cell>
          <table:table-cell table:formula="of:=NUMTOSTRING([$NEW_REBUILT_2026_PITS.M31];[.P3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32];&quot;b/s&quot;)" office:value-type="string" office:string-value="b/s" calcext:value-type="string">
            <text:p>b/s</text:p>
          </table:table-cell>
          <table:table-cell table:formula="of:=COM.MICROSOFT.CONCAT([$NEW_REBUILT_2026_PITS.Q32];&quot;b/s&quot;)" office:value-type="string" office:string-value="b/s" calcext:value-type="string">
            <text:p>b/s</text:p>
          </table:table-cell>
          <table:table-cell table:formula="of:=COM.MICROSOFT.CONCAT([$NEW_REBUILT_2026_PITS.AC32];&quot;b/s&quot;)" office:value-type="string" office:string-value="b/s" calcext:value-type="string">
            <text:p>b/s</text:p>
          </table:table-cell>
          <table:table-cell table:formula="of:=COM.MICROSOFT.CONCAT([$NEW_REBUILT_2026_PITS.AD32];&quot;b/s&quot;)" office:value-type="string" office:string-value="b/s" calcext:value-type="string">
            <text:p>b/s</text:p>
          </table:table-cell>
          <table:table-cell table:formula="of:=NUMTOSTRING([$NEW_REBUILT_2026_PITS.M32];[.P3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33];&quot;b/s&quot;)" office:value-type="string" office:string-value="b/s" calcext:value-type="string">
            <text:p>b/s</text:p>
          </table:table-cell>
          <table:table-cell table:formula="of:=COM.MICROSOFT.CONCAT([$NEW_REBUILT_2026_PITS.Q33];&quot;b/s&quot;)" office:value-type="string" office:string-value="b/s" calcext:value-type="string">
            <text:p>b/s</text:p>
          </table:table-cell>
          <table:table-cell table:formula="of:=COM.MICROSOFT.CONCAT([$NEW_REBUILT_2026_PITS.AC33];&quot;b/s&quot;)" office:value-type="string" office:string-value="b/s" calcext:value-type="string">
            <text:p>b/s</text:p>
          </table:table-cell>
          <table:table-cell table:formula="of:=COM.MICROSOFT.CONCAT([$NEW_REBUILT_2026_PITS.AD33];&quot;b/s&quot;)" office:value-type="string" office:string-value="b/s" calcext:value-type="string">
            <text:p>b/s</text:p>
          </table:table-cell>
          <table:table-cell table:formula="of:=NUMTOSTRING([$NEW_REBUILT_2026_PITS.M33];[.P3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34];&quot;b/s&quot;)" office:value-type="string" office:string-value="b/s" calcext:value-type="string">
            <text:p>b/s</text:p>
          </table:table-cell>
          <table:table-cell table:formula="of:=COM.MICROSOFT.CONCAT([$NEW_REBUILT_2026_PITS.Q34];&quot;b/s&quot;)" office:value-type="string" office:string-value="b/s" calcext:value-type="string">
            <text:p>b/s</text:p>
          </table:table-cell>
          <table:table-cell table:formula="of:=COM.MICROSOFT.CONCAT([$NEW_REBUILT_2026_PITS.AC34];&quot;b/s&quot;)" office:value-type="string" office:string-value="b/s" calcext:value-type="string">
            <text:p>b/s</text:p>
          </table:table-cell>
          <table:table-cell table:formula="of:=COM.MICROSOFT.CONCAT([$NEW_REBUILT_2026_PITS.AD34];&quot;b/s&quot;)" office:value-type="string" office:string-value="b/s" calcext:value-type="string">
            <text:p>b/s</text:p>
          </table:table-cell>
          <table:table-cell table:formula="of:=NUMTOSTRING([$NEW_REBUILT_2026_PITS.M34];[.P3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35];&quot;b/s&quot;)" office:value-type="string" office:string-value="b/s" calcext:value-type="string">
            <text:p>b/s</text:p>
          </table:table-cell>
          <table:table-cell table:formula="of:=COM.MICROSOFT.CONCAT([$NEW_REBUILT_2026_PITS.Q35];&quot;b/s&quot;)" office:value-type="string" office:string-value="b/s" calcext:value-type="string">
            <text:p>b/s</text:p>
          </table:table-cell>
          <table:table-cell table:formula="of:=COM.MICROSOFT.CONCAT([$NEW_REBUILT_2026_PITS.AC35];&quot;b/s&quot;)" office:value-type="string" office:string-value="b/s" calcext:value-type="string">
            <text:p>b/s</text:p>
          </table:table-cell>
          <table:table-cell table:formula="of:=COM.MICROSOFT.CONCAT([$NEW_REBUILT_2026_PITS.AD35];&quot;b/s&quot;)" office:value-type="string" office:string-value="b/s" calcext:value-type="string">
            <text:p>b/s</text:p>
          </table:table-cell>
          <table:table-cell table:formula="of:=NUMTOSTRING([$NEW_REBUILT_2026_PITS.M35];[.P3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36];&quot;b/s&quot;)" office:value-type="string" office:string-value="b/s" calcext:value-type="string">
            <text:p>b/s</text:p>
          </table:table-cell>
          <table:table-cell table:formula="of:=COM.MICROSOFT.CONCAT([$NEW_REBUILT_2026_PITS.Q36];&quot;b/s&quot;)" office:value-type="string" office:string-value="b/s" calcext:value-type="string">
            <text:p>b/s</text:p>
          </table:table-cell>
          <table:table-cell table:formula="of:=COM.MICROSOFT.CONCAT([$NEW_REBUILT_2026_PITS.AC36];&quot;b/s&quot;)" office:value-type="string" office:string-value="b/s" calcext:value-type="string">
            <text:p>b/s</text:p>
          </table:table-cell>
          <table:table-cell table:formula="of:=COM.MICROSOFT.CONCAT([$NEW_REBUILT_2026_PITS.AD36];&quot;b/s&quot;)" office:value-type="string" office:string-value="b/s" calcext:value-type="string">
            <text:p>b/s</text:p>
          </table:table-cell>
          <table:table-cell table:formula="of:=NUMTOSTRING([$NEW_REBUILT_2026_PITS.M36];[.P3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37];&quot;b/s&quot;)" office:value-type="string" office:string-value="b/s" calcext:value-type="string">
            <text:p>b/s</text:p>
          </table:table-cell>
          <table:table-cell table:formula="of:=COM.MICROSOFT.CONCAT([$NEW_REBUILT_2026_PITS.Q37];&quot;b/s&quot;)" office:value-type="string" office:string-value="b/s" calcext:value-type="string">
            <text:p>b/s</text:p>
          </table:table-cell>
          <table:table-cell table:formula="of:=COM.MICROSOFT.CONCAT([$NEW_REBUILT_2026_PITS.AC37];&quot;b/s&quot;)" office:value-type="string" office:string-value="b/s" calcext:value-type="string">
            <text:p>b/s</text:p>
          </table:table-cell>
          <table:table-cell table:formula="of:=COM.MICROSOFT.CONCAT([$NEW_REBUILT_2026_PITS.AD37];&quot;b/s&quot;)" office:value-type="string" office:string-value="b/s" calcext:value-type="string">
            <text:p>b/s</text:p>
          </table:table-cell>
          <table:table-cell table:formula="of:=NUMTOSTRING([$NEW_REBUILT_2026_PITS.M37];[.P3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38];&quot;b/s&quot;)" office:value-type="string" office:string-value="b/s" calcext:value-type="string">
            <text:p>b/s</text:p>
          </table:table-cell>
          <table:table-cell table:formula="of:=COM.MICROSOFT.CONCAT([$NEW_REBUILT_2026_PITS.Q38];&quot;b/s&quot;)" office:value-type="string" office:string-value="b/s" calcext:value-type="string">
            <text:p>b/s</text:p>
          </table:table-cell>
          <table:table-cell table:formula="of:=COM.MICROSOFT.CONCAT([$NEW_REBUILT_2026_PITS.AC38];&quot;b/s&quot;)" office:value-type="string" office:string-value="b/s" calcext:value-type="string">
            <text:p>b/s</text:p>
          </table:table-cell>
          <table:table-cell table:formula="of:=COM.MICROSOFT.CONCAT([$NEW_REBUILT_2026_PITS.AD38];&quot;b/s&quot;)" office:value-type="string" office:string-value="b/s" calcext:value-type="string">
            <text:p>b/s</text:p>
          </table:table-cell>
          <table:table-cell table:formula="of:=NUMTOSTRING([$NEW_REBUILT_2026_PITS.M38];[.P3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39];&quot;b/s&quot;)" office:value-type="string" office:string-value="b/s" calcext:value-type="string">
            <text:p>b/s</text:p>
          </table:table-cell>
          <table:table-cell table:formula="of:=COM.MICROSOFT.CONCAT([$NEW_REBUILT_2026_PITS.Q39];&quot;b/s&quot;)" office:value-type="string" office:string-value="b/s" calcext:value-type="string">
            <text:p>b/s</text:p>
          </table:table-cell>
          <table:table-cell table:formula="of:=COM.MICROSOFT.CONCAT([$NEW_REBUILT_2026_PITS.AC39];&quot;b/s&quot;)" office:value-type="string" office:string-value="b/s" calcext:value-type="string">
            <text:p>b/s</text:p>
          </table:table-cell>
          <table:table-cell table:formula="of:=COM.MICROSOFT.CONCAT([$NEW_REBUILT_2026_PITS.AD39];&quot;b/s&quot;)" office:value-type="string" office:string-value="b/s" calcext:value-type="string">
            <text:p>b/s</text:p>
          </table:table-cell>
          <table:table-cell table:formula="of:=NUMTOSTRING([$NEW_REBUILT_2026_PITS.M39];[.P3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40];&quot;b/s&quot;)" office:value-type="string" office:string-value="b/s" calcext:value-type="string">
            <text:p>b/s</text:p>
          </table:table-cell>
          <table:table-cell table:formula="of:=COM.MICROSOFT.CONCAT([$NEW_REBUILT_2026_PITS.Q40];&quot;b/s&quot;)" office:value-type="string" office:string-value="b/s" calcext:value-type="string">
            <text:p>b/s</text:p>
          </table:table-cell>
          <table:table-cell table:formula="of:=COM.MICROSOFT.CONCAT([$NEW_REBUILT_2026_PITS.AC40];&quot;b/s&quot;)" office:value-type="string" office:string-value="b/s" calcext:value-type="string">
            <text:p>b/s</text:p>
          </table:table-cell>
          <table:table-cell table:formula="of:=COM.MICROSOFT.CONCAT([$NEW_REBUILT_2026_PITS.AD40];&quot;b/s&quot;)" office:value-type="string" office:string-value="b/s" calcext:value-type="string">
            <text:p>b/s</text:p>
          </table:table-cell>
          <table:table-cell table:formula="of:=NUMTOSTRING([$NEW_REBUILT_2026_PITS.M40];[.P3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41];&quot;b/s&quot;)" office:value-type="string" office:string-value="b/s" calcext:value-type="string">
            <text:p>b/s</text:p>
          </table:table-cell>
          <table:table-cell table:formula="of:=COM.MICROSOFT.CONCAT([$NEW_REBUILT_2026_PITS.Q41];&quot;b/s&quot;)" office:value-type="string" office:string-value="b/s" calcext:value-type="string">
            <text:p>b/s</text:p>
          </table:table-cell>
          <table:table-cell table:formula="of:=COM.MICROSOFT.CONCAT([$NEW_REBUILT_2026_PITS.AC41];&quot;b/s&quot;)" office:value-type="string" office:string-value="b/s" calcext:value-type="string">
            <text:p>b/s</text:p>
          </table:table-cell>
          <table:table-cell table:formula="of:=COM.MICROSOFT.CONCAT([$NEW_REBUILT_2026_PITS.AD41];&quot;b/s&quot;)" office:value-type="string" office:string-value="b/s" calcext:value-type="string">
            <text:p>b/s</text:p>
          </table:table-cell>
          <table:table-cell table:formula="of:=NUMTOSTRING([$NEW_REBUILT_2026_PITS.M41];[.P4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42];&quot;b/s&quot;)" office:value-type="string" office:string-value="b/s" calcext:value-type="string">
            <text:p>b/s</text:p>
          </table:table-cell>
          <table:table-cell table:formula="of:=COM.MICROSOFT.CONCAT([$NEW_REBUILT_2026_PITS.Q42];&quot;b/s&quot;)" office:value-type="string" office:string-value="b/s" calcext:value-type="string">
            <text:p>b/s</text:p>
          </table:table-cell>
          <table:table-cell table:formula="of:=COM.MICROSOFT.CONCAT([$NEW_REBUILT_2026_PITS.AC42];&quot;b/s&quot;)" office:value-type="string" office:string-value="b/s" calcext:value-type="string">
            <text:p>b/s</text:p>
          </table:table-cell>
          <table:table-cell table:formula="of:=COM.MICROSOFT.CONCAT([$NEW_REBUILT_2026_PITS.AD42];&quot;b/s&quot;)" office:value-type="string" office:string-value="b/s" calcext:value-type="string">
            <text:p>b/s</text:p>
          </table:table-cell>
          <table:table-cell table:formula="of:=NUMTOSTRING([$NEW_REBUILT_2026_PITS.M42];[.P4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43];&quot;b/s&quot;)" office:value-type="string" office:string-value="b/s" calcext:value-type="string">
            <text:p>b/s</text:p>
          </table:table-cell>
          <table:table-cell table:formula="of:=COM.MICROSOFT.CONCAT([$NEW_REBUILT_2026_PITS.Q43];&quot;b/s&quot;)" office:value-type="string" office:string-value="b/s" calcext:value-type="string">
            <text:p>b/s</text:p>
          </table:table-cell>
          <table:table-cell table:formula="of:=COM.MICROSOFT.CONCAT([$NEW_REBUILT_2026_PITS.AC43];&quot;b/s&quot;)" office:value-type="string" office:string-value="b/s" calcext:value-type="string">
            <text:p>b/s</text:p>
          </table:table-cell>
          <table:table-cell table:formula="of:=COM.MICROSOFT.CONCAT([$NEW_REBUILT_2026_PITS.AD43];&quot;b/s&quot;)" office:value-type="string" office:string-value="b/s" calcext:value-type="string">
            <text:p>b/s</text:p>
          </table:table-cell>
          <table:table-cell table:formula="of:=NUMTOSTRING([$NEW_REBUILT_2026_PITS.M43];[.P4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44];&quot;b/s&quot;)" office:value-type="string" office:string-value="b/s" calcext:value-type="string">
            <text:p>b/s</text:p>
          </table:table-cell>
          <table:table-cell table:formula="of:=COM.MICROSOFT.CONCAT([$NEW_REBUILT_2026_PITS.Q44];&quot;b/s&quot;)" office:value-type="string" office:string-value="b/s" calcext:value-type="string">
            <text:p>b/s</text:p>
          </table:table-cell>
          <table:table-cell table:formula="of:=COM.MICROSOFT.CONCAT([$NEW_REBUILT_2026_PITS.AC44];&quot;b/s&quot;)" office:value-type="string" office:string-value="b/s" calcext:value-type="string">
            <text:p>b/s</text:p>
          </table:table-cell>
          <table:table-cell table:formula="of:=COM.MICROSOFT.CONCAT([$NEW_REBUILT_2026_PITS.AD44];&quot;b/s&quot;)" office:value-type="string" office:string-value="b/s" calcext:value-type="string">
            <text:p>b/s</text:p>
          </table:table-cell>
          <table:table-cell table:formula="of:=NUMTOSTRING([$NEW_REBUILT_2026_PITS.M44];[.P4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45];&quot;b/s&quot;)" office:value-type="string" office:string-value="b/s" calcext:value-type="string">
            <text:p>b/s</text:p>
          </table:table-cell>
          <table:table-cell table:formula="of:=COM.MICROSOFT.CONCAT([$NEW_REBUILT_2026_PITS.Q45];&quot;b/s&quot;)" office:value-type="string" office:string-value="b/s" calcext:value-type="string">
            <text:p>b/s</text:p>
          </table:table-cell>
          <table:table-cell table:formula="of:=COM.MICROSOFT.CONCAT([$NEW_REBUILT_2026_PITS.AC45];&quot;b/s&quot;)" office:value-type="string" office:string-value="b/s" calcext:value-type="string">
            <text:p>b/s</text:p>
          </table:table-cell>
          <table:table-cell table:formula="of:=COM.MICROSOFT.CONCAT([$NEW_REBUILT_2026_PITS.AD45];&quot;b/s&quot;)" office:value-type="string" office:string-value="b/s" calcext:value-type="string">
            <text:p>b/s</text:p>
          </table:table-cell>
          <table:table-cell table:formula="of:=NUMTOSTRING([$NEW_REBUILT_2026_PITS.M45];[.P4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46];&quot;b/s&quot;)" office:value-type="string" office:string-value="b/s" calcext:value-type="string">
            <text:p>b/s</text:p>
          </table:table-cell>
          <table:table-cell table:formula="of:=COM.MICROSOFT.CONCAT([$NEW_REBUILT_2026_PITS.Q46];&quot;b/s&quot;)" office:value-type="string" office:string-value="b/s" calcext:value-type="string">
            <text:p>b/s</text:p>
          </table:table-cell>
          <table:table-cell table:formula="of:=COM.MICROSOFT.CONCAT([$NEW_REBUILT_2026_PITS.AC46];&quot;b/s&quot;)" office:value-type="string" office:string-value="b/s" calcext:value-type="string">
            <text:p>b/s</text:p>
          </table:table-cell>
          <table:table-cell table:formula="of:=COM.MICROSOFT.CONCAT([$NEW_REBUILT_2026_PITS.AD46];&quot;b/s&quot;)" office:value-type="string" office:string-value="b/s" calcext:value-type="string">
            <text:p>b/s</text:p>
          </table:table-cell>
          <table:table-cell table:formula="of:=NUMTOSTRING([$NEW_REBUILT_2026_PITS.M46];[.P4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47];&quot;b/s&quot;)" office:value-type="string" office:string-value="b/s" calcext:value-type="string">
            <text:p>b/s</text:p>
          </table:table-cell>
          <table:table-cell table:formula="of:=COM.MICROSOFT.CONCAT([$NEW_REBUILT_2026_PITS.Q47];&quot;b/s&quot;)" office:value-type="string" office:string-value="b/s" calcext:value-type="string">
            <text:p>b/s</text:p>
          </table:table-cell>
          <table:table-cell table:formula="of:=COM.MICROSOFT.CONCAT([$NEW_REBUILT_2026_PITS.AC47];&quot;b/s&quot;)" office:value-type="string" office:string-value="b/s" calcext:value-type="string">
            <text:p>b/s</text:p>
          </table:table-cell>
          <table:table-cell table:formula="of:=COM.MICROSOFT.CONCAT([$NEW_REBUILT_2026_PITS.AD47];&quot;b/s&quot;)" office:value-type="string" office:string-value="b/s" calcext:value-type="string">
            <text:p>b/s</text:p>
          </table:table-cell>
          <table:table-cell table:formula="of:=NUMTOSTRING([$NEW_REBUILT_2026_PITS.M47];[.P4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48];&quot;b/s&quot;)" office:value-type="string" office:string-value="b/s" calcext:value-type="string">
            <text:p>b/s</text:p>
          </table:table-cell>
          <table:table-cell table:formula="of:=COM.MICROSOFT.CONCAT([$NEW_REBUILT_2026_PITS.Q48];&quot;b/s&quot;)" office:value-type="string" office:string-value="b/s" calcext:value-type="string">
            <text:p>b/s</text:p>
          </table:table-cell>
          <table:table-cell table:formula="of:=COM.MICROSOFT.CONCAT([$NEW_REBUILT_2026_PITS.AC48];&quot;b/s&quot;)" office:value-type="string" office:string-value="b/s" calcext:value-type="string">
            <text:p>b/s</text:p>
          </table:table-cell>
          <table:table-cell table:formula="of:=COM.MICROSOFT.CONCAT([$NEW_REBUILT_2026_PITS.AD48];&quot;b/s&quot;)" office:value-type="string" office:string-value="b/s" calcext:value-type="string">
            <text:p>b/s</text:p>
          </table:table-cell>
          <table:table-cell table:formula="of:=NUMTOSTRING([$NEW_REBUILT_2026_PITS.M48];[.P4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49];&quot;b/s&quot;)" office:value-type="string" office:string-value="b/s" calcext:value-type="string">
            <text:p>b/s</text:p>
          </table:table-cell>
          <table:table-cell table:formula="of:=COM.MICROSOFT.CONCAT([$NEW_REBUILT_2026_PITS.Q49];&quot;b/s&quot;)" office:value-type="string" office:string-value="b/s" calcext:value-type="string">
            <text:p>b/s</text:p>
          </table:table-cell>
          <table:table-cell table:formula="of:=COM.MICROSOFT.CONCAT([$NEW_REBUILT_2026_PITS.AC49];&quot;b/s&quot;)" office:value-type="string" office:string-value="b/s" calcext:value-type="string">
            <text:p>b/s</text:p>
          </table:table-cell>
          <table:table-cell table:formula="of:=COM.MICROSOFT.CONCAT([$NEW_REBUILT_2026_PITS.AD49];&quot;b/s&quot;)" office:value-type="string" office:string-value="b/s" calcext:value-type="string">
            <text:p>b/s</text:p>
          </table:table-cell>
          <table:table-cell table:formula="of:=NUMTOSTRING([$NEW_REBUILT_2026_PITS.M49];[.P4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50];&quot;b/s&quot;)" office:value-type="string" office:string-value="b/s" calcext:value-type="string">
            <text:p>b/s</text:p>
          </table:table-cell>
          <table:table-cell table:formula="of:=COM.MICROSOFT.CONCAT([$NEW_REBUILT_2026_PITS.Q50];&quot;b/s&quot;)" office:value-type="string" office:string-value="b/s" calcext:value-type="string">
            <text:p>b/s</text:p>
          </table:table-cell>
          <table:table-cell table:formula="of:=COM.MICROSOFT.CONCAT([$NEW_REBUILT_2026_PITS.AC50];&quot;b/s&quot;)" office:value-type="string" office:string-value="b/s" calcext:value-type="string">
            <text:p>b/s</text:p>
          </table:table-cell>
          <table:table-cell table:formula="of:=COM.MICROSOFT.CONCAT([$NEW_REBUILT_2026_PITS.AD50];&quot;b/s&quot;)" office:value-type="string" office:string-value="b/s" calcext:value-type="string">
            <text:p>b/s</text:p>
          </table:table-cell>
          <table:table-cell table:formula="of:=NUMTOSTRING([$NEW_REBUILT_2026_PITS.M50];[.P4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51];&quot;b/s&quot;)" office:value-type="string" office:string-value="b/s" calcext:value-type="string">
            <text:p>b/s</text:p>
          </table:table-cell>
          <table:table-cell table:formula="of:=COM.MICROSOFT.CONCAT([$NEW_REBUILT_2026_PITS.Q51];&quot;b/s&quot;)" office:value-type="string" office:string-value="b/s" calcext:value-type="string">
            <text:p>b/s</text:p>
          </table:table-cell>
          <table:table-cell table:formula="of:=COM.MICROSOFT.CONCAT([$NEW_REBUILT_2026_PITS.AC51];&quot;b/s&quot;)" office:value-type="string" office:string-value="b/s" calcext:value-type="string">
            <text:p>b/s</text:p>
          </table:table-cell>
          <table:table-cell table:formula="of:=COM.MICROSOFT.CONCAT([$NEW_REBUILT_2026_PITS.AD51];&quot;b/s&quot;)" office:value-type="string" office:string-value="b/s" calcext:value-type="string">
            <text:p>b/s</text:p>
          </table:table-cell>
          <table:table-cell table:formula="of:=NUMTOSTRING([$NEW_REBUILT_2026_PITS.M51];[.P5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52];&quot;b/s&quot;)" office:value-type="string" office:string-value="b/s" calcext:value-type="string">
            <text:p>b/s</text:p>
          </table:table-cell>
          <table:table-cell table:formula="of:=COM.MICROSOFT.CONCAT([$NEW_REBUILT_2026_PITS.Q52];&quot;b/s&quot;)" office:value-type="string" office:string-value="b/s" calcext:value-type="string">
            <text:p>b/s</text:p>
          </table:table-cell>
          <table:table-cell table:formula="of:=COM.MICROSOFT.CONCAT([$NEW_REBUILT_2026_PITS.AC52];&quot;b/s&quot;)" office:value-type="string" office:string-value="b/s" calcext:value-type="string">
            <text:p>b/s</text:p>
          </table:table-cell>
          <table:table-cell table:formula="of:=COM.MICROSOFT.CONCAT([$NEW_REBUILT_2026_PITS.AD52];&quot;b/s&quot;)" office:value-type="string" office:string-value="b/s" calcext:value-type="string">
            <text:p>b/s</text:p>
          </table:table-cell>
          <table:table-cell table:formula="of:=NUMTOSTRING([$NEW_REBUILT_2026_PITS.M52];[.P5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53];&quot;b/s&quot;)" office:value-type="string" office:string-value="b/s" calcext:value-type="string">
            <text:p>b/s</text:p>
          </table:table-cell>
          <table:table-cell table:formula="of:=COM.MICROSOFT.CONCAT([$NEW_REBUILT_2026_PITS.Q53];&quot;b/s&quot;)" office:value-type="string" office:string-value="b/s" calcext:value-type="string">
            <text:p>b/s</text:p>
          </table:table-cell>
          <table:table-cell table:formula="of:=COM.MICROSOFT.CONCAT([$NEW_REBUILT_2026_PITS.AC53];&quot;b/s&quot;)" office:value-type="string" office:string-value="b/s" calcext:value-type="string">
            <text:p>b/s</text:p>
          </table:table-cell>
          <table:table-cell table:formula="of:=COM.MICROSOFT.CONCAT([$NEW_REBUILT_2026_PITS.AD53];&quot;b/s&quot;)" office:value-type="string" office:string-value="b/s" calcext:value-type="string">
            <text:p>b/s</text:p>
          </table:table-cell>
          <table:table-cell table:formula="of:=NUMTOSTRING([$NEW_REBUILT_2026_PITS.M53];[.P5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54];&quot;b/s&quot;)" office:value-type="string" office:string-value="b/s" calcext:value-type="string">
            <text:p>b/s</text:p>
          </table:table-cell>
          <table:table-cell table:formula="of:=COM.MICROSOFT.CONCAT([$NEW_REBUILT_2026_PITS.Q54];&quot;b/s&quot;)" office:value-type="string" office:string-value="b/s" calcext:value-type="string">
            <text:p>b/s</text:p>
          </table:table-cell>
          <table:table-cell table:formula="of:=COM.MICROSOFT.CONCAT([$NEW_REBUILT_2026_PITS.AC54];&quot;b/s&quot;)" office:value-type="string" office:string-value="b/s" calcext:value-type="string">
            <text:p>b/s</text:p>
          </table:table-cell>
          <table:table-cell table:formula="of:=COM.MICROSOFT.CONCAT([$NEW_REBUILT_2026_PITS.AD54];&quot;b/s&quot;)" office:value-type="string" office:string-value="b/s" calcext:value-type="string">
            <text:p>b/s</text:p>
          </table:table-cell>
          <table:table-cell table:formula="of:=NUMTOSTRING([$NEW_REBUILT_2026_PITS.M54];[.P5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55];&quot;b/s&quot;)" office:value-type="string" office:string-value="b/s" calcext:value-type="string">
            <text:p>b/s</text:p>
          </table:table-cell>
          <table:table-cell table:formula="of:=COM.MICROSOFT.CONCAT([$NEW_REBUILT_2026_PITS.Q55];&quot;b/s&quot;)" office:value-type="string" office:string-value="b/s" calcext:value-type="string">
            <text:p>b/s</text:p>
          </table:table-cell>
          <table:table-cell table:formula="of:=COM.MICROSOFT.CONCAT([$NEW_REBUILT_2026_PITS.AC55];&quot;b/s&quot;)" office:value-type="string" office:string-value="b/s" calcext:value-type="string">
            <text:p>b/s</text:p>
          </table:table-cell>
          <table:table-cell table:formula="of:=COM.MICROSOFT.CONCAT([$NEW_REBUILT_2026_PITS.AD55];&quot;b/s&quot;)" office:value-type="string" office:string-value="b/s" calcext:value-type="string">
            <text:p>b/s</text:p>
          </table:table-cell>
          <table:table-cell table:formula="of:=NUMTOSTRING([$NEW_REBUILT_2026_PITS.M55];[.P5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56];&quot;b/s&quot;)" office:value-type="string" office:string-value="b/s" calcext:value-type="string">
            <text:p>b/s</text:p>
          </table:table-cell>
          <table:table-cell table:formula="of:=COM.MICROSOFT.CONCAT([$NEW_REBUILT_2026_PITS.Q56];&quot;b/s&quot;)" office:value-type="string" office:string-value="b/s" calcext:value-type="string">
            <text:p>b/s</text:p>
          </table:table-cell>
          <table:table-cell table:formula="of:=COM.MICROSOFT.CONCAT([$NEW_REBUILT_2026_PITS.AC56];&quot;b/s&quot;)" office:value-type="string" office:string-value="b/s" calcext:value-type="string">
            <text:p>b/s</text:p>
          </table:table-cell>
          <table:table-cell table:formula="of:=COM.MICROSOFT.CONCAT([$NEW_REBUILT_2026_PITS.AD56];&quot;b/s&quot;)" office:value-type="string" office:string-value="b/s" calcext:value-type="string">
            <text:p>b/s</text:p>
          </table:table-cell>
          <table:table-cell table:formula="of:=NUMTOSTRING([$NEW_REBUILT_2026_PITS.M56];[.P5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57];&quot;b/s&quot;)" office:value-type="string" office:string-value="b/s" calcext:value-type="string">
            <text:p>b/s</text:p>
          </table:table-cell>
          <table:table-cell table:formula="of:=COM.MICROSOFT.CONCAT([$NEW_REBUILT_2026_PITS.Q57];&quot;b/s&quot;)" office:value-type="string" office:string-value="b/s" calcext:value-type="string">
            <text:p>b/s</text:p>
          </table:table-cell>
          <table:table-cell table:formula="of:=COM.MICROSOFT.CONCAT([$NEW_REBUILT_2026_PITS.AC57];&quot;b/s&quot;)" office:value-type="string" office:string-value="b/s" calcext:value-type="string">
            <text:p>b/s</text:p>
          </table:table-cell>
          <table:table-cell table:formula="of:=COM.MICROSOFT.CONCAT([$NEW_REBUILT_2026_PITS.AD57];&quot;b/s&quot;)" office:value-type="string" office:string-value="b/s" calcext:value-type="string">
            <text:p>b/s</text:p>
          </table:table-cell>
          <table:table-cell table:formula="of:=NUMTOSTRING([$NEW_REBUILT_2026_PITS.M57];[.P5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58];&quot;b/s&quot;)" office:value-type="string" office:string-value="b/s" calcext:value-type="string">
            <text:p>b/s</text:p>
          </table:table-cell>
          <table:table-cell table:formula="of:=COM.MICROSOFT.CONCAT([$NEW_REBUILT_2026_PITS.Q58];&quot;b/s&quot;)" office:value-type="string" office:string-value="b/s" calcext:value-type="string">
            <text:p>b/s</text:p>
          </table:table-cell>
          <table:table-cell table:formula="of:=COM.MICROSOFT.CONCAT([$NEW_REBUILT_2026_PITS.AC58];&quot;b/s&quot;)" office:value-type="string" office:string-value="b/s" calcext:value-type="string">
            <text:p>b/s</text:p>
          </table:table-cell>
          <table:table-cell table:formula="of:=COM.MICROSOFT.CONCAT([$NEW_REBUILT_2026_PITS.AD58];&quot;b/s&quot;)" office:value-type="string" office:string-value="b/s" calcext:value-type="string">
            <text:p>b/s</text:p>
          </table:table-cell>
          <table:table-cell table:formula="of:=NUMTOSTRING([$NEW_REBUILT_2026_PITS.M58];[.P5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59];&quot;b/s&quot;)" office:value-type="string" office:string-value="b/s" calcext:value-type="string">
            <text:p>b/s</text:p>
          </table:table-cell>
          <table:table-cell table:formula="of:=COM.MICROSOFT.CONCAT([$NEW_REBUILT_2026_PITS.Q59];&quot;b/s&quot;)" office:value-type="string" office:string-value="b/s" calcext:value-type="string">
            <text:p>b/s</text:p>
          </table:table-cell>
          <table:table-cell table:formula="of:=COM.MICROSOFT.CONCAT([$NEW_REBUILT_2026_PITS.AC59];&quot;b/s&quot;)" office:value-type="string" office:string-value="b/s" calcext:value-type="string">
            <text:p>b/s</text:p>
          </table:table-cell>
          <table:table-cell table:formula="of:=COM.MICROSOFT.CONCAT([$NEW_REBUILT_2026_PITS.AD59];&quot;b/s&quot;)" office:value-type="string" office:string-value="b/s" calcext:value-type="string">
            <text:p>b/s</text:p>
          </table:table-cell>
          <table:table-cell table:formula="of:=NUMTOSTRING([$NEW_REBUILT_2026_PITS.M59];[.P5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60];&quot;b/s&quot;)" office:value-type="string" office:string-value="b/s" calcext:value-type="string">
            <text:p>b/s</text:p>
          </table:table-cell>
          <table:table-cell table:formula="of:=COM.MICROSOFT.CONCAT([$NEW_REBUILT_2026_PITS.Q60];&quot;b/s&quot;)" office:value-type="string" office:string-value="b/s" calcext:value-type="string">
            <text:p>b/s</text:p>
          </table:table-cell>
          <table:table-cell table:formula="of:=COM.MICROSOFT.CONCAT([$NEW_REBUILT_2026_PITS.AC60];&quot;b/s&quot;)" office:value-type="string" office:string-value="b/s" calcext:value-type="string">
            <text:p>b/s</text:p>
          </table:table-cell>
          <table:table-cell table:formula="of:=COM.MICROSOFT.CONCAT([$NEW_REBUILT_2026_PITS.AD60];&quot;b/s&quot;)" office:value-type="string" office:string-value="b/s" calcext:value-type="string">
            <text:p>b/s</text:p>
          </table:table-cell>
          <table:table-cell table:formula="of:=NUMTOSTRING([$NEW_REBUILT_2026_PITS.M60];[.P5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61];&quot;b/s&quot;)" office:value-type="string" office:string-value="b/s" calcext:value-type="string">
            <text:p>b/s</text:p>
          </table:table-cell>
          <table:table-cell table:formula="of:=COM.MICROSOFT.CONCAT([$NEW_REBUILT_2026_PITS.Q61];&quot;b/s&quot;)" office:value-type="string" office:string-value="b/s" calcext:value-type="string">
            <text:p>b/s</text:p>
          </table:table-cell>
          <table:table-cell table:formula="of:=COM.MICROSOFT.CONCAT([$NEW_REBUILT_2026_PITS.AC61];&quot;b/s&quot;)" office:value-type="string" office:string-value="b/s" calcext:value-type="string">
            <text:p>b/s</text:p>
          </table:table-cell>
          <table:table-cell table:formula="of:=COM.MICROSOFT.CONCAT([$NEW_REBUILT_2026_PITS.AD61];&quot;b/s&quot;)" office:value-type="string" office:string-value="b/s" calcext:value-type="string">
            <text:p>b/s</text:p>
          </table:table-cell>
          <table:table-cell table:formula="of:=NUMTOSTRING([$NEW_REBUILT_2026_PITS.M61];[.P6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62];&quot;b/s&quot;)" office:value-type="string" office:string-value="b/s" calcext:value-type="string">
            <text:p>b/s</text:p>
          </table:table-cell>
          <table:table-cell table:formula="of:=COM.MICROSOFT.CONCAT([$NEW_REBUILT_2026_PITS.Q62];&quot;b/s&quot;)" office:value-type="string" office:string-value="b/s" calcext:value-type="string">
            <text:p>b/s</text:p>
          </table:table-cell>
          <table:table-cell table:formula="of:=COM.MICROSOFT.CONCAT([$NEW_REBUILT_2026_PITS.AC62];&quot;b/s&quot;)" office:value-type="string" office:string-value="b/s" calcext:value-type="string">
            <text:p>b/s</text:p>
          </table:table-cell>
          <table:table-cell table:formula="of:=COM.MICROSOFT.CONCAT([$NEW_REBUILT_2026_PITS.AD62];&quot;b/s&quot;)" office:value-type="string" office:string-value="b/s" calcext:value-type="string">
            <text:p>b/s</text:p>
          </table:table-cell>
          <table:table-cell table:formula="of:=NUMTOSTRING([$NEW_REBUILT_2026_PITS.M62];[.P6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63];&quot;b/s&quot;)" office:value-type="string" office:string-value="b/s" calcext:value-type="string">
            <text:p>b/s</text:p>
          </table:table-cell>
          <table:table-cell table:formula="of:=COM.MICROSOFT.CONCAT([$NEW_REBUILT_2026_PITS.Q63];&quot;b/s&quot;)" office:value-type="string" office:string-value="b/s" calcext:value-type="string">
            <text:p>b/s</text:p>
          </table:table-cell>
          <table:table-cell table:formula="of:=COM.MICROSOFT.CONCAT([$NEW_REBUILT_2026_PITS.AC63];&quot;b/s&quot;)" office:value-type="string" office:string-value="b/s" calcext:value-type="string">
            <text:p>b/s</text:p>
          </table:table-cell>
          <table:table-cell table:formula="of:=COM.MICROSOFT.CONCAT([$NEW_REBUILT_2026_PITS.AD63];&quot;b/s&quot;)" office:value-type="string" office:string-value="b/s" calcext:value-type="string">
            <text:p>b/s</text:p>
          </table:table-cell>
          <table:table-cell table:formula="of:=NUMTOSTRING([$NEW_REBUILT_2026_PITS.M63];[.P6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64];&quot;b/s&quot;)" office:value-type="string" office:string-value="b/s" calcext:value-type="string">
            <text:p>b/s</text:p>
          </table:table-cell>
          <table:table-cell table:formula="of:=COM.MICROSOFT.CONCAT([$NEW_REBUILT_2026_PITS.Q64];&quot;b/s&quot;)" office:value-type="string" office:string-value="b/s" calcext:value-type="string">
            <text:p>b/s</text:p>
          </table:table-cell>
          <table:table-cell table:formula="of:=COM.MICROSOFT.CONCAT([$NEW_REBUILT_2026_PITS.AC64];&quot;b/s&quot;)" office:value-type="string" office:string-value="b/s" calcext:value-type="string">
            <text:p>b/s</text:p>
          </table:table-cell>
          <table:table-cell table:formula="of:=COM.MICROSOFT.CONCAT([$NEW_REBUILT_2026_PITS.AD64];&quot;b/s&quot;)" office:value-type="string" office:string-value="b/s" calcext:value-type="string">
            <text:p>b/s</text:p>
          </table:table-cell>
          <table:table-cell table:formula="of:=NUMTOSTRING([$NEW_REBUILT_2026_PITS.M64];[.P6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65];&quot;b/s&quot;)" office:value-type="string" office:string-value="b/s" calcext:value-type="string">
            <text:p>b/s</text:p>
          </table:table-cell>
          <table:table-cell table:formula="of:=COM.MICROSOFT.CONCAT([$NEW_REBUILT_2026_PITS.Q65];&quot;b/s&quot;)" office:value-type="string" office:string-value="b/s" calcext:value-type="string">
            <text:p>b/s</text:p>
          </table:table-cell>
          <table:table-cell table:formula="of:=COM.MICROSOFT.CONCAT([$NEW_REBUILT_2026_PITS.AC65];&quot;b/s&quot;)" office:value-type="string" office:string-value="b/s" calcext:value-type="string">
            <text:p>b/s</text:p>
          </table:table-cell>
          <table:table-cell table:formula="of:=COM.MICROSOFT.CONCAT([$NEW_REBUILT_2026_PITS.AD65];&quot;b/s&quot;)" office:value-type="string" office:string-value="b/s" calcext:value-type="string">
            <text:p>b/s</text:p>
          </table:table-cell>
          <table:table-cell table:formula="of:=NUMTOSTRING([$NEW_REBUILT_2026_PITS.M65];[.P6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66];&quot;b/s&quot;)" office:value-type="string" office:string-value="b/s" calcext:value-type="string">
            <text:p>b/s</text:p>
          </table:table-cell>
          <table:table-cell table:formula="of:=COM.MICROSOFT.CONCAT([$NEW_REBUILT_2026_PITS.Q66];&quot;b/s&quot;)" office:value-type="string" office:string-value="b/s" calcext:value-type="string">
            <text:p>b/s</text:p>
          </table:table-cell>
          <table:table-cell table:formula="of:=COM.MICROSOFT.CONCAT([$NEW_REBUILT_2026_PITS.AC66];&quot;b/s&quot;)" office:value-type="string" office:string-value="b/s" calcext:value-type="string">
            <text:p>b/s</text:p>
          </table:table-cell>
          <table:table-cell table:formula="of:=COM.MICROSOFT.CONCAT([$NEW_REBUILT_2026_PITS.AD66];&quot;b/s&quot;)" office:value-type="string" office:string-value="b/s" calcext:value-type="string">
            <text:p>b/s</text:p>
          </table:table-cell>
          <table:table-cell table:formula="of:=NUMTOSTRING([$NEW_REBUILT_2026_PITS.M66];[.P6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67];&quot;b/s&quot;)" office:value-type="string" office:string-value="b/s" calcext:value-type="string">
            <text:p>b/s</text:p>
          </table:table-cell>
          <table:table-cell table:formula="of:=COM.MICROSOFT.CONCAT([$NEW_REBUILT_2026_PITS.Q67];&quot;b/s&quot;)" office:value-type="string" office:string-value="b/s" calcext:value-type="string">
            <text:p>b/s</text:p>
          </table:table-cell>
          <table:table-cell table:formula="of:=COM.MICROSOFT.CONCAT([$NEW_REBUILT_2026_PITS.AC67];&quot;b/s&quot;)" office:value-type="string" office:string-value="b/s" calcext:value-type="string">
            <text:p>b/s</text:p>
          </table:table-cell>
          <table:table-cell table:formula="of:=COM.MICROSOFT.CONCAT([$NEW_REBUILT_2026_PITS.AD67];&quot;b/s&quot;)" office:value-type="string" office:string-value="b/s" calcext:value-type="string">
            <text:p>b/s</text:p>
          </table:table-cell>
          <table:table-cell table:formula="of:=NUMTOSTRING([$NEW_REBUILT_2026_PITS.M67];[.P6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68];&quot;b/s&quot;)" office:value-type="string" office:string-value="b/s" calcext:value-type="string">
            <text:p>b/s</text:p>
          </table:table-cell>
          <table:table-cell table:formula="of:=COM.MICROSOFT.CONCAT([$NEW_REBUILT_2026_PITS.Q68];&quot;b/s&quot;)" office:value-type="string" office:string-value="b/s" calcext:value-type="string">
            <text:p>b/s</text:p>
          </table:table-cell>
          <table:table-cell table:formula="of:=COM.MICROSOFT.CONCAT([$NEW_REBUILT_2026_PITS.AC68];&quot;b/s&quot;)" office:value-type="string" office:string-value="b/s" calcext:value-type="string">
            <text:p>b/s</text:p>
          </table:table-cell>
          <table:table-cell table:formula="of:=COM.MICROSOFT.CONCAT([$NEW_REBUILT_2026_PITS.AD68];&quot;b/s&quot;)" office:value-type="string" office:string-value="b/s" calcext:value-type="string">
            <text:p>b/s</text:p>
          </table:table-cell>
          <table:table-cell table:formula="of:=NUMTOSTRING([$NEW_REBUILT_2026_PITS.M68];[.P6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69];&quot;b/s&quot;)" office:value-type="string" office:string-value="b/s" calcext:value-type="string">
            <text:p>b/s</text:p>
          </table:table-cell>
          <table:table-cell table:formula="of:=COM.MICROSOFT.CONCAT([$NEW_REBUILT_2026_PITS.Q69];&quot;b/s&quot;)" office:value-type="string" office:string-value="b/s" calcext:value-type="string">
            <text:p>b/s</text:p>
          </table:table-cell>
          <table:table-cell table:formula="of:=COM.MICROSOFT.CONCAT([$NEW_REBUILT_2026_PITS.AC69];&quot;b/s&quot;)" office:value-type="string" office:string-value="b/s" calcext:value-type="string">
            <text:p>b/s</text:p>
          </table:table-cell>
          <table:table-cell table:formula="of:=COM.MICROSOFT.CONCAT([$NEW_REBUILT_2026_PITS.AD69];&quot;b/s&quot;)" office:value-type="string" office:string-value="b/s" calcext:value-type="string">
            <text:p>b/s</text:p>
          </table:table-cell>
          <table:table-cell table:formula="of:=NUMTOSTRING([$NEW_REBUILT_2026_PITS.M69];[.P6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70];&quot;b/s&quot;)" office:value-type="string" office:string-value="b/s" calcext:value-type="string">
            <text:p>b/s</text:p>
          </table:table-cell>
          <table:table-cell table:formula="of:=COM.MICROSOFT.CONCAT([$NEW_REBUILT_2026_PITS.Q70];&quot;b/s&quot;)" office:value-type="string" office:string-value="b/s" calcext:value-type="string">
            <text:p>b/s</text:p>
          </table:table-cell>
          <table:table-cell table:formula="of:=COM.MICROSOFT.CONCAT([$NEW_REBUILT_2026_PITS.AC70];&quot;b/s&quot;)" office:value-type="string" office:string-value="b/s" calcext:value-type="string">
            <text:p>b/s</text:p>
          </table:table-cell>
          <table:table-cell table:formula="of:=COM.MICROSOFT.CONCAT([$NEW_REBUILT_2026_PITS.AD70];&quot;b/s&quot;)" office:value-type="string" office:string-value="b/s" calcext:value-type="string">
            <text:p>b/s</text:p>
          </table:table-cell>
          <table:table-cell table:formula="of:=NUMTOSTRING([$NEW_REBUILT_2026_PITS.M70];[.P6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71];&quot;b/s&quot;)" office:value-type="string" office:string-value="b/s" calcext:value-type="string">
            <text:p>b/s</text:p>
          </table:table-cell>
          <table:table-cell table:formula="of:=COM.MICROSOFT.CONCAT([$NEW_REBUILT_2026_PITS.Q71];&quot;b/s&quot;)" office:value-type="string" office:string-value="b/s" calcext:value-type="string">
            <text:p>b/s</text:p>
          </table:table-cell>
          <table:table-cell table:formula="of:=COM.MICROSOFT.CONCAT([$NEW_REBUILT_2026_PITS.AC71];&quot;b/s&quot;)" office:value-type="string" office:string-value="b/s" calcext:value-type="string">
            <text:p>b/s</text:p>
          </table:table-cell>
          <table:table-cell table:formula="of:=COM.MICROSOFT.CONCAT([$NEW_REBUILT_2026_PITS.AD71];&quot;b/s&quot;)" office:value-type="string" office:string-value="b/s" calcext:value-type="string">
            <text:p>b/s</text:p>
          </table:table-cell>
          <table:table-cell table:formula="of:=NUMTOSTRING([$NEW_REBUILT_2026_PITS.M71];[.P7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72];&quot;b/s&quot;)" office:value-type="string" office:string-value="b/s" calcext:value-type="string">
            <text:p>b/s</text:p>
          </table:table-cell>
          <table:table-cell table:formula="of:=COM.MICROSOFT.CONCAT([$NEW_REBUILT_2026_PITS.Q72];&quot;b/s&quot;)" office:value-type="string" office:string-value="b/s" calcext:value-type="string">
            <text:p>b/s</text:p>
          </table:table-cell>
          <table:table-cell table:formula="of:=COM.MICROSOFT.CONCAT([$NEW_REBUILT_2026_PITS.AC72];&quot;b/s&quot;)" office:value-type="string" office:string-value="b/s" calcext:value-type="string">
            <text:p>b/s</text:p>
          </table:table-cell>
          <table:table-cell table:formula="of:=COM.MICROSOFT.CONCAT([$NEW_REBUILT_2026_PITS.AD72];&quot;b/s&quot;)" office:value-type="string" office:string-value="b/s" calcext:value-type="string">
            <text:p>b/s</text:p>
          </table:table-cell>
          <table:table-cell table:formula="of:=NUMTOSTRING([$NEW_REBUILT_2026_PITS.M72];[.P7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73];&quot;b/s&quot;)" office:value-type="string" office:string-value="b/s" calcext:value-type="string">
            <text:p>b/s</text:p>
          </table:table-cell>
          <table:table-cell table:formula="of:=COM.MICROSOFT.CONCAT([$NEW_REBUILT_2026_PITS.Q73];&quot;b/s&quot;)" office:value-type="string" office:string-value="b/s" calcext:value-type="string">
            <text:p>b/s</text:p>
          </table:table-cell>
          <table:table-cell table:formula="of:=COM.MICROSOFT.CONCAT([$NEW_REBUILT_2026_PITS.AC73];&quot;b/s&quot;)" office:value-type="string" office:string-value="b/s" calcext:value-type="string">
            <text:p>b/s</text:p>
          </table:table-cell>
          <table:table-cell table:formula="of:=COM.MICROSOFT.CONCAT([$NEW_REBUILT_2026_PITS.AD73];&quot;b/s&quot;)" office:value-type="string" office:string-value="b/s" calcext:value-type="string">
            <text:p>b/s</text:p>
          </table:table-cell>
          <table:table-cell table:formula="of:=NUMTOSTRING([$NEW_REBUILT_2026_PITS.M73];[.P7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74];&quot;b/s&quot;)" office:value-type="string" office:string-value="b/s" calcext:value-type="string">
            <text:p>b/s</text:p>
          </table:table-cell>
          <table:table-cell table:formula="of:=COM.MICROSOFT.CONCAT([$NEW_REBUILT_2026_PITS.Q74];&quot;b/s&quot;)" office:value-type="string" office:string-value="b/s" calcext:value-type="string">
            <text:p>b/s</text:p>
          </table:table-cell>
          <table:table-cell table:formula="of:=COM.MICROSOFT.CONCAT([$NEW_REBUILT_2026_PITS.AC74];&quot;b/s&quot;)" office:value-type="string" office:string-value="b/s" calcext:value-type="string">
            <text:p>b/s</text:p>
          </table:table-cell>
          <table:table-cell table:formula="of:=COM.MICROSOFT.CONCAT([$NEW_REBUILT_2026_PITS.AD74];&quot;b/s&quot;)" office:value-type="string" office:string-value="b/s" calcext:value-type="string">
            <text:p>b/s</text:p>
          </table:table-cell>
          <table:table-cell table:formula="of:=NUMTOSTRING([$NEW_REBUILT_2026_PITS.M74];[.P7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75];&quot;b/s&quot;)" office:value-type="string" office:string-value="b/s" calcext:value-type="string">
            <text:p>b/s</text:p>
          </table:table-cell>
          <table:table-cell table:formula="of:=COM.MICROSOFT.CONCAT([$NEW_REBUILT_2026_PITS.Q75];&quot;b/s&quot;)" office:value-type="string" office:string-value="b/s" calcext:value-type="string">
            <text:p>b/s</text:p>
          </table:table-cell>
          <table:table-cell table:formula="of:=COM.MICROSOFT.CONCAT([$NEW_REBUILT_2026_PITS.AC75];&quot;b/s&quot;)" office:value-type="string" office:string-value="b/s" calcext:value-type="string">
            <text:p>b/s</text:p>
          </table:table-cell>
          <table:table-cell table:formula="of:=COM.MICROSOFT.CONCAT([$NEW_REBUILT_2026_PITS.AD75];&quot;b/s&quot;)" office:value-type="string" office:string-value="b/s" calcext:value-type="string">
            <text:p>b/s</text:p>
          </table:table-cell>
          <table:table-cell table:formula="of:=NUMTOSTRING([$NEW_REBUILT_2026_PITS.M75];[.P7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76];&quot;b/s&quot;)" office:value-type="string" office:string-value="b/s" calcext:value-type="string">
            <text:p>b/s</text:p>
          </table:table-cell>
          <table:table-cell table:formula="of:=COM.MICROSOFT.CONCAT([$NEW_REBUILT_2026_PITS.Q76];&quot;b/s&quot;)" office:value-type="string" office:string-value="b/s" calcext:value-type="string">
            <text:p>b/s</text:p>
          </table:table-cell>
          <table:table-cell table:formula="of:=COM.MICROSOFT.CONCAT([$NEW_REBUILT_2026_PITS.AC76];&quot;b/s&quot;)" office:value-type="string" office:string-value="b/s" calcext:value-type="string">
            <text:p>b/s</text:p>
          </table:table-cell>
          <table:table-cell table:formula="of:=COM.MICROSOFT.CONCAT([$NEW_REBUILT_2026_PITS.AD76];&quot;b/s&quot;)" office:value-type="string" office:string-value="b/s" calcext:value-type="string">
            <text:p>b/s</text:p>
          </table:table-cell>
          <table:table-cell table:formula="of:=NUMTOSTRING([$NEW_REBUILT_2026_PITS.M76];[.P7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77];&quot;b/s&quot;)" office:value-type="string" office:string-value="b/s" calcext:value-type="string">
            <text:p>b/s</text:p>
          </table:table-cell>
          <table:table-cell table:formula="of:=COM.MICROSOFT.CONCAT([$NEW_REBUILT_2026_PITS.Q77];&quot;b/s&quot;)" office:value-type="string" office:string-value="b/s" calcext:value-type="string">
            <text:p>b/s</text:p>
          </table:table-cell>
          <table:table-cell table:formula="of:=COM.MICROSOFT.CONCAT([$NEW_REBUILT_2026_PITS.AC77];&quot;b/s&quot;)" office:value-type="string" office:string-value="b/s" calcext:value-type="string">
            <text:p>b/s</text:p>
          </table:table-cell>
          <table:table-cell table:formula="of:=COM.MICROSOFT.CONCAT([$NEW_REBUILT_2026_PITS.AD77];&quot;b/s&quot;)" office:value-type="string" office:string-value="b/s" calcext:value-type="string">
            <text:p>b/s</text:p>
          </table:table-cell>
          <table:table-cell table:formula="of:=NUMTOSTRING([$NEW_REBUILT_2026_PITS.M77];[.P7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78];&quot;b/s&quot;)" office:value-type="string" office:string-value="b/s" calcext:value-type="string">
            <text:p>b/s</text:p>
          </table:table-cell>
          <table:table-cell table:formula="of:=COM.MICROSOFT.CONCAT([$NEW_REBUILT_2026_PITS.Q78];&quot;b/s&quot;)" office:value-type="string" office:string-value="b/s" calcext:value-type="string">
            <text:p>b/s</text:p>
          </table:table-cell>
          <table:table-cell table:formula="of:=COM.MICROSOFT.CONCAT([$NEW_REBUILT_2026_PITS.AC78];&quot;b/s&quot;)" office:value-type="string" office:string-value="b/s" calcext:value-type="string">
            <text:p>b/s</text:p>
          </table:table-cell>
          <table:table-cell table:formula="of:=COM.MICROSOFT.CONCAT([$NEW_REBUILT_2026_PITS.AD78];&quot;b/s&quot;)" office:value-type="string" office:string-value="b/s" calcext:value-type="string">
            <text:p>b/s</text:p>
          </table:table-cell>
          <table:table-cell table:formula="of:=NUMTOSTRING([$NEW_REBUILT_2026_PITS.M78];[.P7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79];&quot;b/s&quot;)" office:value-type="string" office:string-value="b/s" calcext:value-type="string">
            <text:p>b/s</text:p>
          </table:table-cell>
          <table:table-cell table:formula="of:=COM.MICROSOFT.CONCAT([$NEW_REBUILT_2026_PITS.Q79];&quot;b/s&quot;)" office:value-type="string" office:string-value="b/s" calcext:value-type="string">
            <text:p>b/s</text:p>
          </table:table-cell>
          <table:table-cell table:formula="of:=COM.MICROSOFT.CONCAT([$NEW_REBUILT_2026_PITS.AC79];&quot;b/s&quot;)" office:value-type="string" office:string-value="b/s" calcext:value-type="string">
            <text:p>b/s</text:p>
          </table:table-cell>
          <table:table-cell table:formula="of:=COM.MICROSOFT.CONCAT([$NEW_REBUILT_2026_PITS.AD79];&quot;b/s&quot;)" office:value-type="string" office:string-value="b/s" calcext:value-type="string">
            <text:p>b/s</text:p>
          </table:table-cell>
          <table:table-cell table:formula="of:=NUMTOSTRING([$NEW_REBUILT_2026_PITS.M79];[.P7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80];&quot;b/s&quot;)" office:value-type="string" office:string-value="b/s" calcext:value-type="string">
            <text:p>b/s</text:p>
          </table:table-cell>
          <table:table-cell table:formula="of:=COM.MICROSOFT.CONCAT([$NEW_REBUILT_2026_PITS.Q80];&quot;b/s&quot;)" office:value-type="string" office:string-value="b/s" calcext:value-type="string">
            <text:p>b/s</text:p>
          </table:table-cell>
          <table:table-cell table:formula="of:=COM.MICROSOFT.CONCAT([$NEW_REBUILT_2026_PITS.AC80];&quot;b/s&quot;)" office:value-type="string" office:string-value="b/s" calcext:value-type="string">
            <text:p>b/s</text:p>
          </table:table-cell>
          <table:table-cell table:formula="of:=COM.MICROSOFT.CONCAT([$NEW_REBUILT_2026_PITS.AD80];&quot;b/s&quot;)" office:value-type="string" office:string-value="b/s" calcext:value-type="string">
            <text:p>b/s</text:p>
          </table:table-cell>
          <table:table-cell table:formula="of:=NUMTOSTRING([$NEW_REBUILT_2026_PITS.M80];[.P7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81];&quot;b/s&quot;)" office:value-type="string" office:string-value="b/s" calcext:value-type="string">
            <text:p>b/s</text:p>
          </table:table-cell>
          <table:table-cell table:formula="of:=COM.MICROSOFT.CONCAT([$NEW_REBUILT_2026_PITS.Q81];&quot;b/s&quot;)" office:value-type="string" office:string-value="b/s" calcext:value-type="string">
            <text:p>b/s</text:p>
          </table:table-cell>
          <table:table-cell table:formula="of:=COM.MICROSOFT.CONCAT([$NEW_REBUILT_2026_PITS.AC81];&quot;b/s&quot;)" office:value-type="string" office:string-value="b/s" calcext:value-type="string">
            <text:p>b/s</text:p>
          </table:table-cell>
          <table:table-cell table:formula="of:=COM.MICROSOFT.CONCAT([$NEW_REBUILT_2026_PITS.AD81];&quot;b/s&quot;)" office:value-type="string" office:string-value="b/s" calcext:value-type="string">
            <text:p>b/s</text:p>
          </table:table-cell>
          <table:table-cell table:formula="of:=NUMTOSTRING([$NEW_REBUILT_2026_PITS.M81];[.P8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82];&quot;b/s&quot;)" office:value-type="string" office:string-value="b/s" calcext:value-type="string">
            <text:p>b/s</text:p>
          </table:table-cell>
          <table:table-cell table:formula="of:=COM.MICROSOFT.CONCAT([$NEW_REBUILT_2026_PITS.Q82];&quot;b/s&quot;)" office:value-type="string" office:string-value="b/s" calcext:value-type="string">
            <text:p>b/s</text:p>
          </table:table-cell>
          <table:table-cell table:formula="of:=COM.MICROSOFT.CONCAT([$NEW_REBUILT_2026_PITS.AC82];&quot;b/s&quot;)" office:value-type="string" office:string-value="b/s" calcext:value-type="string">
            <text:p>b/s</text:p>
          </table:table-cell>
          <table:table-cell table:formula="of:=COM.MICROSOFT.CONCAT([$NEW_REBUILT_2026_PITS.AD82];&quot;b/s&quot;)" office:value-type="string" office:string-value="b/s" calcext:value-type="string">
            <text:p>b/s</text:p>
          </table:table-cell>
          <table:table-cell table:formula="of:=NUMTOSTRING([$NEW_REBUILT_2026_PITS.M82];[.P8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83];&quot;b/s&quot;)" office:value-type="string" office:string-value="b/s" calcext:value-type="string">
            <text:p>b/s</text:p>
          </table:table-cell>
          <table:table-cell table:formula="of:=COM.MICROSOFT.CONCAT([$NEW_REBUILT_2026_PITS.Q83];&quot;b/s&quot;)" office:value-type="string" office:string-value="b/s" calcext:value-type="string">
            <text:p>b/s</text:p>
          </table:table-cell>
          <table:table-cell table:formula="of:=COM.MICROSOFT.CONCAT([$NEW_REBUILT_2026_PITS.AC83];&quot;b/s&quot;)" office:value-type="string" office:string-value="b/s" calcext:value-type="string">
            <text:p>b/s</text:p>
          </table:table-cell>
          <table:table-cell table:formula="of:=COM.MICROSOFT.CONCAT([$NEW_REBUILT_2026_PITS.AD83];&quot;b/s&quot;)" office:value-type="string" office:string-value="b/s" calcext:value-type="string">
            <text:p>b/s</text:p>
          </table:table-cell>
          <table:table-cell table:formula="of:=NUMTOSTRING([$NEW_REBUILT_2026_PITS.M83];[.P8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84];&quot;b/s&quot;)" office:value-type="string" office:string-value="b/s" calcext:value-type="string">
            <text:p>b/s</text:p>
          </table:table-cell>
          <table:table-cell table:formula="of:=COM.MICROSOFT.CONCAT([$NEW_REBUILT_2026_PITS.Q84];&quot;b/s&quot;)" office:value-type="string" office:string-value="b/s" calcext:value-type="string">
            <text:p>b/s</text:p>
          </table:table-cell>
          <table:table-cell table:formula="of:=COM.MICROSOFT.CONCAT([$NEW_REBUILT_2026_PITS.AC84];&quot;b/s&quot;)" office:value-type="string" office:string-value="b/s" calcext:value-type="string">
            <text:p>b/s</text:p>
          </table:table-cell>
          <table:table-cell table:formula="of:=COM.MICROSOFT.CONCAT([$NEW_REBUILT_2026_PITS.AD84];&quot;b/s&quot;)" office:value-type="string" office:string-value="b/s" calcext:value-type="string">
            <text:p>b/s</text:p>
          </table:table-cell>
          <table:table-cell table:formula="of:=NUMTOSTRING([$NEW_REBUILT_2026_PITS.M84];[.P8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85];&quot;b/s&quot;)" office:value-type="string" office:string-value="b/s" calcext:value-type="string">
            <text:p>b/s</text:p>
          </table:table-cell>
          <table:table-cell table:formula="of:=COM.MICROSOFT.CONCAT([$NEW_REBUILT_2026_PITS.Q85];&quot;b/s&quot;)" office:value-type="string" office:string-value="b/s" calcext:value-type="string">
            <text:p>b/s</text:p>
          </table:table-cell>
          <table:table-cell table:formula="of:=COM.MICROSOFT.CONCAT([$NEW_REBUILT_2026_PITS.AC85];&quot;b/s&quot;)" office:value-type="string" office:string-value="b/s" calcext:value-type="string">
            <text:p>b/s</text:p>
          </table:table-cell>
          <table:table-cell table:formula="of:=COM.MICROSOFT.CONCAT([$NEW_REBUILT_2026_PITS.AD85];&quot;b/s&quot;)" office:value-type="string" office:string-value="b/s" calcext:value-type="string">
            <text:p>b/s</text:p>
          </table:table-cell>
          <table:table-cell table:formula="of:=NUMTOSTRING([$NEW_REBUILT_2026_PITS.M85];[.P8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86];&quot;b/s&quot;)" office:value-type="string" office:string-value="b/s" calcext:value-type="string">
            <text:p>b/s</text:p>
          </table:table-cell>
          <table:table-cell table:formula="of:=COM.MICROSOFT.CONCAT([$NEW_REBUILT_2026_PITS.Q86];&quot;b/s&quot;)" office:value-type="string" office:string-value="b/s" calcext:value-type="string">
            <text:p>b/s</text:p>
          </table:table-cell>
          <table:table-cell table:formula="of:=COM.MICROSOFT.CONCAT([$NEW_REBUILT_2026_PITS.AC86];&quot;b/s&quot;)" office:value-type="string" office:string-value="b/s" calcext:value-type="string">
            <text:p>b/s</text:p>
          </table:table-cell>
          <table:table-cell table:formula="of:=COM.MICROSOFT.CONCAT([$NEW_REBUILT_2026_PITS.AD86];&quot;b/s&quot;)" office:value-type="string" office:string-value="b/s" calcext:value-type="string">
            <text:p>b/s</text:p>
          </table:table-cell>
          <table:table-cell table:formula="of:=NUMTOSTRING([$NEW_REBUILT_2026_PITS.M86];[.P8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87];&quot;b/s&quot;)" office:value-type="string" office:string-value="b/s" calcext:value-type="string">
            <text:p>b/s</text:p>
          </table:table-cell>
          <table:table-cell table:formula="of:=COM.MICROSOFT.CONCAT([$NEW_REBUILT_2026_PITS.Q87];&quot;b/s&quot;)" office:value-type="string" office:string-value="b/s" calcext:value-type="string">
            <text:p>b/s</text:p>
          </table:table-cell>
          <table:table-cell table:formula="of:=COM.MICROSOFT.CONCAT([$NEW_REBUILT_2026_PITS.AC87];&quot;b/s&quot;)" office:value-type="string" office:string-value="b/s" calcext:value-type="string">
            <text:p>b/s</text:p>
          </table:table-cell>
          <table:table-cell table:formula="of:=COM.MICROSOFT.CONCAT([$NEW_REBUILT_2026_PITS.AD87];&quot;b/s&quot;)" office:value-type="string" office:string-value="b/s" calcext:value-type="string">
            <text:p>b/s</text:p>
          </table:table-cell>
          <table:table-cell table:formula="of:=NUMTOSTRING([$NEW_REBUILT_2026_PITS.M87];[.P8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88];&quot;b/s&quot;)" office:value-type="string" office:string-value="b/s" calcext:value-type="string">
            <text:p>b/s</text:p>
          </table:table-cell>
          <table:table-cell table:formula="of:=COM.MICROSOFT.CONCAT([$NEW_REBUILT_2026_PITS.Q88];&quot;b/s&quot;)" office:value-type="string" office:string-value="b/s" calcext:value-type="string">
            <text:p>b/s</text:p>
          </table:table-cell>
          <table:table-cell table:formula="of:=COM.MICROSOFT.CONCAT([$NEW_REBUILT_2026_PITS.AC88];&quot;b/s&quot;)" office:value-type="string" office:string-value="b/s" calcext:value-type="string">
            <text:p>b/s</text:p>
          </table:table-cell>
          <table:table-cell table:formula="of:=COM.MICROSOFT.CONCAT([$NEW_REBUILT_2026_PITS.AD88];&quot;b/s&quot;)" office:value-type="string" office:string-value="b/s" calcext:value-type="string">
            <text:p>b/s</text:p>
          </table:table-cell>
          <table:table-cell table:formula="of:=NUMTOSTRING([$NEW_REBUILT_2026_PITS.M88];[.P8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89];&quot;b/s&quot;)" office:value-type="string" office:string-value="b/s" calcext:value-type="string">
            <text:p>b/s</text:p>
          </table:table-cell>
          <table:table-cell table:formula="of:=COM.MICROSOFT.CONCAT([$NEW_REBUILT_2026_PITS.Q89];&quot;b/s&quot;)" office:value-type="string" office:string-value="b/s" calcext:value-type="string">
            <text:p>b/s</text:p>
          </table:table-cell>
          <table:table-cell table:formula="of:=COM.MICROSOFT.CONCAT([$NEW_REBUILT_2026_PITS.AC89];&quot;b/s&quot;)" office:value-type="string" office:string-value="b/s" calcext:value-type="string">
            <text:p>b/s</text:p>
          </table:table-cell>
          <table:table-cell table:formula="of:=COM.MICROSOFT.CONCAT([$NEW_REBUILT_2026_PITS.AD89];&quot;b/s&quot;)" office:value-type="string" office:string-value="b/s" calcext:value-type="string">
            <text:p>b/s</text:p>
          </table:table-cell>
          <table:table-cell table:formula="of:=NUMTOSTRING([$NEW_REBUILT_2026_PITS.M89];[.P8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90];&quot;b/s&quot;)" office:value-type="string" office:string-value="b/s" calcext:value-type="string">
            <text:p>b/s</text:p>
          </table:table-cell>
          <table:table-cell table:formula="of:=COM.MICROSOFT.CONCAT([$NEW_REBUILT_2026_PITS.Q90];&quot;b/s&quot;)" office:value-type="string" office:string-value="b/s" calcext:value-type="string">
            <text:p>b/s</text:p>
          </table:table-cell>
          <table:table-cell table:formula="of:=COM.MICROSOFT.CONCAT([$NEW_REBUILT_2026_PITS.AC90];&quot;b/s&quot;)" office:value-type="string" office:string-value="b/s" calcext:value-type="string">
            <text:p>b/s</text:p>
          </table:table-cell>
          <table:table-cell table:formula="of:=COM.MICROSOFT.CONCAT([$NEW_REBUILT_2026_PITS.AD90];&quot;b/s&quot;)" office:value-type="string" office:string-value="b/s" calcext:value-type="string">
            <text:p>b/s</text:p>
          </table:table-cell>
          <table:table-cell table:formula="of:=NUMTOSTRING([$NEW_REBUILT_2026_PITS.M90];[.P8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91];&quot;b/s&quot;)" office:value-type="string" office:string-value="b/s" calcext:value-type="string">
            <text:p>b/s</text:p>
          </table:table-cell>
          <table:table-cell table:formula="of:=COM.MICROSOFT.CONCAT([$NEW_REBUILT_2026_PITS.Q91];&quot;b/s&quot;)" office:value-type="string" office:string-value="b/s" calcext:value-type="string">
            <text:p>b/s</text:p>
          </table:table-cell>
          <table:table-cell table:formula="of:=COM.MICROSOFT.CONCAT([$NEW_REBUILT_2026_PITS.AC91];&quot;b/s&quot;)" office:value-type="string" office:string-value="b/s" calcext:value-type="string">
            <text:p>b/s</text:p>
          </table:table-cell>
          <table:table-cell table:formula="of:=COM.MICROSOFT.CONCAT([$NEW_REBUILT_2026_PITS.AD91];&quot;b/s&quot;)" office:value-type="string" office:string-value="b/s" calcext:value-type="string">
            <text:p>b/s</text:p>
          </table:table-cell>
          <table:table-cell table:formula="of:=NUMTOSTRING([$NEW_REBUILT_2026_PITS.M91];[.P9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92];&quot;b/s&quot;)" office:value-type="string" office:string-value="b/s" calcext:value-type="string">
            <text:p>b/s</text:p>
          </table:table-cell>
          <table:table-cell table:formula="of:=COM.MICROSOFT.CONCAT([$NEW_REBUILT_2026_PITS.Q92];&quot;b/s&quot;)" office:value-type="string" office:string-value="b/s" calcext:value-type="string">
            <text:p>b/s</text:p>
          </table:table-cell>
          <table:table-cell table:formula="of:=COM.MICROSOFT.CONCAT([$NEW_REBUILT_2026_PITS.AC92];&quot;b/s&quot;)" office:value-type="string" office:string-value="b/s" calcext:value-type="string">
            <text:p>b/s</text:p>
          </table:table-cell>
          <table:table-cell table:formula="of:=COM.MICROSOFT.CONCAT([$NEW_REBUILT_2026_PITS.AD92];&quot;b/s&quot;)" office:value-type="string" office:string-value="b/s" calcext:value-type="string">
            <text:p>b/s</text:p>
          </table:table-cell>
          <table:table-cell table:formula="of:=NUMTOSTRING([$NEW_REBUILT_2026_PITS.M92];[.P9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93];&quot;b/s&quot;)" office:value-type="string" office:string-value="b/s" calcext:value-type="string">
            <text:p>b/s</text:p>
          </table:table-cell>
          <table:table-cell table:formula="of:=COM.MICROSOFT.CONCAT([$NEW_REBUILT_2026_PITS.Q93];&quot;b/s&quot;)" office:value-type="string" office:string-value="b/s" calcext:value-type="string">
            <text:p>b/s</text:p>
          </table:table-cell>
          <table:table-cell table:formula="of:=COM.MICROSOFT.CONCAT([$NEW_REBUILT_2026_PITS.AC93];&quot;b/s&quot;)" office:value-type="string" office:string-value="b/s" calcext:value-type="string">
            <text:p>b/s</text:p>
          </table:table-cell>
          <table:table-cell table:formula="of:=COM.MICROSOFT.CONCAT([$NEW_REBUILT_2026_PITS.AD93];&quot;b/s&quot;)" office:value-type="string" office:string-value="b/s" calcext:value-type="string">
            <text:p>b/s</text:p>
          </table:table-cell>
          <table:table-cell table:formula="of:=NUMTOSTRING([$NEW_REBUILT_2026_PITS.M93];[.P9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94];&quot;b/s&quot;)" office:value-type="string" office:string-value="b/s" calcext:value-type="string">
            <text:p>b/s</text:p>
          </table:table-cell>
          <table:table-cell table:formula="of:=COM.MICROSOFT.CONCAT([$NEW_REBUILT_2026_PITS.Q94];&quot;b/s&quot;)" office:value-type="string" office:string-value="b/s" calcext:value-type="string">
            <text:p>b/s</text:p>
          </table:table-cell>
          <table:table-cell table:formula="of:=COM.MICROSOFT.CONCAT([$NEW_REBUILT_2026_PITS.AC94];&quot;b/s&quot;)" office:value-type="string" office:string-value="b/s" calcext:value-type="string">
            <text:p>b/s</text:p>
          </table:table-cell>
          <table:table-cell table:formula="of:=COM.MICROSOFT.CONCAT([$NEW_REBUILT_2026_PITS.AD94];&quot;b/s&quot;)" office:value-type="string" office:string-value="b/s" calcext:value-type="string">
            <text:p>b/s</text:p>
          </table:table-cell>
          <table:table-cell table:formula="of:=NUMTOSTRING([$NEW_REBUILT_2026_PITS.M94];[.P9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95];&quot;b/s&quot;)" office:value-type="string" office:string-value="b/s" calcext:value-type="string">
            <text:p>b/s</text:p>
          </table:table-cell>
          <table:table-cell table:formula="of:=COM.MICROSOFT.CONCAT([$NEW_REBUILT_2026_PITS.Q95];&quot;b/s&quot;)" office:value-type="string" office:string-value="b/s" calcext:value-type="string">
            <text:p>b/s</text:p>
          </table:table-cell>
          <table:table-cell table:formula="of:=COM.MICROSOFT.CONCAT([$NEW_REBUILT_2026_PITS.AC95];&quot;b/s&quot;)" office:value-type="string" office:string-value="b/s" calcext:value-type="string">
            <text:p>b/s</text:p>
          </table:table-cell>
          <table:table-cell table:formula="of:=COM.MICROSOFT.CONCAT([$NEW_REBUILT_2026_PITS.AD95];&quot;b/s&quot;)" office:value-type="string" office:string-value="b/s" calcext:value-type="string">
            <text:p>b/s</text:p>
          </table:table-cell>
          <table:table-cell table:formula="of:=NUMTOSTRING([$NEW_REBUILT_2026_PITS.M95];[.P9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96];&quot;b/s&quot;)" office:value-type="string" office:string-value="b/s" calcext:value-type="string">
            <text:p>b/s</text:p>
          </table:table-cell>
          <table:table-cell table:formula="of:=COM.MICROSOFT.CONCAT([$NEW_REBUILT_2026_PITS.Q96];&quot;b/s&quot;)" office:value-type="string" office:string-value="b/s" calcext:value-type="string">
            <text:p>b/s</text:p>
          </table:table-cell>
          <table:table-cell table:formula="of:=COM.MICROSOFT.CONCAT([$NEW_REBUILT_2026_PITS.AC96];&quot;b/s&quot;)" office:value-type="string" office:string-value="b/s" calcext:value-type="string">
            <text:p>b/s</text:p>
          </table:table-cell>
          <table:table-cell table:formula="of:=COM.MICROSOFT.CONCAT([$NEW_REBUILT_2026_PITS.AD96];&quot;b/s&quot;)" office:value-type="string" office:string-value="b/s" calcext:value-type="string">
            <text:p>b/s</text:p>
          </table:table-cell>
          <table:table-cell table:formula="of:=NUMTOSTRING([$NEW_REBUILT_2026_PITS.M96];[.P9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97];&quot;b/s&quot;)" office:value-type="string" office:string-value="b/s" calcext:value-type="string">
            <text:p>b/s</text:p>
          </table:table-cell>
          <table:table-cell table:formula="of:=COM.MICROSOFT.CONCAT([$NEW_REBUILT_2026_PITS.Q97];&quot;b/s&quot;)" office:value-type="string" office:string-value="b/s" calcext:value-type="string">
            <text:p>b/s</text:p>
          </table:table-cell>
          <table:table-cell table:formula="of:=COM.MICROSOFT.CONCAT([$NEW_REBUILT_2026_PITS.AC97];&quot;b/s&quot;)" office:value-type="string" office:string-value="b/s" calcext:value-type="string">
            <text:p>b/s</text:p>
          </table:table-cell>
          <table:table-cell table:formula="of:=COM.MICROSOFT.CONCAT([$NEW_REBUILT_2026_PITS.AD97];&quot;b/s&quot;)" office:value-type="string" office:string-value="b/s" calcext:value-type="string">
            <text:p>b/s</text:p>
          </table:table-cell>
          <table:table-cell table:formula="of:=NUMTOSTRING([$NEW_REBUILT_2026_PITS.M97];[.P9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98];&quot;b/s&quot;)" office:value-type="string" office:string-value="b/s" calcext:value-type="string">
            <text:p>b/s</text:p>
          </table:table-cell>
          <table:table-cell table:formula="of:=COM.MICROSOFT.CONCAT([$NEW_REBUILT_2026_PITS.Q98];&quot;b/s&quot;)" office:value-type="string" office:string-value="b/s" calcext:value-type="string">
            <text:p>b/s</text:p>
          </table:table-cell>
          <table:table-cell table:formula="of:=COM.MICROSOFT.CONCAT([$NEW_REBUILT_2026_PITS.AC98];&quot;b/s&quot;)" office:value-type="string" office:string-value="b/s" calcext:value-type="string">
            <text:p>b/s</text:p>
          </table:table-cell>
          <table:table-cell table:formula="of:=COM.MICROSOFT.CONCAT([$NEW_REBUILT_2026_PITS.AD98];&quot;b/s&quot;)" office:value-type="string" office:string-value="b/s" calcext:value-type="string">
            <text:p>b/s</text:p>
          </table:table-cell>
          <table:table-cell table:formula="of:=NUMTOSTRING([$NEW_REBUILT_2026_PITS.M98];[.P9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99];&quot;b/s&quot;)" office:value-type="string" office:string-value="b/s" calcext:value-type="string">
            <text:p>b/s</text:p>
          </table:table-cell>
          <table:table-cell table:formula="of:=COM.MICROSOFT.CONCAT([$NEW_REBUILT_2026_PITS.Q99];&quot;b/s&quot;)" office:value-type="string" office:string-value="b/s" calcext:value-type="string">
            <text:p>b/s</text:p>
          </table:table-cell>
          <table:table-cell table:formula="of:=COM.MICROSOFT.CONCAT([$NEW_REBUILT_2026_PITS.AC99];&quot;b/s&quot;)" office:value-type="string" office:string-value="b/s" calcext:value-type="string">
            <text:p>b/s</text:p>
          </table:table-cell>
          <table:table-cell table:formula="of:=COM.MICROSOFT.CONCAT([$NEW_REBUILT_2026_PITS.AD99];&quot;b/s&quot;)" office:value-type="string" office:string-value="b/s" calcext:value-type="string">
            <text:p>b/s</text:p>
          </table:table-cell>
          <table:table-cell table:formula="of:=NUMTOSTRING([$NEW_REBUILT_2026_PITS.M99];[.P9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100];&quot;b/s&quot;)" office:value-type="string" office:string-value="b/s" calcext:value-type="string">
            <text:p>b/s</text:p>
          </table:table-cell>
          <table:table-cell table:formula="of:=COM.MICROSOFT.CONCAT([$NEW_REBUILT_2026_PITS.Q100];&quot;b/s&quot;)" office:value-type="string" office:string-value="b/s" calcext:value-type="string">
            <text:p>b/s</text:p>
          </table:table-cell>
          <table:table-cell table:formula="of:=COM.MICROSOFT.CONCAT([$NEW_REBUILT_2026_PITS.AC100];&quot;b/s&quot;)" office:value-type="string" office:string-value="b/s" calcext:value-type="string">
            <text:p>b/s</text:p>
          </table:table-cell>
          <table:table-cell table:formula="of:=COM.MICROSOFT.CONCAT([$NEW_REBUILT_2026_PITS.AD100];&quot;b/s&quot;)" office:value-type="string" office:string-value="b/s" calcext:value-type="string">
            <text:p>b/s</text:p>
          </table:table-cell>
          <table:table-cell table:formula="of:=NUMTOSTRING([$NEW_REBUILT_2026_PITS.M100];[.P9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3"/>
          <table:table-cell table:formula="of:=COM.MICROSOFT.CONCAT([$NEW_REBUILT_2026_PITS.P101];&quot;b/s&quot;)" office:value-type="string" office:string-value="b/s" calcext:value-type="string">
            <text:p>b/s</text:p>
          </table:table-cell>
          <table:table-cell table:formula="of:=COM.MICROSOFT.CONCAT([$NEW_REBUILT_2026_PITS.Q101];&quot;b/s&quot;)" office:value-type="string" office:string-value="b/s" calcext:value-type="string">
            <text:p>b/s</text:p>
          </table:table-cell>
          <table:table-cell table:formula="of:=COM.MICROSOFT.CONCAT([$NEW_REBUILT_2026_PITS.AC101];&quot;b/s&quot;)" office:value-type="string" office:string-value="b/s" calcext:value-type="string">
            <text:p>b/s</text:p>
          </table:table-cell>
          <table:table-cell table:formula="of:=COM.MICROSOFT.CONCAT([$NEW_REBUILT_2026_PITS.AD101];&quot;b/s&quot;)" office:value-type="string" office:string-value="b/s" calcext:value-type="string">
            <text:p>b/s</text:p>
          </table:table-cell>
          <table:table-cell table:formula="of:=NUMTOSTRING([$NEW_REBUILT_2026_PITS.M101];[.P10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02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03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04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05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06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07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08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09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10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11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12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13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14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15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16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17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18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19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20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21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22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23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24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25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26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27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28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29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30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31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32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33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34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35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36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37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38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39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40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41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42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43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44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45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46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47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48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49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50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51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52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53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54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55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56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57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58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59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60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61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62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63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64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65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66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67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68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69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70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71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72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73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74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75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76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77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78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79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80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81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82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83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84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85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86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87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88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89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90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91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92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93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94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95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96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97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98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199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200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table:table-row table:style-name="ro1">
          <table:table-cell table:number-columns-repeated="6"/>
          <table:table-cell table:formula="of:=COM.MICROSOFT.CONCAT([$NEW_REBUILT_2026_PITS.AD201];&quot;b/s&quot;)" office:value-type="string" office:string-value="b/s" calcext:value-type="string">
            <text:p>b/s</text:p>
          </table:table-cell>
          <table:table-cell table:number-columns-repeated="27"/>
          <table:table-cell table:style-name="Default" table:number-columns-repeated="16350"/>
        </table:table-row>
        <calcext:conditional-formats>
          <calcext:conditional-format calcext:target-range-address="'Organized Data -FUEL'.M2:'Organized Data -FUEL'.M5">
            <calcext:condition calcext:apply-style-name="BGreen" calcext:value="between(20,26)" calcext:base-cell-address="'Organized Data -FUEL'.M2"/>
            <calcext:condition calcext:apply-style-name="BGYellow" calcext:value="between(19,11)" calcext:base-cell-address="'Organized Data -FUEL'.M2"/>
            <calcext:condition calcext:apply-style-name="BGred" calcext:value="&lt;=10" calcext:base-cell-address="'Organized Data -FUEL'.M2"/>
          </calcext:conditional-format>
          <calcext:conditional-format calcext:target-range-address="'Organized Data -FUEL'.B2:'Organized Data -FUEL'.B200">
            <calcext:condition calcext:apply-style-name="BGreen" calcext:value="between(20,26)" calcext:base-cell-address="'Organized Data -FUEL'.B2"/>
            <calcext:condition calcext:apply-style-name="BGYellow" calcext:value="between(19,11)" calcext:base-cell-address="'Organized Data -FUEL'.B2"/>
            <calcext:condition calcext:apply-style-name="BGred" calcext:value="between(10,1)" calcext:base-cell-address="'Organized Data -FUEL'.B2"/>
            <calcext:condition calcext:apply-style-name="Default" calcext:value="not-contains-text([.C2])" calcext:base-cell-address="'Organized Data -FUEL'.B2"/>
          </calcext:conditional-format>
        </calcext:conditional-formats>
      </table:table>
      <table:table table:name="Organized Data - Climbing" table:style-name="ta5">
        <office:forms form:automatic-focus="false" form:apply-design-mode="false"/>
        <table:table-column table:style-name="co31" table:default-cell-style-name="Default"/>
        <table:table-column table:style-name="co90" table:default-cell-style-name="Default"/>
        <table:table-column table:style-name="co57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31" table:number-columns-repeated="2" table:default-cell-style-name="Default"/>
        <table:table-column table:style-name="co94" table:default-cell-style-name="Default"/>
        <table:table-column table:style-name="co31" table:number-columns-repeated="2" table:default-cell-style-name="Default"/>
        <table:table-column table:style-name="co31" table:default-cell-style-name="ce15"/>
        <table:table-column table:style-name="co31" table:number-columns-repeated="16372"/>
        <table:table-row table:style-name="ro1">
          <table:table-cell table:style-name="ce28" office:value-type="string" calcext:value-type="string">
            <text:p>Team #</text:p>
          </table:table-cell>
          <table:table-cell table:style-name="ce28" office:value-type="string" calcext:value-type="string">
            <text:p>Highest Level</text:p>
          </table:table-cell>
          <table:table-cell table:style-name="ce28" office:value-type="string" calcext:value-type="string">
            <text:p>Climbing Mechanism</text:p>
          </table:table-cell>
          <table:table-cell table:style-name="ce28" office:value-type="string" calcext:value-type="string">
            <text:p>Auton Climbing</text:p>
          </table:table-cell>
          <table:table-cell table:style-name="ce28" office:value-type="string" calcext:value-type="string">
            <text:p>Match Climb</text:p>
          </table:table-cell>
          <table:table-cell table:style-name="ce28" office:value-type="string" calcext:value-type="string">
            <text:p>Total Score</text:p>
          </table:table-cell>
          <table:table-cell table:number-columns-repeated="2"/>
          <table:table-cell office:value-type="string" calcext:value-type="string">
            <text:p>Climber CONVERSION</text:p>
          </table:table-cell>
          <table:table-cell table:number-columns-repeated="2"/>
          <table:table-cell table:style-name="Default" office:value-type="string" calcext:value-type="string">
            <text:p>Color Test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2]" office:value-type="float" office:value="7" calcext:value-type="float">
            <text:p>7</text:p>
          </table:table-cell>
          <table:table-cell table:formula="of:=[$NEW_REBUILT_2026_PITS.O2]" office:value-type="float" office:value="1" calcext:value-type="float">
            <text:p>1</text:p>
          </table:table-cell>
          <table:table-cell table:style-name="ce35" table:formula="of:=NUMTOSTRING([$NEW_REBUILT_2026_PITS.K2];[.I2])" office:value-type="string" office:string-value="Two-Climber Lift " calcext:value-type="string">
            <text:p>Two-Climber Lift </text:p>
          </table:table-cell>
          <table:table-cell table:formula="of:=NUMTOSTRING([$NEW_REBUILT_2026_PITS.AE2];[.I3])" office:value-type="string" office:string-value="Half of the Time " calcext:value-type="string">
            <text:p>Half of the Time </text:p>
          </table:table-cell>
          <table:table-cell table:formula="of:= ([$NEW_REBUILT_2026_PITS.U2]) + ([$NEW_REBUILT_2026_PITS.V2] * 2) + ([$NEW_REBUILT_2026_PITS.W2] * 3)" office:value-type="float" office:value="12" calcext:value-type="float">
            <text:p>12</text:p>
          </table:table-cell>
          <table:table-cell table:formula="of:=SUM([.B2];[.D2];[.E2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JUMP,Two-Climber Lift,Ladder Climb,Non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16372"/>
        </table:table-row>
        <table:table-row table:style-name="ro1">
          <table:table-cell table:number-columns-repeated="8"/>
          <table:table-cell office:value-type="string" calcext:value-type="string">
            <text:p>Can’t,Rarely,Sometimes,Half of the Time,Often,Alway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table:number-columns-repeated="16372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 table:number-rows-repeated="66">
          <table:table-cell table:number-columns-repeated="12"/>
          <table:table-cell table:style-name="Default" table:number-columns-repeated="16372"/>
        </table:table-row>
        <table:table-row table:style-name="ro1" table:number-rows-repeated="29">
          <table:table-cell table:number-columns-repeated="11"/>
          <table:table-cell table:style-name="Default" table:number-columns-repeated="16373"/>
        </table:table-row>
        <table:table-row table:style-name="ro1">
          <table:table-cell table:number-columns-repeated="11"/>
          <table:table-cell table:style-name="Default" table:number-columns-repeated="16373"/>
        </table:table-row>
        <calcext:conditional-formats>
          <calcext:conditional-format calcext:target-range-address="'Organized Data - Climbing'.L2:'Organized Data - Climbing'.L70">
            <calcext:condition calcext:apply-style-name="BGreen" calcext:value="&gt;=10" calcext:base-cell-address="'Organized Data - Climbing'.L2"/>
            <calcext:condition calcext:apply-style-name="BGYellow" calcext:value="between(5,9)" calcext:base-cell-address="'Organized Data - Climbing'.L2"/>
            <calcext:condition calcext:apply-style-name="BGred" calcext:value="between(4,1)" calcext:base-cell-address="'Organized Data - Climbing'.L2"/>
          </calcext:conditional-format>
        </calcext:conditional-formats>
      </table:table>
      <table:table table:name="Pivot Table_Organized Data - Climbing_1" table:style-name="ta2">
        <office:forms form:automatic-focus="false" form:apply-design-mode="false"/>
        <table:table-column table:style-name="co51" table:default-cell-style-name="ce27"/>
        <table:table-column table:style-name="co51" table:default-cell-style-name="ce31"/>
        <table:table-column table:style-name="co95" table:default-cell-style-name="ce31"/>
        <table:table-column table:style-name="co51" table:default-cell-style-name="ce31"/>
        <table:table-column table:style-name="co96" table:default-cell-style-name="ce31"/>
        <table:table-column table:style-name="co57" table:default-cell-style-name="ce31"/>
        <table:table-column table:style-name="co51" table:default-cell-style-name="ce34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Highest Level</text:p>
          </table:table-cell>
          <table:table-cell office:value-type="string" calcext:value-type="string">
            <text:p>Climbing Mechanism</text:p>
          </table:table-cell>
          <table:table-cell office:value-type="string" calcext:value-type="string">
            <text:p>Match Climb</text:p>
          </table:table-cell>
          <table:table-cell office:value-type="string" calcext:value-type="string">
            <text:p>Auton Climbing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(empty)</text:p>
          </table:table-cell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wo-Climber Lift 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Half of the Time </text:p>
          </table:table-cell>
          <table:table-cell table:style-name="ce32" office:value-type="float" office:value="13" calcext:value-type="float">
            <text:p>13</text:p>
          </table:table-cell>
          <table:table-cell table:style-name="ce36"/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3" table:number-columns-repeated="4"/>
          <table:table-cell table:style-name="ce25"/>
          <table:table-cell table:style-name="ce23"/>
        </table:table-row>
      </table:table>
      <table:table table:name=" Organized Data - Traversal" table:style-name="ta6">
        <office:forms form:automatic-focus="false" form:apply-design-mode="false"/>
        <table:table-column table:style-name="co31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31" table:number-columns-repeated="6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1" table:number-columns-repeated="2" table:default-cell-style-name="Default"/>
        <table:table-column table:style-name="co102" table:default-cell-style-name="Default"/>
        <table:table-column table:style-name="co31" table:number-columns-repeated="16369"/>
        <table:table-row table:style-name="ro1">
          <table:table-cell table:style-name="ce28" office:value-type="string" calcext:value-type="string">
            <text:p>Team #</text:p>
          </table:table-cell>
          <table:table-cell table:style-name="ce28" office:value-type="string" calcext:value-type="string">
            <text:p>Team Name</text:p>
          </table:table-cell>
          <table:table-cell table:style-name="ce28" office:value-type="string" calcext:value-type="string">
            <text:p>Speed</text:p>
          </table:table-cell>
          <table:table-cell table:style-name="ce28" office:value-type="string" calcext:value-type="string">
            <text:p>Trench</text:p>
          </table:table-cell>
          <table:table-cell table:style-name="ce28" office:value-type="string" calcext:value-type="string">
            <text:p>Bump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Can’t</text:p>
          </table:table-cell>
          <table:table-cell/>
          <table:table-cell office:value-type="string" calcext:value-type="string">
            <text:p>Conversion Values</text:p>
          </table:table-cell>
          <table:table-cell table:style-name="Default" table:number-columns-repeated="16369"/>
        </table:table-row>
        <table:table-row table:style-name="ro1">
          <table:table-cell table:formula="of:=[$NEW_REBUILT_2026_PITS.B2]" office:value-type="float" office:value="7" calcext:value-type="float">
            <text:p>7</text:p>
          </table:table-cell>
          <table:table-cell table:formula="of:=[$NEW_REBUILT_2026_PITS.A2]" office:value-type="string" office:string-value="TestNewTeam" calcext:value-type="string">
            <text:p>TestNewTeam</text:p>
          </table:table-cell>
          <table:table-cell table:formula="of:=COM.MICROSOFT.CONCAT([$NEW_REBUILT_2026_PITS.J2];&quot;, &quot;;NUMTOSTRING([$NEW_REBUILT_2026_PITS.I2];[.O2]))" office:value-type="string" office:string-value="4.7m/s, Fast " calcext:value-type="string">
            <text:p>4.7m/s, Fast </text:p>
          </table:table-cell>
          <table:table-cell table:formula="of:=NUMTOSTRING([$NEW_REBUILT_2026_PITS.Y2];[.O3])" office:value-type="string" office:string-value="Excellent " calcext:value-type="string">
            <text:p>Excellent </text:p>
          </table:table-cell>
          <table:table-cell table:formula="of:=NUMTOSTRING([$NEW_REBUILT_2026_PITS.Z2];[.O3])" office:value-type="string" office:string-value="Bad " calcext:value-type="string">
            <text:p>Bad </text:p>
          </table:table-cell>
          <table:table-cell table:number-columns-repeated="4"/>
          <table:table-cell office:value-type="string" calcext:value-type="string">
            <text:p>4.9m/s -3.9m/s</text:p>
          </table:table-cell>
          <table:table-cell office:value-type="string" calcext:value-type="string">
            <text:p>3.8-1.4m/s</text:p>
          </table:table-cell>
          <table:table-cell office:value-type="string" calcext:value-type="string">
            <text:p>1.3-0.1m/s</text:p>
          </table:table-cell>
          <table:table-cell office:value-type="string" calcext:value-type="string">
            <text:p>0m/s(duh)</text:p>
          </table:table-cell>
          <table:table-cell/>
          <table:table-cell office:value-type="string" calcext:value-type="string">
            <text:p>Can’t,Slow,Moderate,Fast</text:p>
          </table:table-cell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4];&quot;, &quot;;NUMTOSTRING([$NEW_REBUILT_2026_PITS.I4];[.O2]))" office:value-type="string" office:string-value="0.5m/s, Slow " calcext:value-type="string">
            <text:p>0.5m/s, Slow </text:p>
          </table:table-cell>
          <table:table-cell table:number-columns-repeated="11"/>
          <table:table-cell office:value-type="string" calcext:value-type="string">
            <text:p>Can’t,Bad,Average,Good,Excellent</text:p>
          </table:table-cell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5];&quot;, &quot;;NUMTOSTRING([$NEW_REBUILT_2026_PITS.I5];[.O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6];&quot;, &quot;;NUMTOSTRING([$NEW_REBUILT_2026_PITS.I6];[.O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7];&quot;, &quot;;NUMTOSTRING([$NEW_REBUILT_2026_PITS.I7];[.O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8];&quot;, &quot;;NUMTOSTRING([$NEW_REBUILT_2026_PITS.I8];[.O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9];&quot;, &quot;;NUMTOSTRING([$NEW_REBUILT_2026_PITS.I9];[.O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0];&quot;, &quot;;NUMTOSTRING([$NEW_REBUILT_2026_PITS.I10];[.O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1];&quot;, &quot;;NUMTOSTRING([$NEW_REBUILT_2026_PITS.I11];[.O1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2];&quot;, &quot;;NUMTOSTRING([$NEW_REBUILT_2026_PITS.I12];[.O1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3];&quot;, &quot;;NUMTOSTRING([$NEW_REBUILT_2026_PITS.I13];[.O1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4];&quot;, &quot;;NUMTOSTRING([$NEW_REBUILT_2026_PITS.I14];[.O1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5];&quot;, &quot;;NUMTOSTRING([$NEW_REBUILT_2026_PITS.I15];[.O1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6];&quot;, &quot;;NUMTOSTRING([$NEW_REBUILT_2026_PITS.I16];[.O1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7];&quot;, &quot;;NUMTOSTRING([$NEW_REBUILT_2026_PITS.I17];[.O1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8];&quot;, &quot;;NUMTOSTRING([$NEW_REBUILT_2026_PITS.I18];[.O1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9];&quot;, &quot;;NUMTOSTRING([$NEW_REBUILT_2026_PITS.I19];[.O1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20];&quot;, &quot;;NUMTOSTRING([$NEW_REBUILT_2026_PITS.I20];[.O1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21];&quot;, &quot;;NUMTOSTRING([$NEW_REBUILT_2026_PITS.I21];[.O2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22];&quot;, &quot;;NUMTOSTRING([$NEW_REBUILT_2026_PITS.I22];[.O2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23];&quot;, &quot;;NUMTOSTRING([$NEW_REBUILT_2026_PITS.I23];[.O2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24];&quot;, &quot;;NUMTOSTRING([$NEW_REBUILT_2026_PITS.I24];[.O2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25];&quot;, &quot;;NUMTOSTRING([$NEW_REBUILT_2026_PITS.I25];[.O2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26];&quot;, &quot;;NUMTOSTRING([$NEW_REBUILT_2026_PITS.I26];[.O2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27];&quot;, &quot;;NUMTOSTRING([$NEW_REBUILT_2026_PITS.I27];[.O2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28];&quot;, &quot;;NUMTOSTRING([$NEW_REBUILT_2026_PITS.I28];[.O2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29];&quot;, &quot;;NUMTOSTRING([$NEW_REBUILT_2026_PITS.I29];[.O2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30];&quot;, &quot;;NUMTOSTRING([$NEW_REBUILT_2026_PITS.I30];[.O2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31];&quot;, &quot;;NUMTOSTRING([$NEW_REBUILT_2026_PITS.I31];[.O3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32];&quot;, &quot;;NUMTOSTRING([$NEW_REBUILT_2026_PITS.I32];[.O3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33];&quot;, &quot;;NUMTOSTRING([$NEW_REBUILT_2026_PITS.I33];[.O3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34];&quot;, &quot;;NUMTOSTRING([$NEW_REBUILT_2026_PITS.I34];[.O3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35];&quot;, &quot;;NUMTOSTRING([$NEW_REBUILT_2026_PITS.I35];[.O3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36];&quot;, &quot;;NUMTOSTRING([$NEW_REBUILT_2026_PITS.I36];[.O3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37];&quot;, &quot;;NUMTOSTRING([$NEW_REBUILT_2026_PITS.I37];[.O3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38];&quot;, &quot;;NUMTOSTRING([$NEW_REBUILT_2026_PITS.I38];[.O3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39];&quot;, &quot;;NUMTOSTRING([$NEW_REBUILT_2026_PITS.I39];[.O3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40];&quot;, &quot;;NUMTOSTRING([$NEW_REBUILT_2026_PITS.I40];[.O3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41];&quot;, &quot;;NUMTOSTRING([$NEW_REBUILT_2026_PITS.I41];[.O4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42];&quot;, &quot;;NUMTOSTRING([$NEW_REBUILT_2026_PITS.I42];[.O4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43];&quot;, &quot;;NUMTOSTRING([$NEW_REBUILT_2026_PITS.I43];[.O4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44];&quot;, &quot;;NUMTOSTRING([$NEW_REBUILT_2026_PITS.I44];[.O4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45];&quot;, &quot;;NUMTOSTRING([$NEW_REBUILT_2026_PITS.I45];[.O4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46];&quot;, &quot;;NUMTOSTRING([$NEW_REBUILT_2026_PITS.I46];[.O4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47];&quot;, &quot;;NUMTOSTRING([$NEW_REBUILT_2026_PITS.I47];[.O4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48];&quot;, &quot;;NUMTOSTRING([$NEW_REBUILT_2026_PITS.I48];[.O4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49];&quot;, &quot;;NUMTOSTRING([$NEW_REBUILT_2026_PITS.I49];[.O4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50];&quot;, &quot;;NUMTOSTRING([$NEW_REBUILT_2026_PITS.I50];[.O4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51];&quot;, &quot;;NUMTOSTRING([$NEW_REBUILT_2026_PITS.I51];[.O5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52];&quot;, &quot;;NUMTOSTRING([$NEW_REBUILT_2026_PITS.I52];[.O5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53];&quot;, &quot;;NUMTOSTRING([$NEW_REBUILT_2026_PITS.I53];[.O5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54];&quot;, &quot;;NUMTOSTRING([$NEW_REBUILT_2026_PITS.I54];[.O5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55];&quot;, &quot;;NUMTOSTRING([$NEW_REBUILT_2026_PITS.I55];[.O5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56];&quot;, &quot;;NUMTOSTRING([$NEW_REBUILT_2026_PITS.I56];[.O5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57];&quot;, &quot;;NUMTOSTRING([$NEW_REBUILT_2026_PITS.I57];[.O5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58];&quot;, &quot;;NUMTOSTRING([$NEW_REBUILT_2026_PITS.I58];[.O5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59];&quot;, &quot;;NUMTOSTRING([$NEW_REBUILT_2026_PITS.I59];[.O5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60];&quot;, &quot;;NUMTOSTRING([$NEW_REBUILT_2026_PITS.I60];[.O5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61];&quot;, &quot;;NUMTOSTRING([$NEW_REBUILT_2026_PITS.I61];[.O6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62];&quot;, &quot;;NUMTOSTRING([$NEW_REBUILT_2026_PITS.I62];[.O6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63];&quot;, &quot;;NUMTOSTRING([$NEW_REBUILT_2026_PITS.I63];[.O6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64];&quot;, &quot;;NUMTOSTRING([$NEW_REBUILT_2026_PITS.I64];[.O6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65];&quot;, &quot;;NUMTOSTRING([$NEW_REBUILT_2026_PITS.I65];[.O6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66];&quot;, &quot;;NUMTOSTRING([$NEW_REBUILT_2026_PITS.I66];[.O6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67];&quot;, &quot;;NUMTOSTRING([$NEW_REBUILT_2026_PITS.I67];[.O6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68];&quot;, &quot;;NUMTOSTRING([$NEW_REBUILT_2026_PITS.I68];[.O6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69];&quot;, &quot;;NUMTOSTRING([$NEW_REBUILT_2026_PITS.I69];[.O6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70];&quot;, &quot;;NUMTOSTRING([$NEW_REBUILT_2026_PITS.I70];[.O6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71];&quot;, &quot;;NUMTOSTRING([$NEW_REBUILT_2026_PITS.I71];[.O7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72];&quot;, &quot;;NUMTOSTRING([$NEW_REBUILT_2026_PITS.I72];[.O7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73];&quot;, &quot;;NUMTOSTRING([$NEW_REBUILT_2026_PITS.I73];[.O7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74];&quot;, &quot;;NUMTOSTRING([$NEW_REBUILT_2026_PITS.I74];[.O7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75];&quot;, &quot;;NUMTOSTRING([$NEW_REBUILT_2026_PITS.I75];[.O7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76];&quot;, &quot;;NUMTOSTRING([$NEW_REBUILT_2026_PITS.I76];[.O7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77];&quot;, &quot;;NUMTOSTRING([$NEW_REBUILT_2026_PITS.I77];[.O7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78];&quot;, &quot;;NUMTOSTRING([$NEW_REBUILT_2026_PITS.I78];[.O7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79];&quot;, &quot;;NUMTOSTRING([$NEW_REBUILT_2026_PITS.I79];[.O7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80];&quot;, &quot;;NUMTOSTRING([$NEW_REBUILT_2026_PITS.I80];[.O7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81];&quot;, &quot;;NUMTOSTRING([$NEW_REBUILT_2026_PITS.I81];[.O8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82];&quot;, &quot;;NUMTOSTRING([$NEW_REBUILT_2026_PITS.I82];[.O8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83];&quot;, &quot;;NUMTOSTRING([$NEW_REBUILT_2026_PITS.I83];[.O8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84];&quot;, &quot;;NUMTOSTRING([$NEW_REBUILT_2026_PITS.I84];[.O8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85];&quot;, &quot;;NUMTOSTRING([$NEW_REBUILT_2026_PITS.I85];[.O8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86];&quot;, &quot;;NUMTOSTRING([$NEW_REBUILT_2026_PITS.I86];[.O8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87];&quot;, &quot;;NUMTOSTRING([$NEW_REBUILT_2026_PITS.I87];[.O8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88];&quot;, &quot;;NUMTOSTRING([$NEW_REBUILT_2026_PITS.I88];[.O8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89];&quot;, &quot;;NUMTOSTRING([$NEW_REBUILT_2026_PITS.I89];[.O8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90];&quot;, &quot;;NUMTOSTRING([$NEW_REBUILT_2026_PITS.I90];[.O8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91];&quot;, &quot;;NUMTOSTRING([$NEW_REBUILT_2026_PITS.I91];[.O9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92];&quot;, &quot;;NUMTOSTRING([$NEW_REBUILT_2026_PITS.I92];[.O9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93];&quot;, &quot;;NUMTOSTRING([$NEW_REBUILT_2026_PITS.I93];[.O9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94];&quot;, &quot;;NUMTOSTRING([$NEW_REBUILT_2026_PITS.I94];[.O9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95];&quot;, &quot;;NUMTOSTRING([$NEW_REBUILT_2026_PITS.I95];[.O9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96];&quot;, &quot;;NUMTOSTRING([$NEW_REBUILT_2026_PITS.I96];[.O9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97];&quot;, &quot;;NUMTOSTRING([$NEW_REBUILT_2026_PITS.I97];[.O9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98];&quot;, &quot;;NUMTOSTRING([$NEW_REBUILT_2026_PITS.I98];[.O9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99];&quot;, &quot;;NUMTOSTRING([$NEW_REBUILT_2026_PITS.I99];[.O9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00];&quot;, &quot;;NUMTOSTRING([$NEW_REBUILT_2026_PITS.I100];[.O9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01];&quot;, &quot;;NUMTOSTRING([$NEW_REBUILT_2026_PITS.I101];[.O10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02];&quot;, &quot;;NUMTOSTRING([$NEW_REBUILT_2026_PITS.I102];[.O10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03];&quot;, &quot;;NUMTOSTRING([$NEW_REBUILT_2026_PITS.I103];[.O10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04];&quot;, &quot;;NUMTOSTRING([$NEW_REBUILT_2026_PITS.I104];[.O10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05];&quot;, &quot;;NUMTOSTRING([$NEW_REBUILT_2026_PITS.I105];[.O10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06];&quot;, &quot;;NUMTOSTRING([$NEW_REBUILT_2026_PITS.I106];[.O10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07];&quot;, &quot;;NUMTOSTRING([$NEW_REBUILT_2026_PITS.I107];[.O10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08];&quot;, &quot;;NUMTOSTRING([$NEW_REBUILT_2026_PITS.I108];[.O10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09];&quot;, &quot;;NUMTOSTRING([$NEW_REBUILT_2026_PITS.I109];[.O10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10];&quot;, &quot;;NUMTOSTRING([$NEW_REBUILT_2026_PITS.I110];[.O10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11];&quot;, &quot;;NUMTOSTRING([$NEW_REBUILT_2026_PITS.I111];[.O11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12];&quot;, &quot;;NUMTOSTRING([$NEW_REBUILT_2026_PITS.I112];[.O11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13];&quot;, &quot;;NUMTOSTRING([$NEW_REBUILT_2026_PITS.I113];[.O11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14];&quot;, &quot;;NUMTOSTRING([$NEW_REBUILT_2026_PITS.I114];[.O11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15];&quot;, &quot;;NUMTOSTRING([$NEW_REBUILT_2026_PITS.I115];[.O11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16];&quot;, &quot;;NUMTOSTRING([$NEW_REBUILT_2026_PITS.I116];[.O11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17];&quot;, &quot;;NUMTOSTRING([$NEW_REBUILT_2026_PITS.I117];[.O11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18];&quot;, &quot;;NUMTOSTRING([$NEW_REBUILT_2026_PITS.I118];[.O11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19];&quot;, &quot;;NUMTOSTRING([$NEW_REBUILT_2026_PITS.I119];[.O11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20];&quot;, &quot;;NUMTOSTRING([$NEW_REBUILT_2026_PITS.I120];[.O11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21];&quot;, &quot;;NUMTOSTRING([$NEW_REBUILT_2026_PITS.I121];[.O12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22];&quot;, &quot;;NUMTOSTRING([$NEW_REBUILT_2026_PITS.I122];[.O12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23];&quot;, &quot;;NUMTOSTRING([$NEW_REBUILT_2026_PITS.I123];[.O12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24];&quot;, &quot;;NUMTOSTRING([$NEW_REBUILT_2026_PITS.I124];[.O12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25];&quot;, &quot;;NUMTOSTRING([$NEW_REBUILT_2026_PITS.I125];[.O12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26];&quot;, &quot;;NUMTOSTRING([$NEW_REBUILT_2026_PITS.I126];[.O12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27];&quot;, &quot;;NUMTOSTRING([$NEW_REBUILT_2026_PITS.I127];[.O12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28];&quot;, &quot;;NUMTOSTRING([$NEW_REBUILT_2026_PITS.I128];[.O12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29];&quot;, &quot;;NUMTOSTRING([$NEW_REBUILT_2026_PITS.I129];[.O12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30];&quot;, &quot;;NUMTOSTRING([$NEW_REBUILT_2026_PITS.I130];[.O12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31];&quot;, &quot;;NUMTOSTRING([$NEW_REBUILT_2026_PITS.I131];[.O13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32];&quot;, &quot;;NUMTOSTRING([$NEW_REBUILT_2026_PITS.I132];[.O13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33];&quot;, &quot;;NUMTOSTRING([$NEW_REBUILT_2026_PITS.I133];[.O13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34];&quot;, &quot;;NUMTOSTRING([$NEW_REBUILT_2026_PITS.I134];[.O13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35];&quot;, &quot;;NUMTOSTRING([$NEW_REBUILT_2026_PITS.I135];[.O13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36];&quot;, &quot;;NUMTOSTRING([$NEW_REBUILT_2026_PITS.I136];[.O13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37];&quot;, &quot;;NUMTOSTRING([$NEW_REBUILT_2026_PITS.I137];[.O13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38];&quot;, &quot;;NUMTOSTRING([$NEW_REBUILT_2026_PITS.I138];[.O13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39];&quot;, &quot;;NUMTOSTRING([$NEW_REBUILT_2026_PITS.I139];[.O13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40];&quot;, &quot;;NUMTOSTRING([$NEW_REBUILT_2026_PITS.I140];[.O13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41];&quot;, &quot;;NUMTOSTRING([$NEW_REBUILT_2026_PITS.I141];[.O14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42];&quot;, &quot;;NUMTOSTRING([$NEW_REBUILT_2026_PITS.I142];[.O14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43];&quot;, &quot;;NUMTOSTRING([$NEW_REBUILT_2026_PITS.I143];[.O14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44];&quot;, &quot;;NUMTOSTRING([$NEW_REBUILT_2026_PITS.I144];[.O14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45];&quot;, &quot;;NUMTOSTRING([$NEW_REBUILT_2026_PITS.I145];[.O14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46];&quot;, &quot;;NUMTOSTRING([$NEW_REBUILT_2026_PITS.I146];[.O14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47];&quot;, &quot;;NUMTOSTRING([$NEW_REBUILT_2026_PITS.I147];[.O14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48];&quot;, &quot;;NUMTOSTRING([$NEW_REBUILT_2026_PITS.I148];[.O14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49];&quot;, &quot;;NUMTOSTRING([$NEW_REBUILT_2026_PITS.I149];[.O14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50];&quot;, &quot;;NUMTOSTRING([$NEW_REBUILT_2026_PITS.I150];[.O14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51];&quot;, &quot;;NUMTOSTRING([$NEW_REBUILT_2026_PITS.I151];[.O15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52];&quot;, &quot;;NUMTOSTRING([$NEW_REBUILT_2026_PITS.I152];[.O15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53];&quot;, &quot;;NUMTOSTRING([$NEW_REBUILT_2026_PITS.I153];[.O15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54];&quot;, &quot;;NUMTOSTRING([$NEW_REBUILT_2026_PITS.I154];[.O15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55];&quot;, &quot;;NUMTOSTRING([$NEW_REBUILT_2026_PITS.I155];[.O15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56];&quot;, &quot;;NUMTOSTRING([$NEW_REBUILT_2026_PITS.I156];[.O15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57];&quot;, &quot;;NUMTOSTRING([$NEW_REBUILT_2026_PITS.I157];[.O15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58];&quot;, &quot;;NUMTOSTRING([$NEW_REBUILT_2026_PITS.I158];[.O15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59];&quot;, &quot;;NUMTOSTRING([$NEW_REBUILT_2026_PITS.I159];[.O15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60];&quot;, &quot;;NUMTOSTRING([$NEW_REBUILT_2026_PITS.I160];[.O15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61];&quot;, &quot;;NUMTOSTRING([$NEW_REBUILT_2026_PITS.I161];[.O16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62];&quot;, &quot;;NUMTOSTRING([$NEW_REBUILT_2026_PITS.I162];[.O16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63];&quot;, &quot;;NUMTOSTRING([$NEW_REBUILT_2026_PITS.I163];[.O16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64];&quot;, &quot;;NUMTOSTRING([$NEW_REBUILT_2026_PITS.I164];[.O16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65];&quot;, &quot;;NUMTOSTRING([$NEW_REBUILT_2026_PITS.I165];[.O16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66];&quot;, &quot;;NUMTOSTRING([$NEW_REBUILT_2026_PITS.I166];[.O16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67];&quot;, &quot;;NUMTOSTRING([$NEW_REBUILT_2026_PITS.I167];[.O16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68];&quot;, &quot;;NUMTOSTRING([$NEW_REBUILT_2026_PITS.I168];[.O16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69];&quot;, &quot;;NUMTOSTRING([$NEW_REBUILT_2026_PITS.I169];[.O16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70];&quot;, &quot;;NUMTOSTRING([$NEW_REBUILT_2026_PITS.I170];[.O16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71];&quot;, &quot;;NUMTOSTRING([$NEW_REBUILT_2026_PITS.I171];[.O17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72];&quot;, &quot;;NUMTOSTRING([$NEW_REBUILT_2026_PITS.I172];[.O17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73];&quot;, &quot;;NUMTOSTRING([$NEW_REBUILT_2026_PITS.I173];[.O17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74];&quot;, &quot;;NUMTOSTRING([$NEW_REBUILT_2026_PITS.I174];[.O17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75];&quot;, &quot;;NUMTOSTRING([$NEW_REBUILT_2026_PITS.I175];[.O17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76];&quot;, &quot;;NUMTOSTRING([$NEW_REBUILT_2026_PITS.I176];[.O17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77];&quot;, &quot;;NUMTOSTRING([$NEW_REBUILT_2026_PITS.I177];[.O17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78];&quot;, &quot;;NUMTOSTRING([$NEW_REBUILT_2026_PITS.I178];[.O17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79];&quot;, &quot;;NUMTOSTRING([$NEW_REBUILT_2026_PITS.I179];[.O17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80];&quot;, &quot;;NUMTOSTRING([$NEW_REBUILT_2026_PITS.I180];[.O17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81];&quot;, &quot;;NUMTOSTRING([$NEW_REBUILT_2026_PITS.I181];[.O18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82];&quot;, &quot;;NUMTOSTRING([$NEW_REBUILT_2026_PITS.I182];[.O18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83];&quot;, &quot;;NUMTOSTRING([$NEW_REBUILT_2026_PITS.I183];[.O18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84];&quot;, &quot;;NUMTOSTRING([$NEW_REBUILT_2026_PITS.I184];[.O18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85];&quot;, &quot;;NUMTOSTRING([$NEW_REBUILT_2026_PITS.I185];[.O18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86];&quot;, &quot;;NUMTOSTRING([$NEW_REBUILT_2026_PITS.I186];[.O18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87];&quot;, &quot;;NUMTOSTRING([$NEW_REBUILT_2026_PITS.I187];[.O18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88];&quot;, &quot;;NUMTOSTRING([$NEW_REBUILT_2026_PITS.I188];[.O18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89];&quot;, &quot;;NUMTOSTRING([$NEW_REBUILT_2026_PITS.I189];[.O18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90];&quot;, &quot;;NUMTOSTRING([$NEW_REBUILT_2026_PITS.I190];[.O18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91];&quot;, &quot;;NUMTOSTRING([$NEW_REBUILT_2026_PITS.I191];[.O19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92];&quot;, &quot;;NUMTOSTRING([$NEW_REBUILT_2026_PITS.I192];[.O191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93];&quot;, &quot;;NUMTOSTRING([$NEW_REBUILT_2026_PITS.I193];[.O192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94];&quot;, &quot;;NUMTOSTRING([$NEW_REBUILT_2026_PITS.I194];[.O193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95];&quot;, &quot;;NUMTOSTRING([$NEW_REBUILT_2026_PITS.I195];[.O194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96];&quot;, &quot;;NUMTOSTRING([$NEW_REBUILT_2026_PITS.I196];[.O195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97];&quot;, &quot;;NUMTOSTRING([$NEW_REBUILT_2026_PITS.I197];[.O196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98];&quot;, &quot;;NUMTOSTRING([$NEW_REBUILT_2026_PITS.I198];[.O197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199];&quot;, &quot;;NUMTOSTRING([$NEW_REBUILT_2026_PITS.I199];[.O198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200];&quot;, &quot;;NUMTOSTRING([$NEW_REBUILT_2026_PITS.I200];[.O199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table:number-columns-repeated="2"/>
          <table:table-cell table:formula="of:=COM.MICROSOFT.CONCAT([$NEW_REBUILT_2026_PITS.J201];&quot;, &quot;;NUMTOSTRING([$NEW_REBUILT_2026_PITS.I201];[.O200]))" office:value-type="string" office:string-value=", " calcext:value-type="string">
            <text:p>, </text:p>
          </table:table-cell>
          <table:table-cell table:number-columns-repeated="12"/>
          <table:table-cell table:style-name="Default" table:number-columns-repeated="16369"/>
        </table:table-row>
      </table:table>
      <table:table table:name="PIT SCORE" table:style-name="ta7">
        <office:forms form:automatic-focus="false" form:apply-design-mode="false"/>
        <table:table-column table:style-name="co103" table:default-cell-style-name="ce28"/>
        <table:table-column table:style-name="co31" table:default-cell-style-name="ce28"/>
        <table:table-column table:style-name="co23" table:default-cell-style-name="ce28"/>
        <table:table-column table:style-name="co93" table:default-cell-style-name="ce28"/>
        <table:table-column table:style-name="co23" table:default-cell-style-name="ce28"/>
        <table:table-column table:style-name="co90" table:default-cell-style-name="ce28"/>
        <table:table-column table:style-name="co104" table:default-cell-style-name="ce28"/>
        <table:table-column table:style-name="co51" table:default-cell-style-name="ce28"/>
        <table:table-column table:style-name="co96" table:default-cell-style-name="ce28"/>
        <table:table-column table:style-name="co31" table:number-columns-repeated="16375"/>
        <table:table-row table:style-name="ro1">
          <table:table-cell office:value-type="string" calcext:value-type="string">
            <text:p>TEAM Name</text:p>
          </table:table-cell>
          <table:table-cell office:value-type="string" calcext:value-type="string">
            <text:p>TEAM #</text:p>
          </table:table-cell>
          <table:table-cell office:value-type="string" calcext:value-type="string">
            <text:p>Speed Score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Climb Score</text:p>
          </table:table-cell>
          <table:table-cell office:value-type="string" calcext:value-type="string">
            <text:p>Human Score</text:p>
          </table:table-cell>
          <table:table-cell office:value-type="string" calcext:value-type="string">
            <text:p>Auton Score</text:p>
          </table:table-cell>
          <table:table-cell office:value-type="string" calcext:value-type="string">
            <text:p>Scout Score</text:p>
          </table:table-cell>
          <table:table-cell office:value-type="string" calcext:value-type="string">
            <text:p>Overall Score</text:p>
          </table:table-cell>
          <table:table-cell table:style-name="Default" table:number-columns-repeated="16375"/>
        </table:table-row>
        <table:table-row table:style-name="ro1">
          <table:table-cell table:style-name="Default" office:value-type="string" calcext:value-type="string">
            <text:p>Te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$NEW_REBUILT_2026_PITS.I2]" office:value-type="float" office:value="3" calcext:value-type="float">
            <text:p>3</text:p>
          </table:table-cell>
          <table:table-cell table:style-name="Default" table:formula="of:=SUM([$REBUILT_2026_PITS.M2] ; [$REBUILT_2026_PITS.N2] ; [$REBUILT_2026_PITS.S2] ; [$REBUILT_2026_PITS.Y2] ;  [$REBUILT_2026_PITS.AD2] )" office:value-type="float" office:value="9" calcext:value-type="float">
            <text:p>9</text:p>
          </table:table-cell>
          <table:table-cell table:style-name="Default" table:formula="of:=SUM( INDEX([$REBUILT_2026_PITS.P2];1) +  INDEX([$REBUILT_2026_PITS.AE2];1) +  INDEX([$REBUILT_2026_PITS.AF2];1) )" office:value-type="float" office:value="19" calcext:value-type="float">
            <text:p>19</text:p>
          </table:table-cell>
          <table:table-cell table:style-name="Default" table:formula="of:=INDEX([$REBUILT_2026_PITS.AG2];1)" office:value-type="float" office:value="10" calcext:value-type="float">
            <text:p>10</text:p>
          </table:table-cell>
          <table:table-cell table:style-name="Default" table:formula="of:=SUM( [$REBUILT_2026_PITS.AD2] ; [$REBUILT_2026_PITS.AE2] ;  [$REBUILT_2026_PITS.AF2] )" office:value-type="float" office:value="12" calcext:value-type="float">
            <text:p>12</text:p>
          </table:table-cell>
          <table:table-cell table:style-name="Default"/>
          <table:table-cell table:style-name="Default" table:formula="of:=SUM([.C2]+[.D2]+[.E2]+[.F2]+[.G2])" office:value-type="float" office:value="53" calcext:value-type="float">
            <text:p>53</text:p>
          </table:table-cell>
          <table:table-cell table:style-name="Default" table:number-columns-repeated="16375"/>
        </table:table-row>
      </table:table>
      <table:table table:name="MATCH SCORE" table:style-name="ta2">
        <office:forms form:automatic-focus="false" form:apply-design-mode="false"/>
        <table:table-column table:style-name="co22" table:default-cell-style-name="ce28"/>
        <table:table-column table:style-name="co105" table:default-cell-style-name="ce28"/>
        <table:table-column table:style-name="co106" table:default-cell-style-name="ce28"/>
        <table:table-column table:style-name="co107" table:default-cell-style-name="ce28"/>
        <table:table-column table:style-name="co108" table:default-cell-style-name="ce28"/>
        <table:table-column table:style-name="co109" table:default-cell-style-name="ce28"/>
        <table:table-column table:style-name="co110" table:default-cell-style-name="ce28"/>
        <table:table-column table:style-name="co51" table:number-columns-repeated="4" table:default-cell-style-name="Default"/>
        <table:table-column table:style-name="co111" table:default-cell-style-name="Default"/>
        <table:table-row table:style-name="ro1">
          <table:table-cell office:value-type="string" calcext:value-type="string">
            <text:p>TEAM INFO</text:p>
          </table:table-cell>
          <table:table-cell office:value-type="string" calcext:value-type="string">
            <text:p>Match Number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Match Bonuses</text:p>
          </table:table-cell>
          <table:table-cell office:value-type="string" calcext:value-type="string">
            <text:p>Climb Level</text:p>
          </table:table-cell>
          <table:table-cell office:value-type="string" calcext:value-type="string">
            <text:p>Fuel Capacity</text:p>
          </table:table-cell>
          <table:table-cell office:value-type="string" calcext:value-type="string">
            <text:p>Comments</text:p>
          </table:table-cell>
          <table:table-cell table:number-columns-repeated="4"/>
          <table:table-cell office:value-type="string" calcext:value-type="string">
            <text:p>CONVERSION</text:p>
          </table:table-cell>
        </table:table-row>
        <table:table-row table:style-name="ro1">
          <table:table-cell table:style-name="Default" table:formula="of:=[$REBUILT_MATCHES.D2]" office:value-type="string" office:string-value="Blue,0,4041,(no name available)" calcext:value-type="string">
            <text:p>Blue,0,4041,(no name available)</text:p>
          </table:table-cell>
          <table:table-cell table:style-name="Default" table:formula="of:=[$REBUILT_MATCHES.C2]" office:value-type="float" office:value="11" calcext:value-type="float">
            <text:p>11</text:p>
          </table:table-cell>
          <table:table-cell table:style-name="Default" table:formula="of:=[$REBUILT_MATCHES.L2] + [$REBUILT_MATCHES.J2]" office:value-type="float" office:value="4" calcext:value-type="float">
            <text:p>4</text:p>
          </table:table-cell>
          <table:table-cell table:style-name="ce54" table:formula="of:=COM.MICROSOFT.CONCAT([$REBUILT_MATCHES.O2:.Q2])" office:value-type="string" office:string-value="truefalsefalse" calcext:value-type="string">
            <text:p>truefalsefalse</text:p>
          </table:table-cell>
          <table:table-cell table:style-name="Default" table:formula="of:=NUMTOSTRING([$REBUILT_MATCHES.R2];[.L2])" office:value-type="string" office:string-value="N/A " calcext:value-type="string">
            <text:p>N/A </text:p>
          </table:table-cell>
          <table:table-cell table:style-name="Default" table:formula="of:=[$REBUILT_MATCHES.M2]" office:value-type="float" office:value="6" calcext:value-type="float">
            <text:p>6</text:p>
          </table:table-cell>
          <table:table-cell table:style-name="Default" table:formula="of:=[$REBUILT_MATCHES.S2]" office:value-type="string" office:string-value="CAN score, but seems to fail at the last moment" calcext:value-type="string">
            <text:p>CAN score, but seems to fail at the last moment</text:p>
          </table:table-cell>
          <table:table-cell table:number-columns-repeated="4"/>
          <table:table-cell office:value-type="string" calcext:value-type="string">
            <text:p>Level 1,Level 2,Level 3,N/A</text:p>
          </table:table-cell>
        </table:table-row>
      </table:table>
      <table:named-expressions/>
      <table:database-ranges>
        <table:database-range table:name="Table1" table:target-range-address="REBUILT_2026_PITS.A1:REBUILT_2026_PITS.AJ3" table:display-filter-buttons="true" calcext:contains-footer="true"/>
        <table:database-range table:name="__Anonymous_Sheet_DB__0" table:target-range-address="NEW_REBUILT_2026_PITS.A1:NEW_REBUILT_2026_PITS.AI4"/>
        <table:database-range table:name="__Anonymous_Sheet_DB__1" table:target-range-address="REBUILT_MATCHES.F28:REBUILT_MATCHES.F28" table:contains-header="false"/>
        <table:database-range table:name="__Anonymous_Sheet_DB__3" table:target-range-address="'Organized Data -FUEL'.A1:'Organized Data -FUEL'.H2"/>
        <table:database-range table:name="__Anonymous_Sheet_DB__4" table:target-range-address="'Organized Data - Climbing'.A1:'Organized Data - Climbing'.F2"/>
      </table:database-ranges>
      <calcext:data-mappings>
        <calcext:data-mapping xlink:href="file:///C:/Users/Robotics/Downloads/pits(2).csv" calcext:provider="org.libreoffice.calc.csv" calcext:frequency="0" calcext:id="" calcext:database-name="Table1">
          <calcext:data-transformations/>
        </calcext:data-mapping>
        <calcext:data-mapping xlink:href="file:///C:/Users/Robotics/Downloads/pits(2).csv" calcext:provider="org.libreoffice.calc.csv" calcext:frequency="0" calcext:id="AAAA" calcext:database-name="Table1">
          <calcext:data-transformations/>
        </calcext:data-mapping>
        <calcext:data-mapping xlink:href="file:///C:/Users/Robotics/Downloads/pits(1).csv" calcext:provider="org.libreoffice.calc.csv" calcext:frequency="0" calcext:id="AAAA" calcext:database-name="Table1">
          <calcext:data-transformations/>
        </calcext:data-mapping>
      </calcext:data-mappings>
      <table:data-pilot-tables>
        <table:data-pilot-table table:name="DataPilot1" table:application-data="" table:target-range-address="'Pivot Table_Organized Data - Climbing_1'.A1:'Pivot Table_Organized Data - Climbing_1'.G3" table:buttons="'Pivot Table_Organized Data - Climbing_1'.A1 'Pivot Table_Organized Data - Climbing_1'.B1 'Pivot Table_Organized Data - Climbing_1'.C1 'Pivot Table_Organized Data - Climbing_1'.D1 'Pivot Table_Organized Data - Climbing_1'.E1 'Pivot Table_Organized Data - Climbing_1'.F1" table:show-filter-button="false" table:drill-down-on-double-click="false">
          <table:source-cell-range table:cell-range-address="'Organized Data - Climbing'.A1:'Organized Data - Climbing'.F2"/>
          <table:data-pilot-field table:source-field-name="Team #" table:orientation="row" table:used-hierarchy="0" table:function="auto">
            <table:data-pilot-level table:show-empty="false" calcext:repeat-item-labels="false">
              <table:data-pilot-members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ghest 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imbing Mechanism" table:orientation="row" table:used-hierarchy="0" table:function="auto">
            <table:data-pilot-level table:show-empty="false" calcext:repeat-item-labels="false">
              <table:data-pilot-members>
                <table:data-pilot-member table:name="Two-Climber Lift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tch Climb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on Climbing" table:orientation="row" table:used-hierarchy="0" table:function="auto">
            <table:data-pilot-level table:show-empty="false" calcext:repeat-item-labels="false">
              <table:data-pilot-members>
                <table:data-pilot-member table:name="Half of the Time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Score" table:orientation="row" table:used-hierarchy="0" table:function="auto">
            <table:data-pilot-level table:show-empty="false" calcext:repeat-item-labels="false">
              <table:data-pilot-members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NEW_REBUILT_2026_PITS.A1:NEW_REBUILT_2026_PITS.C4" table:buttons="" table:show-filter-button="false" table:drill-down-on-double-click="false">
          <table:source-cell-range table:cell-range-address="REBUILT_MATCHES.L5:REBUILT_MATCHES.M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st" table:orientation="row" table:used-hierarchy="0" table:function="auto">
            <table:data-pilot-level table:show-empty="false" calcext:repeat-item-labels="false">
              <table:data-pilot-members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i" table:orientation="row" table:used-hierarchy="0" table:function="auto">
            <table:data-pilot-level table:show-empty="false" calcext:repeat-item-labels="false">
              <table:data-pilot-members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reen" style:family="table-cell" style:parent-style-name="Default">
      <style:table-cell-properties fo:background-color="#1ce71f"/>
    </style:style>
    <style:style style:name="BGYellow" style:family="table-cell" style:parent-style-name="Default">
      <style:table-cell-properties fo:background-color="#fffa08"/>
    </style:style>
    <style:style style:name="BGred" style:family="table-cell" style:parent-style-name="Default">
      <style:table-cell-properties fo:background-color="#ff0000" style:diagonal-bl-tr="none" style:diagonal-tl-br="non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11:26:08.93314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IT_20_SCORE" style:display-name="PageStyle_PIT S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Organized_20_Data_20_-_20_Traversal" style:display-name="PageStyle_ Organized Data - Travers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_20_Climbing" style:display-name="PageStyle_Organized Data - Climb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FUEL" style:display-name="PageStyle_Organized Data -FU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BUILT_5f_2026_5f_PITS" style:display-name="PageStyle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5f_REBUILT_5f_2026_5f_PITS" style:display-name="PageStyle_NEW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botics</meta:initial-creator>
    <meta:creation-date>2026-01-17T16:29:31</meta:creation-date>
    <dc:date>2026-03-07T11:50:58.383518000</dc:date>
    <meta:generator>LibreOffice/26.2.0.3$Windows_X86_64 LibreOffice_project/620$Build-3</meta:generator>
    <meta:editing-duration>P4DT1H34M14S</meta:editing-duration>
    <meta:editing-cycles>123</meta:editing-cycles>
    <meta:document-statistic meta:table-count="9" meta:cell-count="1239" meta:object-count="0"/>
    <meta:user-defined meta:name="AppVersion">14.0300</meta:user-defined>
    <meta:user-defined meta:name="Company">Clawson Public Schools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3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'Note: This function needs to be reused multiple times for cells with more than one value - DONE!!!
'TODO: Find out how to read multiple values within the smae cell - DONE!!

'TODO: Use VBA example at home: https://learn.microsoft.com/en-us/office/vba/language/reference/user-interface-help/split-function
Public Function NUMTOSTRING( strNumFull As String,strConvFull As String, numNums As Integer)
	'
	Dim strNumArray() As Integer 'do a multi-dimensional array?
	Dim strConvArray() As String
	Dim actNum As Integer
	Dim a As string
	result = ""
	
	strNumArray = Split(strNumFull, " ") ' Splits the content of the cell into their own array elements by space charcters
	
	strConvArray = Split(strConvFull, ",") 'Same as above, but with "," characters 
 	
	
	' (pre-test)Repeats the for loop until all values of are read
	For i = Lbound(strNumArray) To Ubound(strNumArray)
		
		
    Select Case strNumArray(i)
        Case "0"
        		a = strConvArray(0)
        Case "1"
            a = strConvArray(1)
        Case "2"
            a = strConvArray(2)
		Case "3"
			a = strConvArray(3)
		Case "4"
			a = strConvArray(4)
       Case "5"
       		a = strConvArray(5)
       		
        Case Else
            a = "Invalid Number"
        End Select
        
             result = result &amp; a &amp; " " 'Combines the result of read string and seperates the by space.
             
   Next i 
    NUMTOSTRING = result 'Gets the result you see in the actual Calc sheet cell
End Function



'

</script:module>
</file>

<file path=Basic/VBAProject/Sheet1 (REBUILT_2026_PITS).xml><?xml version="1.0" encoding="utf-8"?>
<!DOCTYPE module  PUBLIC '-//OpenOffice.org//DTD OfficeDocument 1.0//EN'  'module.dtd'>
<script:module xmlns:script="http://openoffice.org/2000/script" script:name="Sheet1 (REBUILT_2026_PITS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ThisWorkbook"/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Sheet1 (REBUILT_2026_PITS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